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0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8" style:family="paragraph" style:parent-style-name="Listenabsatz">
      <style:text-properties officeooo:rsid="0054c81a" officeooo:paragraph-rsid="0054c81a"/>
    </style:style>
    <style:style style:name="P509" style:family="paragraph" style:parent-style-name="Standard" style:master-page-name="MP0">
      <style:paragraph-properties style:page-number="auto" fo:break-before="page"/>
      <style:text-properties fo:font-weight="bold" style:font-weight-asian="bold" style:font-weight-complex="bold"/>
    </style:style>
    <style:style style:name="P510" style:family="paragraph" style:parent-style-name="Standard" style:list-style-name="L1"/>
    <style:style style:name="P511" style:family="paragraph" style:parent-style-name="Standard" style:list-style-name="L44">
      <style:text-properties officeooo:paragraph-rsid="02106cc0"/>
    </style:style>
    <style:style style:name="P51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3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1" style:family="paragraph" style:parent-style-name="Standard" style:list-style-name="L22">
      <style:paragraph-properties fo:margin-top="0cm" fo:margin-bottom="0cm" loext:contextual-spacing="false"/>
      <style:text-properties style:use-window-font-color="true" officeooo:paragraph-rsid="01b09c48"/>
    </style:style>
    <style:style style:name="P642" style:family="paragraph" style:parent-style-name="Standard" style:list-style-name="L1">
      <style:paragraph-properties fo:margin-top="0cm" fo:margin-bottom="0cm" loext:contextual-spacing="false"/>
    </style:style>
    <style:style style:name="P643" style:family="paragraph" style:parent-style-name="Standard" style:list-style-name="L16">
      <style:paragraph-properties fo:margin-top="0cm" fo:margin-bottom="0cm" loext:contextual-spacing="false"/>
      <style:text-properties officeooo:rsid="00b3a71e" officeooo:paragraph-rsid="00b3a71e"/>
    </style:style>
    <style:style style:name="P644" style:family="paragraph" style:parent-style-name="Standard" style:list-style-name="L16">
      <style:paragraph-properties fo:margin-top="0cm" fo:margin-bottom="0cm" loext:contextual-spacing="false"/>
      <style:text-properties officeooo:rsid="00b45507" officeooo:paragraph-rsid="00b45507"/>
    </style:style>
    <style:style style:name="P645" style:family="paragraph" style:parent-style-name="Standard" style:list-style-name="L17">
      <style:paragraph-properties fo:margin-top="0cm" fo:margin-bottom="0cm" loext:contextual-spacing="false"/>
      <style:text-properties officeooo:rsid="00b45507" officeooo:paragraph-rsid="00b45507"/>
    </style:style>
    <style:style style:name="P646" style:family="paragraph" style:parent-style-name="Standard" style:list-style-name="L18">
      <style:paragraph-properties fo:margin-top="0cm" fo:margin-bottom="0cm" loext:contextual-spacing="false"/>
      <style:text-properties officeooo:rsid="00b63fbb" officeooo:paragraph-rsid="00b7bf2f"/>
    </style:style>
    <style:style style:name="P647" style:family="paragraph" style:parent-style-name="Standard" style:list-style-name="L18">
      <style:paragraph-properties fo:margin-top="0cm" fo:margin-bottom="0cm" loext:contextual-spacing="false"/>
      <style:text-properties officeooo:rsid="00b63fbb" officeooo:paragraph-rsid="00b63fbb"/>
    </style:style>
    <style:style style:name="P648" style:family="paragraph" style:parent-style-name="Standard" style:list-style-name="L19">
      <style:paragraph-properties fo:margin-top="0cm" fo:margin-bottom="0cm" loext:contextual-spacing="false"/>
    </style:style>
    <style:style style:name="P649" style:family="paragraph" style:parent-style-name="Standard" style:list-style-name="L19">
      <style:paragraph-properties fo:margin-top="0cm" fo:margin-bottom="0cm" loext:contextual-spacing="false"/>
      <style:text-properties officeooo:rsid="00a752c4" officeooo:paragraph-rsid="00a752c4"/>
    </style:style>
    <style:style style:name="P650" style:family="paragraph" style:parent-style-name="Standard" style:list-style-name="L20">
      <style:paragraph-properties fo:margin-top="0cm" fo:margin-bottom="0cm" loext:contextual-spacing="false"/>
    </style:style>
    <style:style style:name="P651" style:family="paragraph" style:parent-style-name="Standard" style:list-style-name="L22">
      <style:paragraph-properties fo:margin-top="0cm" fo:margin-bottom="0cm" loext:contextual-spacing="false"/>
      <style:text-properties officeooo:rsid="009eaa36" officeooo:paragraph-rsid="01b09c48"/>
    </style:style>
    <style:style style:name="P652" style:family="paragraph" style:parent-style-name="Standard" style:list-style-name="L22">
      <style:paragraph-properties fo:margin-top="0cm" fo:margin-bottom="0cm" loext:contextual-spacing="false"/>
      <style:text-properties officeooo:rsid="01ad253b" officeooo:paragraph-rsid="01b09c48"/>
    </style:style>
    <style:style style:name="P653" style:family="paragraph" style:parent-style-name="Standard" style:list-style-name="L22">
      <style:paragraph-properties fo:margin-top="0cm" fo:margin-bottom="0cm" loext:contextual-spacing="false"/>
      <style:text-properties officeooo:paragraph-rsid="01b09c48"/>
    </style:style>
    <style:style style:name="P654" style:family="paragraph" style:parent-style-name="Standard" style:list-style-name="L23">
      <style:paragraph-properties fo:margin-top="0cm" fo:margin-bottom="0cm" loext:contextual-spacing="false"/>
      <style:text-properties officeooo:paragraph-rsid="01b09c48"/>
    </style:style>
    <style:style style:name="P655" style:family="paragraph" style:parent-style-name="Standard" style:list-style-name="L24">
      <style:paragraph-properties fo:margin-top="0cm" fo:margin-bottom="0cm" loext:contextual-spacing="false"/>
      <style:text-properties officeooo:paragraph-rsid="01b09c48"/>
    </style:style>
    <style:style style:name="P656" style:family="paragraph" style:parent-style-name="Standard" style:list-style-name="L25">
      <style:paragraph-properties fo:margin-top="0cm" fo:margin-bottom="0cm" loext:contextual-spacing="false"/>
      <style:text-properties officeooo:rsid="00c0f176" officeooo:paragraph-rsid="01b09c48"/>
    </style:style>
    <style:style style:name="P657" style:family="paragraph" style:parent-style-name="Standard" style:list-style-name="L26">
      <style:paragraph-properties fo:margin-top="0cm" fo:margin-bottom="0cm" loext:contextual-spacing="false"/>
      <style:text-properties officeooo:paragraph-rsid="0228279a"/>
    </style:style>
    <style:style style:name="P658" style:family="paragraph" style:parent-style-name="Standard" style:list-style-name="L27">
      <style:paragraph-properties fo:margin-top="0cm" fo:margin-bottom="0cm" loext:contextual-spacing="false"/>
      <style:text-properties officeooo:paragraph-rsid="0228279a"/>
    </style:style>
    <style:style style:name="P659" style:family="paragraph" style:parent-style-name="Standard" style:list-style-name="L28">
      <style:paragraph-properties fo:margin-top="0cm" fo:margin-bottom="0cm" loext:contextual-spacing="false"/>
      <style:text-properties officeooo:paragraph-rsid="023987a3"/>
    </style:style>
    <style:style style:name="P660" style:family="paragraph" style:parent-style-name="Standard" style:list-style-name="L29">
      <style:paragraph-properties fo:margin-top="0cm" fo:margin-bottom="0cm" loext:contextual-spacing="false"/>
    </style:style>
    <style:style style:name="P661" style:family="paragraph" style:parent-style-name="Standard" style:list-style-name="L30">
      <style:paragraph-properties fo:margin-top="0cm" fo:margin-bottom="0cm" loext:contextual-spacing="false"/>
    </style:style>
    <style:style style:name="P662" style:family="paragraph" style:parent-style-name="Standard" style:list-style-name="L31">
      <style:paragraph-properties fo:margin-top="0cm" fo:margin-bottom="0cm" loext:contextual-spacing="false"/>
    </style:style>
    <style:style style:name="P663" style:family="paragraph" style:parent-style-name="Standard" style:list-style-name="L33">
      <style:paragraph-properties fo:margin-top="0cm" fo:margin-bottom="0cm" loext:contextual-spacing="false"/>
      <style:text-properties officeooo:rsid="01729de3" officeooo:paragraph-rsid="01729de3"/>
    </style:style>
    <style:style style:name="P664" style:family="paragraph" style:parent-style-name="Standard" style:list-style-name="L33">
      <style:paragraph-properties fo:margin-top="0cm" fo:margin-bottom="0cm" loext:contextual-spacing="false"/>
      <style:text-properties officeooo:rsid="01729de3" officeooo:paragraph-rsid="01789679"/>
    </style:style>
    <style:style style:name="P665" style:family="paragraph" style:parent-style-name="Standard" style:list-style-name="L33">
      <style:paragraph-properties fo:margin-top="0cm" fo:margin-bottom="0cm" loext:contextual-spacing="false"/>
      <style:text-properties officeooo:rsid="0176b34c" officeooo:paragraph-rsid="0176b34c"/>
    </style:style>
    <style:style style:name="P666" style:family="paragraph" style:parent-style-name="Standard" style:list-style-name="L33">
      <style:paragraph-properties fo:margin-top="0cm" fo:margin-bottom="0cm" loext:contextual-spacing="false"/>
      <style:text-properties officeooo:rsid="0176b34c" officeooo:paragraph-rsid="01789679"/>
    </style:style>
    <style:style style:name="P667" style:family="paragraph" style:parent-style-name="Standard" style:list-style-name="L33">
      <style:paragraph-properties fo:margin-top="0cm" fo:margin-bottom="0cm" loext:contextual-spacing="false"/>
    </style:style>
    <style:style style:name="P668" style:family="paragraph" style:parent-style-name="Standard" style:list-style-name="L33">
      <style:paragraph-properties fo:margin-top="0cm" fo:margin-bottom="0cm" loext:contextual-spacing="false"/>
      <style:text-properties officeooo:paragraph-rsid="01caa465"/>
    </style:style>
    <style:style style:name="P669" style:family="paragraph" style:parent-style-name="Standard" style:list-style-name="L35">
      <style:paragraph-properties fo:margin-top="0cm" fo:margin-bottom="0cm" loext:contextual-spacing="false"/>
    </style:style>
    <style:style style:name="P670" style:family="paragraph" style:parent-style-name="Standard" style:list-style-name="L37">
      <style:paragraph-properties fo:margin-top="0cm" fo:margin-bottom="0cm" loext:contextual-spacing="false"/>
      <style:text-properties officeooo:paragraph-rsid="02bfcc86"/>
    </style:style>
    <style:style style:name="P671" style:family="paragraph" style:parent-style-name="Standard" style:list-style-name="L37">
      <style:paragraph-properties fo:margin-top="0cm" fo:margin-bottom="0cm" loext:contextual-spacing="false"/>
      <style:text-properties officeooo:rsid="02c8e80a" officeooo:paragraph-rsid="02c8e80a"/>
    </style:style>
    <style:style style:name="P672" style:family="paragraph" style:parent-style-name="Standard" style:list-style-name="L38">
      <style:paragraph-properties fo:margin-top="0cm" fo:margin-bottom="0cm" loext:contextual-spacing="false"/>
      <style:text-properties officeooo:paragraph-rsid="02bfcc86"/>
    </style:style>
    <style:style style:name="P673" style:family="paragraph" style:parent-style-name="Standard" style:list-style-name="L38">
      <style:paragraph-properties fo:margin-top="0cm" fo:margin-bottom="0cm" loext:contextual-spacing="false"/>
      <style:text-properties officeooo:paragraph-rsid="02f12614"/>
    </style:style>
    <style:style style:name="P674" style:family="paragraph" style:parent-style-name="Standard" style:list-style-name="L38">
      <style:paragraph-properties fo:margin-top="0cm" fo:margin-bottom="0cm" loext:contextual-spacing="false"/>
      <style:text-properties officeooo:paragraph-rsid="02f16f0f"/>
    </style:style>
    <style:style style:name="P675" style:family="paragraph" style:parent-style-name="Standard" style:list-style-name="L39">
      <style:paragraph-properties fo:margin-top="0cm" fo:margin-bottom="0cm" loext:contextual-spacing="false"/>
      <style:text-properties officeooo:paragraph-rsid="02bfcc86"/>
    </style:style>
    <style:style style:name="P676" style:family="paragraph" style:parent-style-name="Standard" style:list-style-name="L40">
      <style:paragraph-properties fo:margin-top="0cm" fo:margin-bottom="0cm" loext:contextual-spacing="false"/>
      <style:text-properties officeooo:rsid="027c66c2" officeooo:paragraph-rsid="02bfcc86"/>
    </style:style>
    <style:style style:name="P677" style:family="paragraph" style:parent-style-name="Standard" style:list-style-name="L40">
      <style:paragraph-properties fo:margin-top="0cm" fo:margin-bottom="0cm" loext:contextual-spacing="false"/>
      <style:text-properties officeooo:rsid="02cbc4ce" officeooo:paragraph-rsid="02cbc4ce"/>
    </style:style>
    <style:style style:name="P678" style:family="paragraph" style:parent-style-name="Standard" style:list-style-name="L41">
      <style:paragraph-properties fo:margin-top="0cm" fo:margin-bottom="0cm" loext:contextual-spacing="false"/>
      <style:text-properties officeooo:rsid="02818d38" officeooo:paragraph-rsid="02bfcc86"/>
    </style:style>
    <style:style style:name="P679" style:family="paragraph" style:parent-style-name="Standard" style:list-style-name="L42">
      <style:paragraph-properties fo:margin-top="0cm" fo:margin-bottom="0cm" loext:contextual-spacing="false"/>
    </style:style>
    <style:style style:name="P680" style:family="paragraph" style:parent-style-name="Standard" style:list-style-name="L42">
      <style:paragraph-properties fo:margin-top="0cm" fo:margin-bottom="0cm" loext:contextual-spacing="false"/>
      <style:text-properties officeooo:rsid="0203650f"/>
    </style:style>
    <style:style style:name="P681" style:family="paragraph" style:parent-style-name="Standard" style:list-style-name="L43">
      <style:paragraph-properties fo:margin-top="0cm" fo:margin-bottom="0cm" loext:contextual-spacing="false" fo:line-height="100%"/>
    </style:style>
    <style:style style:name="P682"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3" style:family="paragraph" style:parent-style-name="Standard" style:list-style-name="L44">
      <style:paragraph-properties fo:margin-top="0cm" fo:margin-bottom="0cm" loext:contextual-spacing="false"/>
      <style:text-properties officeooo:paragraph-rsid="02106cc0"/>
    </style:style>
    <style:style style:name="P684" style:family="paragraph" style:parent-style-name="Standard" style:list-style-name="L33">
      <style:paragraph-properties fo:margin-top="0cm" fo:margin-bottom="0cm" loext:contextual-spacing="false"/>
      <style:text-properties officeooo:rsid="01caa465" officeooo:paragraph-rsid="01caa465"/>
    </style:style>
    <style:style style:name="P685" style:family="paragraph" style:parent-style-name="Standard" style:list-style-name="L46">
      <style:paragraph-properties fo:margin-top="0cm" fo:margin-bottom="0cm" loext:contextual-spacing="false"/>
    </style:style>
    <style:style style:name="P686" style:family="paragraph" style:parent-style-name="Standard" style:list-style-name="L47">
      <style:paragraph-properties fo:margin-top="0cm" fo:margin-bottom="0cm" loext:contextual-spacing="false"/>
    </style:style>
    <style:style style:name="P687" style:family="paragraph" style:parent-style-name="Standard" style:list-style-name="L48">
      <style:paragraph-properties fo:margin-top="0cm" fo:margin-bottom="0cm" loext:contextual-spacing="false"/>
    </style:style>
    <style:style style:name="P688" style:family="paragraph" style:parent-style-name="Standard" style:list-style-name="L48">
      <style:paragraph-properties fo:margin-top="0cm" fo:margin-bottom="0cm" loext:contextual-spacing="false"/>
      <style:text-properties officeooo:paragraph-rsid="001b004e"/>
    </style:style>
    <style:style style:name="P689" style:family="paragraph" style:parent-style-name="Standard" style:list-style-name="L49">
      <style:paragraph-properties fo:margin-top="0cm" fo:margin-bottom="0cm" loext:contextual-spacing="false"/>
      <style:text-properties officeooo:rsid="001f99d5" officeooo:paragraph-rsid="001f99d5"/>
    </style:style>
    <style:style style:name="P690" style:family="paragraph" style:parent-style-name="Standard" style:list-style-name="L50">
      <style:paragraph-properties fo:margin-top="0cm" fo:margin-bottom="0cm" loext:contextual-spacing="false"/>
      <style:text-properties officeooo:rsid="00242510" officeooo:paragraph-rsid="00242510"/>
    </style:style>
    <style:style style:name="P691" style:family="paragraph" style:parent-style-name="Standard" style:list-style-name="L51">
      <style:paragraph-properties fo:margin-top="0cm" fo:margin-bottom="0cm" loext:contextual-spacing="false"/>
      <style:text-properties officeooo:rsid="002794e2" officeooo:paragraph-rsid="002794e2"/>
    </style:style>
    <style:style style:name="P692" style:family="paragraph" style:parent-style-name="Standard" style:list-style-name="L52">
      <style:paragraph-properties fo:margin-top="0cm" fo:margin-bottom="0cm" loext:contextual-spacing="false"/>
      <style:text-properties officeooo:rsid="002b0512" officeooo:paragraph-rsid="002b0512"/>
    </style:style>
    <style:style style:name="P693" style:family="paragraph" style:parent-style-name="Standard" style:list-style-name="L53">
      <style:paragraph-properties fo:margin-top="0cm" fo:margin-bottom="0cm" loext:contextual-spacing="false"/>
      <style:text-properties officeooo:rsid="0035b470" officeooo:paragraph-rsid="00362c79"/>
    </style:style>
    <style:style style:name="P694" style:family="paragraph" style:parent-style-name="Standard" style:list-style-name="L53">
      <style:paragraph-properties fo:margin-top="0cm" fo:margin-bottom="0cm" loext:contextual-spacing="false"/>
      <style:text-properties officeooo:rsid="0035b470" officeooo:paragraph-rsid="0035b470"/>
    </style:style>
    <style:style style:name="P695" style:family="paragraph" style:parent-style-name="Standard" style:list-style-name="L53">
      <style:paragraph-properties fo:margin-top="0cm" fo:margin-bottom="0cm" loext:contextual-spacing="false"/>
      <style:text-properties officeooo:rsid="00424da1" officeooo:paragraph-rsid="0044002e"/>
    </style:style>
    <style:style style:name="P696" style:family="paragraph" style:parent-style-name="Standard" style:list-style-name="L33">
      <style:paragraph-properties fo:margin-top="0cm" fo:margin-bottom="0cm" loext:contextual-spacing="false"/>
      <style:text-properties officeooo:rsid="0038b914" officeooo:paragraph-rsid="003ccc33"/>
    </style:style>
    <style:style style:name="P697" style:family="paragraph" style:parent-style-name="Standard" style:list-style-name="L33">
      <style:paragraph-properties fo:margin-top="0cm" fo:margin-bottom="0cm" loext:contextual-spacing="false"/>
      <style:text-properties officeooo:rsid="003ccc33" officeooo:paragraph-rsid="003ccc33"/>
    </style:style>
    <style:style style:name="P698" style:family="paragraph" style:parent-style-name="Standard" style:list-style-name="L33">
      <style:paragraph-properties fo:margin-top="0cm" fo:margin-bottom="0cm" loext:contextual-spacing="false"/>
      <style:text-properties officeooo:rsid="003dde4c" officeooo:paragraph-rsid="003dde4c"/>
    </style:style>
    <style:style style:name="P699" style:family="paragraph" style:parent-style-name="Standard" style:list-style-name="L57">
      <style:paragraph-properties fo:margin-top="0cm" fo:margin-bottom="0cm" loext:contextual-spacing="false"/>
    </style:style>
    <style:style style:name="P700" style:family="paragraph" style:parent-style-name="Standard" style:list-style-name="L58">
      <style:paragraph-properties fo:margin-top="0cm" fo:margin-bottom="0cm" loext:contextual-spacing="false"/>
      <style:text-properties officeooo:paragraph-rsid="02718368"/>
    </style:style>
    <style:style style:name="P701" style:family="paragraph" style:parent-style-name="Standard" style:list-style-name="L59">
      <style:paragraph-properties fo:margin-top="0cm" fo:margin-bottom="0cm" loext:contextual-spacing="false"/>
      <style:text-properties officeooo:paragraph-rsid="02718368"/>
    </style:style>
    <style:style style:name="P702" style:family="paragraph" style:parent-style-name="Standard" style:list-style-name="L60">
      <style:paragraph-properties fo:margin-top="0cm" fo:margin-bottom="0cm" loext:contextual-spacing="false"/>
      <style:text-properties officeooo:paragraph-rsid="02718368"/>
    </style:style>
    <style:style style:name="P703" style:family="paragraph" style:parent-style-name="Standard" style:list-style-name="L56">
      <style:paragraph-properties fo:margin-top="0cm" fo:margin-bottom="0cm" loext:contextual-spacing="false"/>
    </style:style>
    <style:style style:name="P704" style:family="paragraph" style:parent-style-name="Standard" style:list-style-name="L56">
      <style:paragraph-properties fo:margin-top="0cm" fo:margin-bottom="0cm" loext:contextual-spacing="false"/>
      <style:text-properties officeooo:paragraph-rsid="0273856b"/>
    </style:style>
    <style:style style:name="P705" style:family="paragraph" style:parent-style-name="Standard" style:list-style-name="L62">
      <style:paragraph-properties fo:margin-top="0cm" fo:margin-bottom="0cm" loext:contextual-spacing="false"/>
    </style:style>
    <style:style style:name="P706" style:family="paragraph" style:parent-style-name="Standard" style:list-style-name="L63">
      <style:paragraph-properties fo:margin-top="0cm" fo:margin-bottom="0cm" loext:contextual-spacing="false"/>
    </style:style>
    <style:style style:name="P707" style:family="paragraph" style:parent-style-name="Standard" style:list-style-name="L64">
      <style:paragraph-properties fo:margin-top="0cm" fo:margin-bottom="0cm" loext:contextual-spacing="false"/>
    </style:style>
    <style:style style:name="P708" style:family="paragraph" style:parent-style-name="Standard" style:list-style-name="L33">
      <style:paragraph-properties fo:margin-left="0cm" fo:margin-right="0cm" fo:margin-top="0cm" fo:margin-bottom="0cm" loext:contextual-spacing="false" fo:text-indent="0cm" style:auto-text-indent="false"/>
    </style:style>
    <style:style style:name="P709" style:family="paragraph" style:parent-style-name="Heading_20_2">
      <style:text-properties officeooo:paragraph-rsid="01b09c48"/>
    </style:style>
    <style:style style:name="P710" style:family="paragraph" style:parent-style-name="Heading_20_2">
      <style:text-properties officeooo:paragraph-rsid="0031c3eb"/>
    </style:style>
    <style:style style:name="P711" style:family="paragraph" style:parent-style-name="Heading_20_2">
      <style:text-properties officeooo:paragraph-rsid="028c309e"/>
    </style:style>
    <style:style style:name="P71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3" style:family="paragraph" style:parent-style-name="Heading_20_3">
      <style:text-properties officeooo:rsid="00abe3bb" officeooo:paragraph-rsid="01b09c48"/>
    </style:style>
    <style:style style:name="P714" style:family="paragraph" style:parent-style-name="Heading_20_3">
      <style:text-properties officeooo:paragraph-rsid="02bfcc86"/>
    </style:style>
    <style:style style:name="P715" style:family="paragraph" style:parent-style-name="Heading_20_3">
      <style:text-properties officeooo:paragraph-rsid="02ba3400"/>
    </style:style>
    <style:style style:name="P716" style:family="paragraph" style:parent-style-name="Heading_20_3">
      <style:text-properties officeooo:paragraph-rsid="00de9f7f"/>
    </style:style>
    <style:style style:name="P717" style:family="paragraph" style:parent-style-name="Heading_20_3">
      <style:text-properties officeooo:paragraph-rsid="001af535"/>
    </style:style>
    <style:style style:name="P718" style:family="paragraph" style:parent-style-name="Heading_20_3">
      <style:text-properties officeooo:paragraph-rsid="0029db5c"/>
    </style:style>
    <style:style style:name="P719" style:family="paragraph" style:parent-style-name="Heading_20_3">
      <style:text-properties officeooo:rsid="0035b470" officeooo:paragraph-rsid="0035b470"/>
    </style:style>
    <style:style style:name="P7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1" style:family="paragraph" style:parent-style-name="Heading_20_4">
      <style:paragraph-properties fo:line-height="100%"/>
    </style:style>
    <style:style style:name="P722" style:family="paragraph" style:parent-style-name="Heading_20_4">
      <style:text-properties officeooo:paragraph-rsid="00aa0c2e"/>
    </style:style>
    <style:style style:name="P723" style:family="paragraph" style:parent-style-name="Heading_20_4">
      <style:text-properties officeooo:rsid="02ba3400"/>
    </style:style>
    <style:style style:name="P724" style:family="paragraph" style:parent-style-name="Heading_20_4">
      <style:text-properties officeooo:paragraph-rsid="0176b34c"/>
    </style:style>
    <style:style style:name="P725" style:family="paragraph" style:parent-style-name="Heading_20_4">
      <style:text-properties officeooo:paragraph-rsid="007f78d4"/>
    </style:style>
    <style:style style:name="P726" style:family="paragraph" style:parent-style-name="Heading_20_4">
      <style:text-properties officeooo:rsid="008267cf" officeooo:paragraph-rsid="009a90c1"/>
    </style:style>
    <style:style style:name="P727" style:family="paragraph" style:parent-style-name="Heading_20_4">
      <style:text-properties officeooo:rsid="0084cb60" officeooo:paragraph-rsid="0084cb60"/>
    </style:style>
    <style:style style:name="P728" style:family="paragraph" style:parent-style-name="Heading_20_4">
      <style:text-properties officeooo:rsid="00854889" officeooo:paragraph-rsid="00854889"/>
    </style:style>
    <style:style style:name="P729" style:family="paragraph" style:parent-style-name="Heading_20_4">
      <style:text-properties officeooo:rsid="0086d125" officeooo:paragraph-rsid="0086d125"/>
    </style:style>
    <style:style style:name="P730" style:family="paragraph" style:parent-style-name="Heading_20_4">
      <style:text-properties officeooo:rsid="00875b60" officeooo:paragraph-rsid="00875b60"/>
    </style:style>
    <style:style style:name="P731" style:family="paragraph" style:parent-style-name="Heading_20_4">
      <style:text-properties officeooo:rsid="008a5197" officeooo:paragraph-rsid="01ff6811"/>
    </style:style>
    <style:style style:name="P732" style:family="paragraph" style:parent-style-name="Heading_20_4">
      <style:text-properties officeooo:rsid="008a5197" officeooo:paragraph-rsid="008a5197"/>
    </style:style>
    <style:style style:name="P733" style:family="paragraph" style:parent-style-name="Heading_20_4">
      <style:text-properties officeooo:rsid="008a5197" officeooo:paragraph-rsid="008b8610"/>
    </style:style>
    <style:style style:name="P734" style:family="paragraph" style:parent-style-name="Heading_20_4">
      <style:text-properties officeooo:rsid="011d0ab3" officeooo:paragraph-rsid="02bd950f"/>
    </style:style>
    <style:style style:name="P735" style:family="paragraph" style:parent-style-name="Heading_20_4">
      <style:text-properties officeooo:rsid="0054c81a" officeooo:paragraph-rsid="0054c81a"/>
    </style:style>
    <style:style style:name="P736" style:family="paragraph" style:parent-style-name="Heading_20_4">
      <style:text-properties officeooo:paragraph-rsid="0150b005"/>
    </style:style>
    <style:style style:name="P737" style:family="paragraph" style:parent-style-name="Heading_20_4">
      <style:text-properties officeooo:rsid="00911605" officeooo:paragraph-rsid="00911605"/>
    </style:style>
    <style:style style:name="P738" style:family="paragraph" style:parent-style-name="Heading_20_4">
      <style:text-properties officeooo:rsid="009235af" officeooo:paragraph-rsid="009235af"/>
    </style:style>
    <style:style style:name="P739" style:family="paragraph" style:parent-style-name="Heading_20_4">
      <style:text-properties officeooo:rsid="00926609" officeooo:paragraph-rsid="00926609"/>
    </style:style>
    <style:style style:name="P740" style:family="paragraph" style:parent-style-name="Heading_20_4">
      <style:text-properties officeooo:rsid="013d9545" officeooo:paragraph-rsid="01e37e9b"/>
    </style:style>
    <style:style style:name="P741" style:family="paragraph" style:parent-style-name="Heading_20_4">
      <style:text-properties officeooo:rsid="013d9545" officeooo:paragraph-rsid="02bfcc86"/>
    </style:style>
    <style:style style:name="P742" style:family="paragraph" style:parent-style-name="Heading_20_4">
      <style:text-properties officeooo:rsid="01f9ea0c" officeooo:paragraph-rsid="01f9ea0c"/>
    </style:style>
    <style:style style:name="P743" style:family="paragraph" style:parent-style-name="Heading_20_4">
      <style:text-properties officeooo:paragraph-rsid="02bfcc86"/>
    </style:style>
    <style:style style:name="P744" style:family="paragraph" style:parent-style-name="Heading_20_4">
      <style:text-properties officeooo:rsid="01bece4a" officeooo:paragraph-rsid="02bfcc86"/>
    </style:style>
    <style:style style:name="P745" style:family="paragraph" style:parent-style-name="Heading_20_4">
      <style:text-properties officeooo:rsid="027c66c2" officeooo:paragraph-rsid="02bfcc86"/>
    </style:style>
    <style:style style:name="P746" style:family="paragraph" style:parent-style-name="Heading_20_4">
      <style:text-properties officeooo:rsid="0284a3f1" officeooo:paragraph-rsid="02bfcc86"/>
    </style:style>
    <style:style style:name="P747" style:family="paragraph" style:parent-style-name="Heading_20_4">
      <style:text-properties officeooo:rsid="0284a3f1" officeooo:paragraph-rsid="02f77521"/>
    </style:style>
    <style:style style:name="P748" style:family="paragraph" style:parent-style-name="Heading_20_4">
      <style:text-properties officeooo:rsid="0284a3f1" officeooo:paragraph-rsid="02a0b50c"/>
    </style:style>
    <style:style style:name="P749" style:family="paragraph" style:parent-style-name="Heading_20_4">
      <style:text-properties officeooo:rsid="0284a3f1" officeooo:paragraph-rsid="02d21d2b"/>
    </style:style>
    <style:style style:name="P750" style:family="paragraph" style:parent-style-name="Heading_20_4">
      <style:text-properties officeooo:rsid="02913156" officeooo:paragraph-rsid="02bfcc86"/>
    </style:style>
    <style:style style:name="P751" style:family="paragraph" style:parent-style-name="Heading_20_4">
      <style:text-properties officeooo:rsid="02953a30" officeooo:paragraph-rsid="02bfcc86"/>
    </style:style>
    <style:style style:name="P752" style:family="paragraph" style:parent-style-name="Heading_20_4">
      <style:text-properties officeooo:rsid="02953a30" officeooo:paragraph-rsid="02a16251"/>
    </style:style>
    <style:style style:name="P753" style:family="paragraph" style:parent-style-name="Heading_20_4">
      <style:text-properties officeooo:paragraph-rsid="02d0bc9d"/>
    </style:style>
    <style:style style:name="P754" style:family="paragraph" style:parent-style-name="Heading_20_4">
      <style:text-properties officeooo:paragraph-rsid="02ba3400"/>
    </style:style>
    <style:style style:name="P755" style:family="paragraph" style:parent-style-name="Heading_20_4">
      <style:text-properties officeooo:paragraph-rsid="006879ea"/>
    </style:style>
    <style:style style:name="P756" style:family="paragraph" style:parent-style-name="Heading_20_4">
      <style:text-properties officeooo:paragraph-rsid="00698dda"/>
    </style:style>
    <style:style style:name="P757" style:family="paragraph" style:parent-style-name="Heading_20_4">
      <style:text-properties officeooo:paragraph-rsid="006a0fc7"/>
    </style:style>
    <style:style style:name="P758" style:family="paragraph" style:parent-style-name="Heading_20_4">
      <style:text-properties officeooo:paragraph-rsid="029ba821"/>
    </style:style>
    <style:style style:name="P759" style:family="paragraph" style:parent-style-name="Heading_20_4">
      <style:text-properties officeooo:rsid="029ef39e" officeooo:paragraph-rsid="029ef39e"/>
    </style:style>
    <style:style style:name="P760" style:family="paragraph" style:parent-style-name="Heading_20_4">
      <style:text-properties officeooo:rsid="02d21d2b" officeooo:paragraph-rsid="02d21d2b"/>
    </style:style>
    <style:style style:name="P761" style:family="paragraph" style:parent-style-name="Heading_20_4">
      <style:text-properties officeooo:paragraph-rsid="015af7de"/>
    </style:style>
    <style:style style:name="P762" style:family="paragraph" style:parent-style-name="Heading_20_4">
      <style:text-properties officeooo:rsid="015c2ca6" officeooo:paragraph-rsid="015c2ca6"/>
    </style:style>
    <style:style style:name="P763" style:family="paragraph" style:parent-style-name="Heading_20_4">
      <style:text-properties officeooo:rsid="015c8561" officeooo:paragraph-rsid="015c8561"/>
    </style:style>
    <style:style style:name="P764" style:family="paragraph" style:parent-style-name="Heading_20_4">
      <style:text-properties officeooo:rsid="015d776e" officeooo:paragraph-rsid="015d776e"/>
    </style:style>
    <style:style style:name="P765" style:family="paragraph" style:parent-style-name="Heading_20_4">
      <style:text-properties officeooo:rsid="015e0ca3" officeooo:paragraph-rsid="015e0ca3"/>
    </style:style>
    <style:style style:name="P766" style:family="paragraph" style:parent-style-name="Heading_20_4">
      <style:text-properties officeooo:paragraph-rsid="015fc106"/>
    </style:style>
    <style:style style:name="P767" style:family="paragraph" style:parent-style-name="Heading_20_4">
      <style:text-properties officeooo:rsid="020fc401"/>
    </style:style>
    <style:style style:name="P768" style:family="paragraph" style:parent-style-name="Heading_20_4">
      <style:text-properties officeooo:rsid="020fc401" officeooo:paragraph-rsid="020fc401"/>
    </style:style>
    <style:style style:name="P769" style:family="paragraph" style:parent-style-name="Heading_20_4">
      <style:text-properties officeooo:rsid="020fc401" officeooo:paragraph-rsid="02106cc0"/>
    </style:style>
    <style:style style:name="P770" style:family="paragraph" style:parent-style-name="Heading_20_4">
      <style:text-properties officeooo:paragraph-rsid="01f06d78"/>
    </style:style>
    <style:style style:name="P771" style:family="paragraph" style:parent-style-name="Heading_20_4">
      <style:text-properties officeooo:paragraph-rsid="0262ba6c"/>
    </style:style>
    <style:style style:name="P772" style:family="paragraph" style:parent-style-name="Heading_20_4">
      <style:text-properties officeooo:paragraph-rsid="01c94192"/>
    </style:style>
    <style:style style:name="P773" style:family="paragraph" style:parent-style-name="Heading_20_4">
      <style:text-properties officeooo:rsid="01c8365c" officeooo:paragraph-rsid="01c94192"/>
    </style:style>
    <style:style style:name="P774" style:family="paragraph" style:parent-style-name="Heading_20_4">
      <style:text-properties officeooo:rsid="01c8365c" officeooo:paragraph-rsid="01c8365c"/>
    </style:style>
    <style:style style:name="P775" style:family="paragraph" style:parent-style-name="Heading_20_4">
      <style:text-properties officeooo:paragraph-rsid="01c6e085"/>
    </style:style>
    <style:style style:name="P776" style:family="paragraph" style:parent-style-name="Heading_20_4">
      <style:text-properties officeooo:paragraph-rsid="01c8365c"/>
    </style:style>
    <style:style style:name="P777" style:family="paragraph" style:parent-style-name="Heading_20_4">
      <style:text-properties officeooo:paragraph-rsid="01caa465"/>
    </style:style>
    <style:style style:name="P778" style:family="paragraph" style:parent-style-name="Heading_20_4">
      <style:text-properties officeooo:paragraph-rsid="00f09459"/>
    </style:style>
    <style:style style:name="P779" style:family="paragraph" style:parent-style-name="Heading_20_4">
      <style:text-properties officeooo:rsid="001f99d5" officeooo:paragraph-rsid="00255fed"/>
    </style:style>
    <style:style style:name="P780" style:family="paragraph" style:parent-style-name="Heading_20_4">
      <style:text-properties officeooo:rsid="00271a68" officeooo:paragraph-rsid="00271a68"/>
    </style:style>
    <style:style style:name="P781" style:family="paragraph" style:parent-style-name="Heading_20_4">
      <style:text-properties officeooo:rsid="00271a68" officeooo:paragraph-rsid="002794e2"/>
    </style:style>
    <style:style style:name="P782" style:family="paragraph" style:parent-style-name="Heading_20_4">
      <style:text-properties officeooo:rsid="00213d35" officeooo:paragraph-rsid="00271a68"/>
    </style:style>
    <style:style style:name="P783" style:family="paragraph" style:parent-style-name="Heading_20_4">
      <style:text-properties officeooo:rsid="00228dc3" officeooo:paragraph-rsid="00271a68"/>
    </style:style>
    <style:style style:name="P784" style:family="paragraph" style:parent-style-name="Heading_20_4">
      <style:text-properties officeooo:rsid="00242510" officeooo:paragraph-rsid="00271a68"/>
    </style:style>
    <style:style style:name="P785" style:family="paragraph" style:parent-style-name="Heading_20_4">
      <style:text-properties officeooo:rsid="00291a07" officeooo:paragraph-rsid="00291a07"/>
    </style:style>
    <style:style style:name="P786" style:family="paragraph" style:parent-style-name="Heading_20_4">
      <style:text-properties officeooo:rsid="00291a07" officeooo:paragraph-rsid="0029db5c"/>
    </style:style>
    <style:style style:name="P787" style:family="paragraph" style:parent-style-name="Heading_20_4">
      <style:text-properties officeooo:rsid="002b0512" officeooo:paragraph-rsid="002b0512"/>
    </style:style>
    <style:style style:name="P788" style:family="paragraph" style:parent-style-name="Heading_20_4">
      <style:text-properties officeooo:rsid="002b0512" officeooo:paragraph-rsid="002b217c"/>
    </style:style>
    <style:style style:name="P789" style:family="paragraph" style:parent-style-name="Heading_20_4">
      <style:text-properties officeooo:rsid="002b217c" officeooo:paragraph-rsid="002b217c"/>
    </style:style>
    <style:style style:name="P790" style:family="paragraph" style:parent-style-name="Heading_20_4">
      <style:text-properties officeooo:rsid="002c23c7" officeooo:paragraph-rsid="002c23c7"/>
    </style:style>
    <style:style style:name="P791" style:family="paragraph" style:parent-style-name="Heading_20_4">
      <style:text-properties officeooo:rsid="002e1787" officeooo:paragraph-rsid="002e1787"/>
    </style:style>
    <style:style style:name="P792" style:family="paragraph" style:parent-style-name="Heading_20_4">
      <style:text-properties officeooo:rsid="002f625f" officeooo:paragraph-rsid="002f625f"/>
    </style:style>
    <style:style style:name="P793" style:family="paragraph" style:parent-style-name="Heading_20_4">
      <style:text-properties officeooo:paragraph-rsid="002a2442"/>
    </style:style>
    <style:style style:name="P794" style:family="paragraph" style:parent-style-name="Heading_20_4">
      <style:text-properties officeooo:paragraph-rsid="0029db5c"/>
    </style:style>
    <style:style style:name="P795" style:family="paragraph" style:parent-style-name="Heading_20_4">
      <style:text-properties officeooo:paragraph-rsid="00d8a24f"/>
    </style:style>
    <style:style style:name="P796" style:family="paragraph" style:parent-style-name="Heading_20_4">
      <style:text-properties officeooo:paragraph-rsid="001a5d31"/>
    </style:style>
    <style:style style:name="P797" style:family="paragraph" style:parent-style-name="Heading_20_4">
      <style:text-properties officeooo:paragraph-rsid="01c622e8"/>
    </style:style>
    <style:style style:name="P798" style:family="paragraph" style:parent-style-name="Heading_20_4">
      <style:text-properties officeooo:rsid="01c67655" officeooo:paragraph-rsid="01c67655"/>
    </style:style>
    <style:style style:name="P799" style:family="paragraph" style:parent-style-name="Heading_20_4">
      <style:text-properties officeooo:rsid="01c67655" officeooo:paragraph-rsid="01f9f8d1"/>
    </style:style>
    <style:style style:name="P800" style:family="paragraph" style:parent-style-name="Heading_20_4">
      <style:text-properties officeooo:rsid="01c67655" officeooo:paragraph-rsid="020ce3ce"/>
    </style:style>
    <style:style style:name="P801" style:family="paragraph" style:parent-style-name="Heading_20_4">
      <style:text-properties officeooo:paragraph-rsid="003749a0"/>
    </style:style>
    <style:style style:name="P802" style:family="paragraph" style:parent-style-name="Heading_20_4">
      <style:text-properties officeooo:paragraph-rsid="003e7458"/>
    </style:style>
    <style:style style:name="P803" style:family="paragraph" style:parent-style-name="Heading_20_4">
      <style:text-properties officeooo:paragraph-rsid="01789679"/>
    </style:style>
    <style:style style:name="P804" style:family="paragraph" style:parent-style-name="Heading_20_4">
      <style:text-properties officeooo:paragraph-rsid="0154fa7f"/>
    </style:style>
    <style:style style:name="P805" style:family="paragraph" style:parent-style-name="Heading_20_4">
      <style:text-properties officeooo:paragraph-rsid="0191524b"/>
    </style:style>
    <style:style style:name="P806" style:family="paragraph" style:parent-style-name="Heading_20_4">
      <style:text-properties officeooo:paragraph-rsid="01567205"/>
    </style:style>
    <style:style style:name="P807" style:family="paragraph" style:parent-style-name="Heading_20_4">
      <style:text-properties officeooo:paragraph-rsid="01e06d91"/>
    </style:style>
    <style:style style:name="P808" style:family="paragraph" style:parent-style-name="Heading_20_4">
      <style:text-properties officeooo:paragraph-rsid="018a6446"/>
    </style:style>
    <style:style style:name="P809" style:family="paragraph" style:parent-style-name="Heading_20_4">
      <style:text-properties officeooo:rsid="008c27dd" officeooo:paragraph-rsid="018a6446"/>
    </style:style>
    <style:style style:name="P810" style:family="paragraph" style:parent-style-name="Heading_20_4">
      <style:text-properties officeooo:rsid="008c27dd" officeooo:paragraph-rsid="019b50e6"/>
    </style:style>
    <style:style style:name="P811" style:family="paragraph" style:parent-style-name="Heading_20_4">
      <style:text-properties officeooo:rsid="019658f0" officeooo:paragraph-rsid="019658f0"/>
    </style:style>
    <style:style style:name="P812" style:family="paragraph" style:parent-style-name="Heading_20_4">
      <style:text-properties officeooo:rsid="019658f0" officeooo:paragraph-rsid="025f05bd"/>
    </style:style>
    <style:style style:name="P813" style:family="paragraph" style:parent-style-name="Heading_20_4">
      <style:text-properties officeooo:rsid="0198e463" officeooo:paragraph-rsid="0198e463"/>
    </style:style>
    <style:style style:name="P814" style:family="paragraph" style:parent-style-name="Heading_20_4">
      <style:text-properties officeooo:rsid="019b50e6" officeooo:paragraph-rsid="019b50e6"/>
    </style:style>
    <style:style style:name="P815" style:family="paragraph" style:parent-style-name="Heading_20_4">
      <style:text-properties officeooo:rsid="019b50e6" officeooo:paragraph-rsid="019d35f3"/>
    </style:style>
    <style:style style:name="P816" style:family="paragraph" style:parent-style-name="Heading_20_4">
      <style:text-properties officeooo:rsid="019d3b7a" officeooo:paragraph-rsid="019d3b7a"/>
    </style:style>
    <style:style style:name="P817" style:family="paragraph" style:parent-style-name="Heading_20_4">
      <style:paragraph-properties fo:margin-left="0cm" fo:margin-right="0cm" fo:margin-top="0cm" fo:margin-bottom="0cm" loext:contextual-spacing="false" fo:text-indent="0cm" style:auto-text-indent="false"/>
    </style:style>
    <style:style style:name="P81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41" style:family="paragraph" style:parent-style-name="Heading_20_4">
      <style:paragraph-properties fo:margin-left="0cm" fo:margin-right="0cm" fo:text-indent="0cm" style:auto-text-indent="false"/>
      <style:text-properties officeooo:paragraph-rsid="00f09459"/>
    </style:style>
    <style:style style:name="P842" style:family="paragraph" style:parent-style-name="Heading_20_4">
      <style:paragraph-properties fo:margin-left="0cm" fo:margin-right="0cm" fo:text-indent="0cm" style:auto-text-indent="false"/>
      <style:text-properties officeooo:paragraph-rsid="01a202d8"/>
    </style:style>
    <style:style style:name="P843" style:family="paragraph" style:parent-style-name="Heading_20_4">
      <style:paragraph-properties fo:margin-top="0cm" fo:margin-bottom="0cm" loext:contextual-spacing="false"/>
    </style:style>
    <style:style style:name="P844" style:family="paragraph" style:parent-style-name="Heading_20_4">
      <style:paragraph-properties fo:margin-top="0cm" fo:margin-bottom="0cm" loext:contextual-spacing="false"/>
      <style:text-properties officeooo:rsid="004f8c8a" officeooo:paragraph-rsid="004f8c8a"/>
    </style:style>
    <style:style style:name="P845" style:family="paragraph" style:parent-style-name="Heading_20_4">
      <style:paragraph-properties fo:margin-top="0cm" fo:margin-bottom="0cm" loext:contextual-spacing="false"/>
      <style:text-properties officeooo:rsid="0051ddc4" officeooo:paragraph-rsid="0051ddc4"/>
    </style:style>
    <style:style style:name="P846" style:family="paragraph" style:parent-style-name="Verzeichnis_20_1">
      <style:paragraph-properties>
        <style:tab-stops>
          <style:tab-stop style:position="16.002cm" style:type="right" style:leader-style="dotted" style:leader-text="."/>
        </style:tab-stops>
      </style:paragraph-properties>
    </style:style>
    <style:style style:name="P847" style:family="paragraph" style:parent-style-name="Listenabsatz" style:list-style-name="L2"/>
    <style:style style:name="P848" style:family="paragraph" style:parent-style-name="Listenabsatz" style:list-style-name="L3"/>
    <style:style style:name="P849" style:family="paragraph" style:parent-style-name="Listenabsatz" style:list-style-name="L3">
      <style:text-properties officeooo:paragraph-rsid="02789215"/>
    </style:style>
    <style:style style:name="P850" style:family="paragraph" style:parent-style-name="Listenabsatz" style:list-style-name="L1">
      <style:paragraph-properties fo:line-height="100%"/>
    </style:style>
    <style:style style:name="P851" style:family="paragraph" style:parent-style-name="Listenabsatz" style:list-style-name="L33"/>
    <style:style style:name="P852" style:family="paragraph" style:parent-style-name="Listenabsatz" style:list-style-name="L1">
      <style:paragraph-properties fo:margin-top="0cm" fo:margin-bottom="0cm" loext:contextual-spacing="false"/>
    </style:style>
    <style:style style:name="P853" style:family="paragraph" style:parent-style-name="Listenabsatz" style:list-style-name="L1">
      <style:paragraph-properties fo:margin-top="0cm" fo:margin-bottom="0cm" loext:contextual-spacing="false"/>
      <style:text-properties officeooo:rsid="02782a58" officeooo:paragraph-rsid="02782a58"/>
    </style:style>
    <style:style style:name="P854" style:family="paragraph" style:parent-style-name="Listenabsatz" style:list-style-name="L1">
      <style:paragraph-properties fo:margin-top="0cm" fo:margin-bottom="0cm" loext:contextual-spacing="false"/>
      <style:text-properties officeooo:rsid="004b697e" officeooo:paragraph-rsid="004b697e"/>
    </style:style>
    <style:style style:name="P855" style:family="paragraph" style:parent-style-name="Listenabsatz" style:list-style-name="L11">
      <style:paragraph-properties fo:margin-top="0cm" fo:margin-bottom="0cm" loext:contextual-spacing="false"/>
    </style:style>
    <style:style style:name="P856" style:family="paragraph" style:parent-style-name="Listenabsatz" style:list-style-name="L11">
      <style:paragraph-properties fo:margin-top="0cm" fo:margin-bottom="0cm" loext:contextual-spacing="false"/>
      <style:text-properties officeooo:rsid="02ab125b" officeooo:paragraph-rsid="02ab125b"/>
    </style:style>
    <style:style style:name="P857" style:family="paragraph" style:parent-style-name="Listenabsatz" style:list-style-name="L12">
      <style:paragraph-properties fo:margin-top="0cm" fo:margin-bottom="0cm" loext:contextual-spacing="false"/>
    </style:style>
    <style:style style:name="P858" style:family="paragraph" style:parent-style-name="Listenabsatz" style:list-style-name="L13">
      <style:paragraph-properties fo:margin-top="0cm" fo:margin-bottom="0cm" loext:contextual-spacing="false"/>
    </style:style>
    <style:style style:name="P859" style:family="paragraph" style:parent-style-name="Listenabsatz" style:list-style-name="L13">
      <style:paragraph-properties fo:margin-top="0cm" fo:margin-bottom="0cm" loext:contextual-spacing="false"/>
      <style:text-properties officeooo:rsid="02762e21" officeooo:paragraph-rsid="02762e21"/>
    </style:style>
    <style:style style:name="P860" style:family="paragraph" style:parent-style-name="Listenabsatz" style:list-style-name="L14">
      <style:paragraph-properties fo:margin-top="0cm" fo:margin-bottom="0cm" loext:contextual-spacing="false"/>
    </style:style>
    <style:style style:name="P861" style:family="paragraph" style:parent-style-name="Listenabsatz" style:list-style-name="L14">
      <style:paragraph-properties fo:margin-top="0cm" fo:margin-bottom="0cm" loext:contextual-spacing="false"/>
      <style:text-properties officeooo:paragraph-rsid="00734d24"/>
    </style:style>
    <style:style style:name="P862" style:family="paragraph" style:parent-style-name="Listenabsatz" style:list-style-name="L14">
      <style:paragraph-properties fo:margin-top="0cm" fo:margin-bottom="0cm" loext:contextual-spacing="false"/>
      <style:text-properties officeooo:paragraph-rsid="01b9563f"/>
    </style:style>
    <style:style style:name="P863" style:family="paragraph" style:parent-style-name="Listenabsatz" style:list-style-name="L14">
      <style:paragraph-properties fo:margin-top="0cm" fo:margin-bottom="0cm" loext:contextual-spacing="false"/>
      <style:text-properties officeooo:paragraph-rsid="00aa0c2e"/>
    </style:style>
    <style:style style:name="P864" style:family="paragraph" style:parent-style-name="Listenabsatz" style:list-style-name="L14">
      <style:paragraph-properties fo:margin-top="0cm" fo:margin-bottom="0cm" loext:contextual-spacing="false"/>
      <style:text-properties officeooo:rsid="00a8ed90" officeooo:paragraph-rsid="00aa0c2e"/>
    </style:style>
    <style:style style:name="P865" style:family="paragraph" style:parent-style-name="Listenabsatz" style:list-style-name="L15">
      <style:paragraph-properties fo:margin-top="0cm" fo:margin-bottom="0cm" loext:contextual-spacing="false"/>
      <style:text-properties officeooo:rsid="00adfe6c" officeooo:paragraph-rsid="02324977"/>
    </style:style>
    <style:style style:name="P866" style:family="paragraph" style:parent-style-name="Listenabsatz" style:list-style-name="L15">
      <style:paragraph-properties fo:margin-top="0cm" fo:margin-bottom="0cm" loext:contextual-spacing="false"/>
      <style:text-properties officeooo:paragraph-rsid="02324977"/>
    </style:style>
    <style:style style:name="P867" style:family="paragraph" style:parent-style-name="Listenabsatz" style:list-style-name="L15">
      <style:paragraph-properties fo:margin-top="0cm" fo:margin-bottom="0cm" loext:contextual-spacing="false"/>
      <style:text-properties officeooo:rsid="02324977" officeooo:paragraph-rsid="02324977"/>
    </style:style>
    <style:style style:name="P868" style:family="paragraph" style:parent-style-name="Listenabsatz" style:list-style-name="L31">
      <style:paragraph-properties fo:margin-top="0cm" fo:margin-bottom="0cm" loext:contextual-spacing="false"/>
    </style:style>
    <style:style style:name="P869" style:family="paragraph" style:parent-style-name="Listenabsatz" style:list-style-name="L31">
      <style:paragraph-properties fo:margin-top="0cm" fo:margin-bottom="0cm" loext:contextual-spacing="false"/>
      <style:text-properties officeooo:rsid="02ba3400"/>
    </style:style>
    <style:style style:name="P870" style:family="paragraph" style:parent-style-name="Listenabsatz" style:list-style-name="L32">
      <style:paragraph-properties fo:margin-top="0cm" fo:margin-bottom="0cm" loext:contextual-spacing="false"/>
    </style:style>
    <style:style style:name="P871" style:family="paragraph" style:parent-style-name="Listenabsatz" style:list-style-name="L32">
      <style:paragraph-properties fo:margin-top="0cm" fo:margin-bottom="0cm" loext:contextual-spacing="false"/>
      <style:text-properties officeooo:paragraph-rsid="0216e301"/>
    </style:style>
    <style:style style:name="P872" style:family="paragraph" style:parent-style-name="Listenabsatz" style:list-style-name="L32">
      <style:paragraph-properties fo:margin-top="0cm" fo:margin-bottom="0cm" loext:contextual-spacing="false"/>
      <style:text-properties officeooo:paragraph-rsid="025f05bd"/>
    </style:style>
    <style:style style:name="P873" style:family="paragraph" style:parent-style-name="Listenabsatz" style:list-style-name="L32">
      <style:paragraph-properties fo:margin-top="0cm" fo:margin-bottom="0cm" loext:contextual-spacing="false"/>
      <style:text-properties officeooo:paragraph-rsid="019b50e6"/>
    </style:style>
    <style:style style:name="P874" style:family="paragraph" style:parent-style-name="Listenabsatz" style:list-style-name="L32">
      <style:paragraph-properties fo:margin-top="0cm" fo:margin-bottom="0cm" loext:contextual-spacing="false"/>
      <style:text-properties officeooo:paragraph-rsid="019d35f3"/>
    </style:style>
    <style:style style:name="P875" style:family="paragraph" style:parent-style-name="Listenabsatz" style:list-style-name="L32">
      <style:paragraph-properties fo:margin-top="0cm" fo:margin-bottom="0cm" loext:contextual-spacing="false"/>
      <style:text-properties officeooo:paragraph-rsid="019d3b7a"/>
    </style:style>
    <style:style style:name="P876" style:family="paragraph" style:parent-style-name="Listenabsatz" style:list-style-name="L32">
      <style:paragraph-properties fo:margin-top="0cm" fo:margin-bottom="0cm" loext:contextual-spacing="false" fo:text-align="justify" style:justify-single-word="false"/>
    </style:style>
    <style:style style:name="P877" style:family="paragraph" style:parent-style-name="Listenabsatz" style:list-style-name="L32">
      <style:paragraph-properties fo:margin-top="0cm" fo:margin-bottom="0cm" loext:contextual-spacing="false" fo:text-align="start" style:justify-single-word="false"/>
    </style:style>
    <style:style style:name="P878" style:family="paragraph" style:parent-style-name="Listenabsatz" style:list-style-name="L33">
      <style:paragraph-properties fo:margin-top="0cm" fo:margin-bottom="0cm" loext:contextual-spacing="false"/>
    </style:style>
    <style:style style:name="P879" style:family="paragraph" style:parent-style-name="Listenabsatz" style:list-style-name="L33">
      <style:paragraph-properties fo:margin-top="0cm" fo:margin-bottom="0cm" loext:contextual-spacing="false"/>
      <style:text-properties officeooo:paragraph-rsid="01729de3"/>
    </style:style>
    <style:style style:name="P880" style:family="paragraph" style:parent-style-name="Listenabsatz" style:list-style-name="L33">
      <style:paragraph-properties fo:margin-top="0cm" fo:margin-bottom="0cm" loext:contextual-spacing="false"/>
      <style:text-properties officeooo:paragraph-rsid="0258176a"/>
    </style:style>
    <style:style style:name="P881" style:family="paragraph" style:parent-style-name="Listenabsatz" style:list-style-name="L33">
      <style:paragraph-properties fo:margin-top="0cm" fo:margin-bottom="0cm" loext:contextual-spacing="false"/>
      <style:text-properties officeooo:paragraph-rsid="007f78d4"/>
    </style:style>
    <style:style style:name="P882" style:family="paragraph" style:parent-style-name="Listenabsatz" style:list-style-name="L33">
      <style:paragraph-properties fo:margin-top="0cm" fo:margin-bottom="0cm" loext:contextual-spacing="false"/>
      <style:text-properties officeooo:paragraph-rsid="008267cf"/>
    </style:style>
    <style:style style:name="P883" style:family="paragraph" style:parent-style-name="Listenabsatz" style:list-style-name="L33">
      <style:paragraph-properties fo:margin-top="0cm" fo:margin-bottom="0cm" loext:contextual-spacing="false"/>
      <style:text-properties officeooo:paragraph-rsid="0084cb60"/>
    </style:style>
    <style:style style:name="P884" style:family="paragraph" style:parent-style-name="Listenabsatz" style:list-style-name="L33">
      <style:paragraph-properties fo:margin-top="0cm" fo:margin-bottom="0cm" loext:contextual-spacing="false"/>
      <style:text-properties officeooo:paragraph-rsid="00854889"/>
    </style:style>
    <style:style style:name="P885" style:family="paragraph" style:parent-style-name="Listenabsatz" style:list-style-name="L33">
      <style:paragraph-properties fo:margin-top="0cm" fo:margin-bottom="0cm" loext:contextual-spacing="false"/>
      <style:text-properties officeooo:paragraph-rsid="0086d125"/>
    </style:style>
    <style:style style:name="P886" style:family="paragraph" style:parent-style-name="Listenabsatz" style:list-style-name="L33">
      <style:paragraph-properties fo:margin-top="0cm" fo:margin-bottom="0cm" loext:contextual-spacing="false"/>
      <style:text-properties officeooo:paragraph-rsid="00875b60"/>
    </style:style>
    <style:style style:name="P887" style:family="paragraph" style:parent-style-name="Listenabsatz" style:list-style-name="L33">
      <style:paragraph-properties fo:margin-top="0cm" fo:margin-bottom="0cm" loext:contextual-spacing="false"/>
      <style:text-properties officeooo:paragraph-rsid="025ab9f4"/>
    </style:style>
    <style:style style:name="P888" style:family="paragraph" style:parent-style-name="Listenabsatz" style:list-style-name="L33">
      <style:paragraph-properties fo:margin-top="0cm" fo:margin-bottom="0cm" loext:contextual-spacing="false"/>
      <style:text-properties officeooo:paragraph-rsid="01ff6811"/>
    </style:style>
    <style:style style:name="P889" style:family="paragraph" style:parent-style-name="Listenabsatz" style:list-style-name="L33">
      <style:paragraph-properties fo:margin-top="0cm" fo:margin-bottom="0cm" loext:contextual-spacing="false"/>
      <style:text-properties officeooo:paragraph-rsid="008a5197"/>
    </style:style>
    <style:style style:name="P890" style:family="paragraph" style:parent-style-name="Listenabsatz" style:list-style-name="L33">
      <style:paragraph-properties fo:margin-top="0cm" fo:margin-bottom="0cm" loext:contextual-spacing="false"/>
      <style:text-properties officeooo:paragraph-rsid="008b8610"/>
    </style:style>
    <style:style style:name="P891" style:family="paragraph" style:parent-style-name="Listenabsatz" style:list-style-name="L33">
      <style:paragraph-properties fo:margin-top="0cm" fo:margin-bottom="0cm" loext:contextual-spacing="false"/>
      <style:text-properties officeooo:paragraph-rsid="0111ecb1"/>
    </style:style>
    <style:style style:name="P892" style:family="paragraph" style:parent-style-name="Listenabsatz" style:list-style-name="L33">
      <style:paragraph-properties fo:margin-top="0cm" fo:margin-bottom="0cm" loext:contextual-spacing="false"/>
      <style:text-properties officeooo:paragraph-rsid="012c6d9a"/>
    </style:style>
    <style:style style:name="P893" style:family="paragraph" style:parent-style-name="Listenabsatz" style:list-style-name="L33">
      <style:paragraph-properties fo:margin-top="0cm" fo:margin-bottom="0cm" loext:contextual-spacing="false"/>
      <style:text-properties officeooo:paragraph-rsid="01f9ea0c"/>
    </style:style>
    <style:style style:name="P894" style:family="paragraph" style:parent-style-name="Listenabsatz" style:list-style-name="L33">
      <style:paragraph-properties fo:margin-top="0cm" fo:margin-bottom="0cm" loext:contextual-spacing="false"/>
      <style:text-properties officeooo:paragraph-rsid="01e37e9b"/>
    </style:style>
    <style:style style:name="P895" style:family="paragraph" style:parent-style-name="Listenabsatz" style:list-style-name="L33">
      <style:paragraph-properties fo:margin-top="0cm" fo:margin-bottom="0cm" loext:contextual-spacing="false"/>
      <style:text-properties officeooo:paragraph-rsid="02bfcc86"/>
    </style:style>
    <style:style style:name="P896" style:family="paragraph" style:parent-style-name="Listenabsatz" style:list-style-name="L33">
      <style:paragraph-properties fo:margin-top="0cm" fo:margin-bottom="0cm" loext:contextual-spacing="false"/>
      <style:text-properties officeooo:paragraph-rsid="02f77521"/>
    </style:style>
    <style:style style:name="P897" style:family="paragraph" style:parent-style-name="Listenabsatz" style:list-style-name="L33">
      <style:paragraph-properties fo:margin-top="0cm" fo:margin-bottom="0cm" loext:contextual-spacing="false"/>
      <style:text-properties officeooo:paragraph-rsid="02d0bc9d"/>
    </style:style>
    <style:style style:name="P898" style:family="paragraph" style:parent-style-name="Listenabsatz" style:list-style-name="L33">
      <style:paragraph-properties fo:margin-top="0cm" fo:margin-bottom="0cm" loext:contextual-spacing="false"/>
      <style:text-properties officeooo:paragraph-rsid="025b30dd"/>
    </style:style>
    <style:style style:name="P899" style:family="paragraph" style:parent-style-name="Listenabsatz" style:list-style-name="L33">
      <style:paragraph-properties fo:margin-top="0cm" fo:margin-bottom="0cm" loext:contextual-spacing="false"/>
      <style:text-properties officeooo:paragraph-rsid="006879ea"/>
    </style:style>
    <style:style style:name="P900" style:family="paragraph" style:parent-style-name="Listenabsatz" style:list-style-name="L33">
      <style:paragraph-properties fo:margin-top="0cm" fo:margin-bottom="0cm" loext:contextual-spacing="false"/>
      <style:text-properties officeooo:paragraph-rsid="025b3859"/>
    </style:style>
    <style:style style:name="P901" style:family="paragraph" style:parent-style-name="Listenabsatz" style:list-style-name="L33">
      <style:paragraph-properties fo:margin-top="0cm" fo:margin-bottom="0cm" loext:contextual-spacing="false"/>
      <style:text-properties officeooo:paragraph-rsid="00698dda"/>
    </style:style>
    <style:style style:name="P902" style:family="paragraph" style:parent-style-name="Listenabsatz" style:list-style-name="L33">
      <style:paragraph-properties fo:margin-top="0cm" fo:margin-bottom="0cm" loext:contextual-spacing="false"/>
      <style:text-properties officeooo:paragraph-rsid="025bfb36"/>
    </style:style>
    <style:style style:name="P903" style:family="paragraph" style:parent-style-name="Listenabsatz" style:list-style-name="L33">
      <style:paragraph-properties fo:margin-top="0cm" fo:margin-bottom="0cm" loext:contextual-spacing="false"/>
      <style:text-properties officeooo:paragraph-rsid="006a0fc7"/>
    </style:style>
    <style:style style:name="P904" style:family="paragraph" style:parent-style-name="Listenabsatz" style:list-style-name="L33">
      <style:paragraph-properties fo:margin-top="0cm" fo:margin-bottom="0cm" loext:contextual-spacing="false"/>
      <style:text-properties officeooo:paragraph-rsid="029ba821"/>
    </style:style>
    <style:style style:name="P905" style:family="paragraph" style:parent-style-name="Listenabsatz" style:list-style-name="L33">
      <style:paragraph-properties fo:margin-top="0cm" fo:margin-bottom="0cm" loext:contextual-spacing="false"/>
      <style:text-properties officeooo:paragraph-rsid="029ef39e"/>
    </style:style>
    <style:style style:name="P906" style:family="paragraph" style:parent-style-name="Listenabsatz" style:list-style-name="L33">
      <style:paragraph-properties fo:margin-top="0cm" fo:margin-bottom="0cm" loext:contextual-spacing="false"/>
      <style:text-properties officeooo:paragraph-rsid="02a0b50c"/>
    </style:style>
    <style:style style:name="P907" style:family="paragraph" style:parent-style-name="Listenabsatz" style:list-style-name="L33">
      <style:paragraph-properties fo:margin-top="0cm" fo:margin-bottom="0cm" loext:contextual-spacing="false"/>
      <style:text-properties officeooo:paragraph-rsid="02d21d2b"/>
    </style:style>
    <style:style style:name="P908" style:family="paragraph" style:parent-style-name="Listenabsatz" style:list-style-name="L33">
      <style:paragraph-properties fo:margin-top="0cm" fo:margin-bottom="0cm" loext:contextual-spacing="false"/>
      <style:text-properties officeooo:paragraph-rsid="02a16251"/>
    </style:style>
    <style:style style:name="P909" style:family="paragraph" style:parent-style-name="Listenabsatz" style:list-style-name="L33">
      <style:paragraph-properties fo:margin-top="0cm" fo:margin-bottom="0cm" loext:contextual-spacing="false"/>
      <style:text-properties officeooo:paragraph-rsid="015c2ca6"/>
    </style:style>
    <style:style style:name="P910" style:family="paragraph" style:parent-style-name="Listenabsatz" style:list-style-name="L33">
      <style:paragraph-properties fo:margin-top="0cm" fo:margin-bottom="0cm" loext:contextual-spacing="false"/>
      <style:text-properties officeooo:paragraph-rsid="015c8561"/>
    </style:style>
    <style:style style:name="P911" style:family="paragraph" style:parent-style-name="Listenabsatz" style:list-style-name="L33">
      <style:paragraph-properties fo:margin-top="0cm" fo:margin-bottom="0cm" loext:contextual-spacing="false"/>
      <style:text-properties officeooo:paragraph-rsid="01f06d78"/>
    </style:style>
    <style:style style:name="P912" style:family="paragraph" style:parent-style-name="Listenabsatz" style:list-style-name="L33">
      <style:paragraph-properties fo:margin-top="0cm" fo:margin-bottom="0cm" loext:contextual-spacing="false"/>
      <style:text-properties officeooo:paragraph-rsid="00f09459"/>
    </style:style>
    <style:style style:name="P913" style:family="paragraph" style:parent-style-name="Listenabsatz" style:list-style-name="L33">
      <style:paragraph-properties fo:margin-top="0cm" fo:margin-bottom="0cm" loext:contextual-spacing="false"/>
      <style:text-properties officeooo:paragraph-rsid="01a202d8"/>
    </style:style>
    <style:style style:name="P914" style:family="paragraph" style:parent-style-name="Listenabsatz" style:list-style-name="L33">
      <style:paragraph-properties fo:margin-top="0cm" fo:margin-bottom="0cm" loext:contextual-spacing="false"/>
      <style:text-properties officeooo:paragraph-rsid="004f8c8a"/>
    </style:style>
    <style:style style:name="P915" style:family="paragraph" style:parent-style-name="Listenabsatz" style:list-style-name="L33">
      <style:paragraph-properties fo:margin-top="0cm" fo:margin-bottom="0cm" loext:contextual-spacing="false"/>
      <style:text-properties officeooo:paragraph-rsid="00d56b85"/>
    </style:style>
    <style:style style:name="P916" style:family="paragraph" style:parent-style-name="Listenabsatz" style:list-style-name="L33">
      <style:paragraph-properties fo:margin-top="0cm" fo:margin-bottom="0cm" loext:contextual-spacing="false"/>
      <style:text-properties officeooo:paragraph-rsid="00d8a24f"/>
    </style:style>
    <style:style style:name="P917" style:family="paragraph" style:parent-style-name="Listenabsatz" style:list-style-name="L33">
      <style:paragraph-properties fo:margin-top="0cm" fo:margin-bottom="0cm" loext:contextual-spacing="false"/>
      <style:text-properties officeooo:paragraph-rsid="01f9f8d1"/>
    </style:style>
    <style:style style:name="P918" style:family="paragraph" style:parent-style-name="Listenabsatz" style:list-style-name="L33">
      <style:paragraph-properties fo:margin-top="0cm" fo:margin-bottom="0cm" loext:contextual-spacing="false"/>
      <style:text-properties officeooo:paragraph-rsid="020df501"/>
    </style:style>
    <style:style style:name="P919" style:family="paragraph" style:parent-style-name="Listenabsatz" style:list-style-name="L33">
      <style:paragraph-properties fo:margin-top="0cm" fo:margin-bottom="0cm" loext:contextual-spacing="false"/>
      <style:text-properties officeooo:paragraph-rsid="01789679"/>
    </style:style>
    <style:style style:name="P920" style:family="paragraph" style:parent-style-name="Listenabsatz" style:list-style-name="L33">
      <style:paragraph-properties fo:margin-top="0cm" fo:margin-bottom="0cm" loext:contextual-spacing="false"/>
      <style:text-properties officeooo:paragraph-rsid="012cbe33"/>
    </style:style>
    <style:style style:name="P921" style:family="paragraph" style:parent-style-name="Listenabsatz" style:list-style-name="L33">
      <style:paragraph-properties fo:margin-top="0cm" fo:margin-bottom="0cm" loext:contextual-spacing="false"/>
      <style:text-properties officeooo:paragraph-rsid="012e2768"/>
    </style:style>
    <style:style style:name="P922" style:family="paragraph" style:parent-style-name="Listenabsatz" style:list-style-name="L33">
      <style:paragraph-properties fo:margin-top="0cm" fo:margin-bottom="0cm" loext:contextual-spacing="false"/>
      <style:text-properties officeooo:rsid="0084699c" officeooo:paragraph-rsid="0084699c"/>
    </style:style>
    <style:style style:name="P923" style:family="paragraph" style:parent-style-name="Listenabsatz" style:list-style-name="L33">
      <style:paragraph-properties fo:margin-top="0cm" fo:margin-bottom="0cm" loext:contextual-spacing="false"/>
      <style:text-properties officeooo:rsid="0084699c" officeooo:paragraph-rsid="00875b60"/>
    </style:style>
    <style:style style:name="P924" style:family="paragraph" style:parent-style-name="Listenabsatz" style:list-style-name="L33">
      <style:paragraph-properties fo:margin-top="0cm" fo:margin-bottom="0cm" loext:contextual-spacing="false"/>
      <style:text-properties officeooo:rsid="0084699c" officeooo:paragraph-rsid="008a5197"/>
    </style:style>
    <style:style style:name="P925" style:family="paragraph" style:parent-style-name="Listenabsatz" style:list-style-name="L33">
      <style:paragraph-properties fo:margin-top="0cm" fo:margin-bottom="0cm" loext:contextual-spacing="false"/>
      <style:text-properties officeooo:rsid="0084699c" officeooo:paragraph-rsid="008b8610"/>
    </style:style>
    <style:style style:name="P926" style:family="paragraph" style:parent-style-name="Listenabsatz" style:list-style-name="L33">
      <style:paragraph-properties fo:margin-top="0cm" fo:margin-bottom="0cm" loext:contextual-spacing="false"/>
      <style:text-properties officeooo:rsid="009a90c1" officeooo:paragraph-rsid="009a90c1"/>
    </style:style>
    <style:style style:name="P927" style:family="paragraph" style:parent-style-name="Listenabsatz" style:list-style-name="L33">
      <style:paragraph-properties fo:margin-top="0cm" fo:margin-bottom="0cm" loext:contextual-spacing="false"/>
      <style:text-properties officeooo:rsid="0084cb60" officeooo:paragraph-rsid="0084cb60"/>
    </style:style>
    <style:style style:name="P928" style:family="paragraph" style:parent-style-name="Listenabsatz" style:list-style-name="L33">
      <style:paragraph-properties fo:margin-top="0cm" fo:margin-bottom="0cm" loext:contextual-spacing="false"/>
      <style:text-properties fo:color="#000000" officeooo:paragraph-rsid="0086d125"/>
    </style:style>
    <style:style style:name="P929" style:family="paragraph" style:parent-style-name="Listenabsatz" style:list-style-name="L33">
      <style:paragraph-properties fo:margin-top="0cm" fo:margin-bottom="0cm" loext:contextual-spacing="false"/>
      <style:text-properties officeooo:rsid="008a5197" officeooo:paragraph-rsid="008a5197"/>
    </style:style>
    <style:style style:name="P930" style:family="paragraph" style:parent-style-name="Listenabsatz" style:list-style-name="L33">
      <style:paragraph-properties fo:margin-top="0cm" fo:margin-bottom="0cm" loext:contextual-spacing="false"/>
      <style:text-properties officeooo:rsid="008a5197" officeooo:paragraph-rsid="008b8610"/>
    </style:style>
    <style:style style:name="P931" style:family="paragraph" style:parent-style-name="Listenabsatz" style:list-style-name="L34">
      <style:paragraph-properties fo:margin-top="0cm" fo:margin-bottom="0cm" loext:contextual-spacing="false"/>
    </style:style>
    <style:style style:name="P932" style:family="paragraph" style:parent-style-name="Listenabsatz" style:list-style-name="L34">
      <style:paragraph-properties fo:margin-top="0cm" fo:margin-bottom="0cm" loext:contextual-spacing="false"/>
      <style:text-properties officeooo:paragraph-rsid="0154fa7f"/>
    </style:style>
    <style:style style:name="P933" style:family="paragraph" style:parent-style-name="Listenabsatz" style:list-style-name="L34">
      <style:paragraph-properties fo:margin-top="0cm" fo:margin-bottom="0cm" loext:contextual-spacing="false"/>
      <style:text-properties officeooo:paragraph-rsid="01567205"/>
    </style:style>
    <style:style style:name="P934" style:family="paragraph" style:parent-style-name="Listenabsatz" style:list-style-name="L34">
      <style:paragraph-properties fo:margin-top="0cm" fo:margin-bottom="0cm" loext:contextual-spacing="false"/>
      <style:text-properties officeooo:rsid="0152a26e" officeooo:paragraph-rsid="0152a26e"/>
    </style:style>
    <style:style style:name="P935" style:family="paragraph" style:parent-style-name="Listenabsatz" style:list-style-name="L34">
      <style:paragraph-properties fo:margin-top="0cm" fo:margin-bottom="0cm" loext:contextual-spacing="false"/>
      <style:text-properties officeooo:rsid="0152a26e" officeooo:paragraph-rsid="0154fa7f"/>
    </style:style>
    <style:style style:name="P936" style:family="paragraph" style:parent-style-name="Listenabsatz" style:list-style-name="L34">
      <style:paragraph-properties fo:margin-top="0cm" fo:margin-bottom="0cm" loext:contextual-spacing="false"/>
      <style:text-properties officeooo:rsid="0152a26e" officeooo:paragraph-rsid="01567205"/>
    </style:style>
    <style:style style:name="P937" style:family="paragraph" style:parent-style-name="Listenabsatz" style:list-style-name="L33">
      <style:paragraph-properties fo:margin-top="0cm" fo:margin-bottom="0cm" loext:contextual-spacing="false"/>
      <style:text-properties officeooo:rsid="012c6d9a" officeooo:paragraph-rsid="012c6d9a"/>
    </style:style>
    <style:style style:name="P938" style:family="paragraph" style:parent-style-name="Listenabsatz" style:list-style-name="L33">
      <style:paragraph-properties fo:margin-top="0cm" fo:margin-bottom="0cm" loext:contextual-spacing="false"/>
      <style:text-properties officeooo:rsid="014b878d" officeooo:paragraph-rsid="014c29b5"/>
    </style:style>
    <style:style style:name="P939" style:family="paragraph" style:parent-style-name="Listenabsatz" style:list-style-name="L33">
      <style:paragraph-properties fo:margin-top="0cm" fo:margin-bottom="0cm" loext:contextual-spacing="false"/>
      <style:text-properties officeooo:rsid="013d9545" officeooo:paragraph-rsid="01e3dfd4"/>
    </style:style>
    <style:style style:name="P940" style:family="paragraph" style:parent-style-name="Listenabsatz" style:list-style-name="L33">
      <style:paragraph-properties fo:margin-top="0cm" fo:margin-bottom="0cm" loext:contextual-spacing="false"/>
      <style:text-properties officeooo:rsid="013d9545" officeooo:paragraph-rsid="01ea9b4c"/>
    </style:style>
    <style:style style:name="P941" style:family="paragraph" style:parent-style-name="Listenabsatz" style:list-style-name="L33">
      <style:paragraph-properties fo:margin-top="0cm" fo:margin-bottom="0cm" loext:contextual-spacing="false"/>
      <style:text-properties officeooo:rsid="013d9545" officeooo:paragraph-rsid="02bfcc86"/>
    </style:style>
    <style:style style:name="P942" style:family="paragraph" style:parent-style-name="Listenabsatz" style:list-style-name="L33">
      <style:paragraph-properties fo:margin-top="0cm" fo:margin-bottom="0cm" loext:contextual-spacing="false"/>
      <style:text-properties officeooo:rsid="01e3dfd4" officeooo:paragraph-rsid="01e3dfd4"/>
    </style:style>
    <style:style style:name="P943" style:family="paragraph" style:parent-style-name="Listenabsatz" style:list-style-name="L33">
      <style:paragraph-properties fo:margin-top="0cm" fo:margin-bottom="0cm" loext:contextual-spacing="false"/>
      <style:text-properties officeooo:rsid="01e44a78" officeooo:paragraph-rsid="01e44a78"/>
    </style:style>
    <style:style style:name="P944" style:family="paragraph" style:parent-style-name="Listenabsatz" style:list-style-name="L33">
      <style:paragraph-properties fo:margin-top="0cm" fo:margin-bottom="0cm" loext:contextual-spacing="false"/>
      <style:text-properties officeooo:rsid="01e5625e" officeooo:paragraph-rsid="01e5625e"/>
    </style:style>
    <style:style style:name="P945" style:family="paragraph" style:parent-style-name="Listenabsatz" style:list-style-name="L33">
      <style:paragraph-properties fo:margin-top="0cm" fo:margin-bottom="0cm" loext:contextual-spacing="false"/>
      <style:text-properties officeooo:rsid="01e6aff2" officeooo:paragraph-rsid="01e6aff2"/>
    </style:style>
    <style:style style:name="P946" style:family="paragraph" style:parent-style-name="Listenabsatz" style:list-style-name="L33">
      <style:paragraph-properties fo:margin-top="0cm" fo:margin-bottom="0cm" loext:contextual-spacing="false"/>
      <style:text-properties officeooo:rsid="01e6fe7c" officeooo:paragraph-rsid="01e6fe7c"/>
    </style:style>
    <style:style style:name="P947" style:family="paragraph" style:parent-style-name="Listenabsatz" style:list-style-name="L33">
      <style:paragraph-properties fo:margin-top="0cm" fo:margin-bottom="0cm" loext:contextual-spacing="false"/>
      <style:text-properties officeooo:rsid="01e9269c" officeooo:paragraph-rsid="01e9269c"/>
    </style:style>
    <style:style style:name="P948" style:family="paragraph" style:parent-style-name="Listenabsatz" style:list-style-name="L33">
      <style:paragraph-properties fo:margin-top="0cm" fo:margin-bottom="0cm" loext:contextual-spacing="false"/>
      <style:text-properties officeooo:rsid="01eb1790" officeooo:paragraph-rsid="01eb1790"/>
    </style:style>
    <style:style style:name="P949" style:family="paragraph" style:parent-style-name="Listenabsatz" style:list-style-name="L33">
      <style:paragraph-properties fo:margin-top="0cm" fo:margin-bottom="0cm" loext:contextual-spacing="false"/>
      <style:text-properties officeooo:rsid="01e9e1c3" officeooo:paragraph-rsid="01e9e1c3"/>
    </style:style>
    <style:style style:name="P950" style:family="paragraph" style:parent-style-name="Listenabsatz" style:list-style-name="L33">
      <style:paragraph-properties fo:margin-top="0cm" fo:margin-bottom="0cm" loext:contextual-spacing="false"/>
      <style:text-properties officeooo:rsid="01f9ea0c" officeooo:paragraph-rsid="01f9ea0c"/>
    </style:style>
    <style:style style:name="P951" style:family="paragraph" style:parent-style-name="Listenabsatz" style:list-style-name="L33">
      <style:paragraph-properties fo:margin-top="0cm" fo:margin-bottom="0cm" loext:contextual-spacing="false"/>
      <style:text-properties officeooo:rsid="01f9ea0c" officeooo:paragraph-rsid="01f9f8d1"/>
    </style:style>
    <style:style style:name="P952" style:family="paragraph" style:parent-style-name="Listenabsatz" style:list-style-name="L33">
      <style:paragraph-properties fo:margin-top="0cm" fo:margin-bottom="0cm" loext:contextual-spacing="false"/>
      <style:text-properties officeooo:rsid="01f9ea0c" officeooo:paragraph-rsid="020ce3ce"/>
    </style:style>
    <style:style style:name="P953" style:family="paragraph" style:parent-style-name="Listenabsatz" style:list-style-name="L33">
      <style:paragraph-properties fo:margin-top="0cm" fo:margin-bottom="0cm" loext:contextual-spacing="false"/>
      <style:text-properties officeooo:rsid="00f4daf9" officeooo:paragraph-rsid="02bfcc86"/>
    </style:style>
    <style:style style:name="P954" style:family="paragraph" style:parent-style-name="Listenabsatz" style:list-style-name="L33">
      <style:paragraph-properties fo:margin-top="0cm" fo:margin-bottom="0cm" loext:contextual-spacing="false"/>
      <style:text-properties officeooo:rsid="0143020f" officeooo:paragraph-rsid="02bfcc86"/>
    </style:style>
    <style:style style:name="P955" style:family="paragraph" style:parent-style-name="Listenabsatz" style:list-style-name="L33">
      <style:paragraph-properties fo:margin-top="0cm" fo:margin-bottom="0cm" loext:contextual-spacing="false"/>
      <style:text-properties officeooo:rsid="01447dc4" officeooo:paragraph-rsid="02bfcc86"/>
    </style:style>
    <style:style style:name="P956" style:family="paragraph" style:parent-style-name="Listenabsatz" style:list-style-name="L33">
      <style:paragraph-properties fo:margin-top="0cm" fo:margin-bottom="0cm" loext:contextual-spacing="false"/>
      <style:text-properties officeooo:rsid="014500dd" officeooo:paragraph-rsid="02bfcc86"/>
    </style:style>
    <style:style style:name="P957" style:family="paragraph" style:parent-style-name="Listenabsatz" style:list-style-name="L33">
      <style:paragraph-properties fo:margin-top="0cm" fo:margin-bottom="0cm" loext:contextual-spacing="false"/>
      <style:text-properties officeooo:rsid="0284a3f1" officeooo:paragraph-rsid="02bfcc86"/>
    </style:style>
    <style:style style:name="P958" style:family="paragraph" style:parent-style-name="Listenabsatz" style:list-style-name="L33">
      <style:paragraph-properties fo:margin-top="0cm" fo:margin-bottom="0cm" loext:contextual-spacing="false"/>
      <style:text-properties officeooo:rsid="0284a3f1" officeooo:paragraph-rsid="02a0b50c"/>
    </style:style>
    <style:style style:name="P959" style:family="paragraph" style:parent-style-name="Listenabsatz" style:list-style-name="L33">
      <style:paragraph-properties fo:margin-top="0cm" fo:margin-bottom="0cm" loext:contextual-spacing="false"/>
      <style:text-properties officeooo:rsid="02892673" officeooo:paragraph-rsid="02bfcc86"/>
    </style:style>
    <style:style style:name="P960" style:family="paragraph" style:parent-style-name="Listenabsatz" style:list-style-name="L33">
      <style:paragraph-properties fo:margin-top="0cm" fo:margin-bottom="0cm" loext:contextual-spacing="false"/>
      <style:text-properties officeooo:rsid="02892673" officeooo:paragraph-rsid="029ba821"/>
    </style:style>
    <style:style style:name="P961" style:family="paragraph" style:parent-style-name="Listenabsatz" style:list-style-name="L33">
      <style:paragraph-properties fo:margin-top="0cm" fo:margin-bottom="0cm" loext:contextual-spacing="false"/>
      <style:text-properties officeooo:rsid="02913156" officeooo:paragraph-rsid="02bfcc86"/>
    </style:style>
    <style:style style:name="P962" style:family="paragraph" style:parent-style-name="Listenabsatz" style:list-style-name="L33">
      <style:paragraph-properties fo:margin-top="0cm" fo:margin-bottom="0cm" loext:contextual-spacing="false"/>
      <style:text-properties officeooo:rsid="02818d38" officeooo:paragraph-rsid="02bfcc86"/>
    </style:style>
    <style:style style:name="P963" style:family="paragraph" style:parent-style-name="Listenabsatz" style:list-style-name="L33">
      <style:paragraph-properties fo:margin-top="0cm" fo:margin-bottom="0cm" loext:contextual-spacing="false"/>
      <style:text-properties officeooo:rsid="01c6e085" officeooo:paragraph-rsid="01c94192"/>
    </style:style>
    <style:style style:name="P964" style:family="paragraph" style:parent-style-name="Listenabsatz" style:list-style-name="L33">
      <style:paragraph-properties fo:margin-top="0cm" fo:margin-bottom="0cm" loext:contextual-spacing="false"/>
      <style:text-properties officeooo:rsid="01c6e085" officeooo:paragraph-rsid="01c6e085"/>
    </style:style>
    <style:style style:name="P965" style:family="paragraph" style:parent-style-name="Listenabsatz" style:list-style-name="L33">
      <style:paragraph-properties fo:margin-top="0cm" fo:margin-bottom="0cm" loext:contextual-spacing="false"/>
      <style:text-properties officeooo:rsid="01c6e085" officeooo:paragraph-rsid="01c8365c"/>
    </style:style>
    <style:style style:name="P966" style:family="paragraph" style:parent-style-name="Listenabsatz" style:list-style-name="L45">
      <style:paragraph-properties fo:margin-top="0cm" fo:margin-bottom="0cm" loext:contextual-spacing="false"/>
    </style:style>
    <style:style style:name="P967" style:family="paragraph" style:parent-style-name="Listenabsatz" style:list-style-name="L45">
      <style:paragraph-properties fo:margin-top="0cm" fo:margin-bottom="0cm" loext:contextual-spacing="false"/>
      <style:text-properties officeooo:rsid="00f09459" officeooo:paragraph-rsid="00f09459"/>
    </style:style>
    <style:style style:name="P968" style:family="paragraph" style:parent-style-name="Listenabsatz" style:list-style-name="L33">
      <style:paragraph-properties fo:margin-top="0cm" fo:margin-bottom="0cm" loext:contextual-spacing="false"/>
      <style:text-properties officeooo:rsid="004f8c8a" officeooo:paragraph-rsid="004f8c8a"/>
    </style:style>
    <style:style style:name="P969" style:family="paragraph" style:parent-style-name="Listenabsatz" style:list-style-name="L33">
      <style:paragraph-properties fo:margin-top="0cm" fo:margin-bottom="0cm" loext:contextual-spacing="false"/>
      <style:text-properties officeooo:rsid="004f8c8a" officeooo:paragraph-rsid="0051ddc4"/>
    </style:style>
    <style:style style:name="P970" style:family="paragraph" style:parent-style-name="Listenabsatz" style:list-style-name="L33">
      <style:paragraph-properties fo:margin-top="0cm" fo:margin-bottom="0cm" loext:contextual-spacing="false"/>
      <style:text-properties officeooo:rsid="00da9f98" officeooo:paragraph-rsid="00da9f98"/>
    </style:style>
    <style:style style:name="P971" style:family="paragraph" style:parent-style-name="Listenabsatz" style:list-style-name="L54">
      <style:paragraph-properties fo:margin-top="0cm" fo:margin-bottom="0cm" loext:contextual-spacing="false"/>
    </style:style>
    <style:style style:name="P972" style:family="paragraph" style:parent-style-name="Listenabsatz" style:list-style-name="L55">
      <style:paragraph-properties fo:margin-top="0cm" fo:margin-bottom="0cm" loext:contextual-spacing="false"/>
    </style:style>
    <style:style style:name="P973" style:family="paragraph" style:parent-style-name="Listenabsatz" style:list-style-name="L55">
      <style:paragraph-properties fo:margin-top="0cm" fo:margin-bottom="0cm" loext:contextual-spacing="false"/>
      <style:text-properties officeooo:paragraph-rsid="025f05bd"/>
    </style:style>
    <style:style style:name="P974" style:family="paragraph" style:parent-style-name="Listenabsatz" style:list-style-name="L56">
      <style:paragraph-properties fo:margin-top="0cm" fo:margin-bottom="0cm" loext:contextual-spacing="false"/>
    </style:style>
    <style:style style:name="P975" style:family="paragraph" style:parent-style-name="Listenabsatz" style:list-style-name="L61">
      <style:paragraph-properties fo:margin-top="0cm" fo:margin-bottom="0cm" loext:contextual-spacing="false"/>
      <style:text-properties officeooo:paragraph-rsid="0216e301"/>
    </style:style>
    <style:style style:name="P976" style:family="paragraph" style:parent-style-name="Listenabsatz" style:list-style-name="L32">
      <style:paragraph-properties fo:margin-top="0cm" fo:margin-bottom="0cm" loext:contextual-spacing="false"/>
      <style:text-properties officeooo:rsid="00926609" officeooo:paragraph-rsid="0216e301"/>
    </style:style>
    <style:style style:name="P977" style:family="paragraph" style:parent-style-name="Listenabsatz" style:list-style-name="L1">
      <style:paragraph-properties fo:margin-left="0cm" fo:margin-right="0cm" fo:margin-top="0cm" fo:margin-bottom="0cm" loext:contextual-spacing="false" fo:text-indent="0cm" style:auto-text-indent="false"/>
    </style:style>
    <style:style style:name="P978" style:family="paragraph" style:parent-style-name="Listenabsatz" style:list-style-name="L12">
      <style:paragraph-properties fo:margin-left="0cm" fo:margin-right="0cm" fo:margin-top="0cm" fo:margin-bottom="0cm" loext:contextual-spacing="false" fo:text-indent="0cm" style:auto-text-indent="false"/>
    </style:style>
    <style:style style:name="P979" style:family="paragraph" style:parent-style-name="Listenabsatz" style:list-style-name="L14">
      <style:paragraph-properties fo:margin-left="0cm" fo:margin-right="0cm" fo:margin-top="0cm" fo:margin-bottom="0cm" loext:contextual-spacing="false" fo:text-indent="0cm" style:auto-text-indent="false"/>
    </style:style>
    <style:style style:name="P980" style:family="paragraph" style:parent-style-name="Listenabsatz" style:list-style-name="L21">
      <style:paragraph-properties fo:margin-left="0cm" fo:margin-right="0cm" fo:margin-top="0cm" fo:margin-bottom="0cm" loext:contextual-spacing="false" fo:text-indent="0cm" style:auto-text-indent="false"/>
    </style:style>
    <style:style style:name="P981" style:family="paragraph" style:parent-style-name="Listenabsatz" style:list-style-name="L32">
      <style:paragraph-properties fo:margin-left="0cm" fo:margin-right="0cm" fo:margin-top="0cm" fo:margin-bottom="0cm" loext:contextual-spacing="false" fo:text-indent="0cm" style:auto-text-indent="false"/>
    </style:style>
    <style:style style:name="P982" style:family="paragraph" style:parent-style-name="Listenabsatz" style:list-style-name="L33">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9" style:family="paragraph" style:parent-style-name="Listenabsatz" style:list-style-name="L34">
      <style:paragraph-properties fo:margin-left="0cm" fo:margin-right="0cm" fo:margin-top="0cm" fo:margin-bottom="0cm" loext:contextual-spacing="false" fo:text-indent="0cm" style:auto-text-indent="false"/>
    </style:style>
    <style:style style:name="P99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9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9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9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96" style:family="paragraph" style:parent-style-name="Listenabsatz" style:list-style-name="L54">
      <style:paragraph-properties fo:margin-left="0cm" fo:margin-right="0cm" fo:margin-top="0cm" fo:margin-bottom="0cm" loext:contextual-spacing="false" fo:text-indent="0cm" style:auto-text-indent="false"/>
    </style:style>
    <style:style style:name="P997" style:family="paragraph" style:parent-style-name="Listenabsatz" style:list-style-name="L33">
      <style:paragraph-properties fo:margin-left="0cm" fo:margin-right="0cm" fo:text-indent="0cm" style:auto-text-indent="false"/>
    </style:style>
    <style:style style:name="P998" style:family="paragraph" style:parent-style-name="Verzeichnis_20_2">
      <style:paragraph-properties>
        <style:tab-stops>
          <style:tab-stop style:position="16.002cm" style:type="right" style:leader-style="dotted" style:leader-text="."/>
        </style:tab-stops>
      </style:paragraph-properties>
    </style:style>
    <style:style style:name="P999" style:family="paragraph" style:parent-style-name="Verzeichnis_20_3">
      <style:paragraph-properties>
        <style:tab-stops>
          <style:tab-stop style:position="16.002cm" style:type="right" style:leader-style="dotted" style:leader-text="."/>
        </style:tab-stops>
      </style:paragraph-properties>
    </style:style>
    <style:style style:name="P1000" style:family="paragraph" style:parent-style-name="Text_20_body" style:list-style-name="L36"/>
    <style:style style:name="P1001"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46"><text:a xlink:type="simple" xlink:href="#__RefHeading__11955_1500227590" text:style-name="Line_20_numbering" text:visited-style-name="Line_20_numbering">ScriptCommunicator History<text:tab/>8</text:a></text:p>
          <text:p text:style-name="P846"><text:a xlink:type="simple" xlink:href="#__RefHeading__18460_749916436" text:style-name="Line_20_numbering" text:visited-style-name="Line_20_numbering">GUI documentation<text:tab/>16</text:a></text:p>
          <text:p text:style-name="P998"><text:a xlink:type="simple" xlink:href="#__RefHeading__5894_596565095" text:style-name="Line_20_numbering" text:visited-style-name="Line_20_numbering">Main window<text:tab/>16</text:a></text:p>
          <text:p text:style-name="P998"><text:a xlink:type="simple" xlink:href="#__RefHeading__18462_749916436" text:style-name="Line_20_numbering" text:visited-style-name="Line_20_numbering">Settings dialog<text:tab/>17</text:a></text:p>
          <text:p text:style-name="P998"><text:a xlink:type="simple" xlink:href="#__RefHeading__19794_324193177" text:style-name="Line_20_numbering" text:visited-style-name="Line_20_numbering">Send dialog<text:tab/>18</text:a></text:p>
          <text:p text:style-name="P999"><text:a xlink:type="simple" xlink:href="#__RefHeading__5900_596565095" text:style-name="Line_20_numbering" text:visited-style-name="Line_20_numbering">Single sequence table<text:tab/>18</text:a></text:p>
          <text:p text:style-name="P999"><text:a xlink:type="simple" xlink:href="#__RefHeading__5902_596565095" text:style-name="Line_20_numbering" text:visited-style-name="Line_20_numbering">Cyclic sequence area<text:tab/>18</text:a></text:p>
          <text:p text:style-name="P998"><text:a xlink:type="simple" xlink:href="#__RefHeading__5904_596565095" text:style-name="Line_20_numbering" text:visited-style-name="Line_20_numbering">Scripts dialog<text:tab/>19</text:a></text:p>
          <text:p text:style-name="P998"><text:a xlink:type="simple" xlink:href="#__RefHeading___Toc26705_580090528" text:style-name="Line_20_numbering" text:visited-style-name="Line_20_numbering">Create sce file dialog<text:tab/>21</text:a></text:p>
          <text:p text:style-name="P998"><text:a xlink:type="simple" xlink:href="#__RefHeading__5844_1858286537" text:style-name="Line_20_numbering" text:visited-style-name="Line_20_numbering">Add message dialog<text:tab/>23</text:a></text:p>
          <text:p text:style-name="P998"><text:a xlink:type="simple" xlink:href="#__RefHeading__5846_1858286537" text:style-name="Line_20_numbering" text:visited-style-name="Line_20_numbering">Sending and receiving a file<text:tab/>23</text:a></text:p>
          <text:p text:style-name="P846"><text:a xlink:type="simple" xlink:href="#__RefHeading__18464_749916436" text:style-name="Line_20_numbering" text:visited-style-name="Line_20_numbering">Configuration files<text:tab/>23</text:a></text:p>
          <text:p text:style-name="P998"><text:a xlink:type="simple" xlink:href="#__RefHeading__20288_1662152207" text:style-name="Line_20_numbering" text:visited-style-name="Line_20_numbering">Main configuration file<text:tab/>24</text:a></text:p>
          <text:p text:style-name="P998"><text:a xlink:type="simple" xlink:href="#__RefHeading__20290_1662152207" text:style-name="Line_20_numbering" text:visited-style-name="Line_20_numbering">Sequence configuration file<text:tab/>24</text:a></text:p>
          <text:p text:style-name="P998"><text:a xlink:type="simple" xlink:href="#__RefHeading__20292_1662152207" text:style-name="Line_20_numbering" text:visited-style-name="Line_20_numbering">Script configuration file<text:tab/>24</text:a></text:p>
          <text:p text:style-name="P998"><text:a xlink:type="simple" xlink:href="#__RefHeading___Toc26707_580090528" text:style-name="Line_20_numbering" text:visited-style-name="Line_20_numbering">SCE configuration file<text:tab/>24</text:a></text:p>
          <text:p text:style-name="P846"><text:a xlink:type="simple" xlink:href="#__RefHeading___Toc26655_1604035878" text:style-name="Line_20_numbering" text:visited-style-name="Line_20_numbering">Command-line arguments<text:tab/>24</text:a></text:p>
          <text:p text:style-name="P998"><text:a xlink:type="simple" xlink:href="#__RefHeading___Toc26131_1035592857" text:style-name="Line_20_numbering" text:visited-style-name="Line_20_numbering">Command-line mode<text:tab/>25</text:a></text:p>
          <text:p text:style-name="P999"><text:a xlink:type="simple" xlink:href="#__RefHeading___Toc24451_580090528" text:style-name="Line_20_numbering" text:visited-style-name="Line_20_numbering">SCE files<text:tab/>25</text:a></text:p>
          <text:p text:style-name="P999"><text:a xlink:type="simple" xlink:href="#__RefHeading___Toc24453_580090528" text:style-name="Line_20_numbering" text:visited-style-name="Line_20_numbering">SCEZ files<text:tab/>26</text:a></text:p>
          <text:p text:style-name="P846"><text:a xlink:type="simple" xlink:href="#__RefHeading___Toc28537_1676676238" text:style-name="Line_20_numbering" text:visited-style-name="Line_20_numbering">Self extracting zip (exe) files (only on windows)<text:tab/>26</text:a></text:p>
          <text:p text:style-name="P846"><text:a xlink:type="simple" xlink:href="#__RefHeading__14268_2020384652" text:style-name="Line_20_numbering" text:visited-style-name="Line_20_numbering">Internal architecture<text:tab/>27</text:a></text:p>
          <text:p text:style-name="P846"><text:a xlink:type="simple" xlink:href="#__RefHeading__5906_596565095" text:style-name="Line_20_numbering" text:visited-style-name="Line_20_numbering">Script interface<text:tab/>27</text:a></text:p>
          <text:p text:style-name="P998"><text:a xlink:type="simple" xlink:href="#__RefHeading___Toc23996_1050142399" text:style-name="Line_20_numbering" text:visited-style-name="Line_20_numbering">Script debugging<text:tab/>27</text:a></text:p>
          <text:p text:style-name="P846"><text:a xlink:type="simple" xlink:href="#__RefHeading__14164_479808360" text:style-name="Line_20_numbering" text:visited-style-name="Line_20_numbering">Worker scripts<text:tab/>28</text:a></text:p>
          <text:p text:style-name="P998"><text:a xlink:type="simple" xlink:href="#__RefHeading__12387_269575752" text:style-name="Line_20_numbering" text:visited-style-name="Line_20_numbering">void stopScript(void)<text:tab/>28</text:a></text:p>
          <text:p text:style-name="P998"><text:a xlink:type="simple" xlink:href="#__RefHeading__5910_596565095" text:style-name="Line_20_numbering" text:visited-style-name="Line_20_numbering">The scriptThread object/class<text:tab/>29</text:a></text:p>
          <text:p text:style-name="P999"><text:a xlink:type="simple" xlink:href="#__RefHeading__14793_1904129960" text:style-name="Line_20_numbering" text:visited-style-name="Line_20_numbering">Main interface<text:tab/>29</text:a></text:p>
          <text:p text:style-name="P999"><text:a xlink:type="simple" xlink:href="#__RefHeading__14795_1904129960" text:style-name="Line_20_numbering" text:visited-style-name="Line_20_numbering">Separate interfaces<text:tab/>29</text:a></text:p>
          <text:p text:style-name="P999"><text:a xlink:type="simple" xlink:href="#__RefHeading__14797_1904129960" text:style-name="Line_20_numbering" text:visited-style-name="Line_20_numbering">Standard dialogs<text:tab/>29</text:a></text:p>
          <text:p text:style-name="P999"><text:a xlink:type="simple" xlink:href="#__RefHeading__14799_1904129960" text:style-name="Line_20_numbering" text:visited-style-name="Line_20_numbering">Filesystem<text:tab/>35</text:a></text:p>
          <text:p text:style-name="P999"><text:a xlink:type="simple" xlink:href="#__RefHeading__18040_936501348" text:style-name="Line_20_numbering" text:visited-style-name="Line_20_numbering">SQL support<text:tab/>35</text:a></text:p>
          <text:p text:style-name="P999"><text:a xlink:type="simple" xlink:href="#__RefHeading__24575_1329481546" text:style-name="Line_20_numbering" text:visited-style-name="Line_20_numbering">XML support<text:tab/>35</text:a></text:p>
          <text:p text:style-name="P999"><text:a xlink:type="simple" xlink:href="#__RefHeading__14801_1904129960" text:style-name="Line_20_numbering" text:visited-style-name="Line_20_numbering">CRC functions<text:tab/>35</text:a></text:p>
          <text:p text:style-name="P999"><text:soft-page-break/><text:a xlink:type="simple" xlink:href="#__RefHeading__14128_1927423904" text:style-name="Line_20_numbering" text:visited-style-name="Line_20_numbering">Inter-WorkerScript communication<text:tab/>39</text:a></text:p>
          <text:p text:style-name="P999"><text:a xlink:type="simple" xlink:href="#__RefHeading___Toc23434_517021428" text:style-name="Line_20_numbering" text:visited-style-name="Line_20_numbering">Process<text:tab/>42</text:a></text:p>
          <text:p text:style-name="P999"><text:a xlink:type="simple" xlink:href="#__RefHeading__5912_596565095" text:style-name="Line_20_numbering" text:visited-style-name="Line_20_numbering">Miscellaneous<text:tab/>45</text:a></text:p>
          <text:p text:style-name="P998"><text:a xlink:type="simple" xlink:href="#__RefHeading___Toc28833_1169487438" text:style-name="Line_20_numbering" text:visited-style-name="Line_20_numbering">The scriptInf object/class<text:tab/>53</text:a></text:p>
          <text:p text:style-name="P999"><text:a xlink:type="simple" xlink:href="#__RefHeading___Toc31895_1169487438" text:style-name="Line_20_numbering" text:visited-style-name="Line_20_numbering">Main interface<text:tab/>53</text:a></text:p>
          <text:p text:style-name="P999"><text:a xlink:type="simple" xlink:href="#__RefHeading___Toc30810_1169487438" text:style-name="Line_20_numbering" text:visited-style-name="Line_20_numbering">Separate interfaces<text:tab/>67</text:a></text:p>
          <text:p text:style-name="P998"><text:a xlink:type="simple" xlink:href="#__RefHeading__5964_596565095" text:style-name="Line_20_numbering" text:visited-style-name="Line_20_numbering">Script UDP socket class<text:tab/>68</text:a></text:p>
          <text:p text:style-name="P998"><text:a xlink:type="simple" xlink:href="#__RefHeading__5980_596565095" text:style-name="Line_20_numbering" text:visited-style-name="Line_20_numbering">Script TCP client class<text:tab/>70</text:a></text:p>
          <text:p text:style-name="P998"><text:a xlink:type="simple" xlink:href="#__RefHeading__5992_596565095" text:style-name="Line_20_numbering" text:visited-style-name="Line_20_numbering">Script TCP server class<text:tab/>75</text:a></text:p>
          <text:p text:style-name="P998"><text:a xlink:type="simple" xlink:href="#__RefHeading__6004_596565095" text:style-name="Line_20_numbering" text:visited-style-name="Line_20_numbering">Script serial port class<text:tab/>76</text:a></text:p>
          <text:p text:style-name="P998"><text:a xlink:type="simple" xlink:href="#__RefHeading__11097_1399518882" text:style-name="Line_20_numbering" text:visited-style-name="Line_20_numbering">Script PCAN class<text:tab/>80</text:a></text:p>
          <text:p text:style-name="P998"><text:a xlink:type="simple" xlink:href="#__RefHeading___Toc28805_1340973868" text:style-name="Line_20_numbering" text:visited-style-name="Line_20_numbering">Script Aardvark I2C/SPI class<text:tab/>82</text:a></text:p>
          <text:p text:style-name="P998"><text:a xlink:type="simple" xlink:href="#__RefHeading__6483_254725059" text:style-name="Line_20_numbering" text:visited-style-name="Line_20_numbering">Script timer class<text:tab/>89</text:a></text:p>
          <text:p text:style-name="P998"><text:a xlink:type="simple" xlink:href="#__RefHeading__6012_596565095" text:style-name="Line_20_numbering" text:visited-style-name="Line_20_numbering">Script plot window class<text:tab/>90</text:a></text:p>
          <text:p text:style-name="P998"><text:a xlink:type="simple" xlink:href="#__RefHeading__6018_596565095" text:style-name="Line_20_numbering" text:visited-style-name="Line_20_numbering">User interface classes<text:tab/>93</text:a></text:p>
          <text:p text:style-name="P999"><text:a xlink:type="simple" xlink:href="#__RefHeading__6020_596565095" text:style-name="Line_20_numbering" text:visited-style-name="Line_20_numbering">Script dialog<text:tab/>93</text:a></text:p>
          <text:p text:style-name="P999"><text:a xlink:type="simple" xlink:href="#__RefHeading__6022_596565095" text:style-name="Line_20_numbering" text:visited-style-name="Line_20_numbering">Script main window<text:tab/>94</text:a></text:p>
          <text:p text:style-name="P999"><text:a xlink:type="simple" xlink:href="#__RefHeading__6024_596565095" text:style-name="Line_20_numbering" text:visited-style-name="Line_20_numbering">Script tab widget<text:tab/>95</text:a></text:p>
          <text:p text:style-name="P999"><text:a xlink:type="simple" xlink:href="#__RefHeading__12773_232518582" text:style-name="Line_20_numbering" text:visited-style-name="Line_20_numbering">Script tool box<text:tab/>95</text:a></text:p>
          <text:p text:style-name="P999"><text:a xlink:type="simple" xlink:href="#__RefHeading__6026_596565095" text:style-name="Line_20_numbering" text:visited-style-name="Line_20_numbering">Script group box<text:tab/>96</text:a></text:p>
          <text:p text:style-name="P999"><text:a xlink:type="simple" xlink:href="#__RefHeading__6028_596565095" text:style-name="Line_20_numbering" text:visited-style-name="Line_20_numbering">Script label<text:tab/>97</text:a></text:p>
          <text:p text:style-name="P999"><text:a xlink:type="simple" xlink:href="#__RefHeading__6030_596565095" text:style-name="Line_20_numbering" text:visited-style-name="Line_20_numbering">Script action (menu entry)<text:tab/>97</text:a></text:p>
          <text:p text:style-name="P999"><text:a xlink:type="simple" xlink:href="#__RefHeading__6034_596565095" text:style-name="Line_20_numbering" text:visited-style-name="Line_20_numbering">Script button<text:tab/>98</text:a></text:p>
          <text:p text:style-name="P999"><text:a xlink:type="simple" xlink:href="#__RefHeading__9453_1653467284" text:style-name="Line_20_numbering" text:visited-style-name="Line_20_numbering">Script tool button<text:tab/>99</text:a></text:p>
          <text:p text:style-name="P999"><text:a xlink:type="simple" xlink:href="#__RefHeading__6036_596565095" text:style-name="Line_20_numbering" text:visited-style-name="Line_20_numbering">Script check box<text:tab/>100</text:a></text:p>
          <text:p text:style-name="P999"><text:a xlink:type="simple" xlink:href="#__RefHeading__5856_1858286537" text:style-name="Line_20_numbering" text:visited-style-name="Line_20_numbering">Script radio button<text:tab/>101</text:a></text:p>
          <text:p text:style-name="P999"><text:a xlink:type="simple" xlink:href="#__RefHeading__6038_596565095" text:style-name="Line_20_numbering" text:visited-style-name="Line_20_numbering">Script combo box and font combo box<text:tab/>102</text:a></text:p>
          <text:p text:style-name="P999"><text:a xlink:type="simple" xlink:href="#__RefHeading__6040_596565095" text:style-name="Line_20_numbering" text:visited-style-name="Line_20_numbering">Script line edit<text:tab/>103</text:a></text:p>
          <text:p text:style-name="P999"><text:a xlink:type="simple" xlink:href="#__RefHeading__6042_596565095" text:style-name="Line_20_numbering" text:visited-style-name="Line_20_numbering">Script table widget<text:tab/>105</text:a></text:p>
          <text:p text:style-name="P999"><text:a xlink:type="simple" xlink:href="#__RefHeading__7821_763700208" text:style-name="Line_20_numbering" text:visited-style-name="Line_20_numbering">Script list widget<text:tab/>111</text:a></text:p>
          <text:p text:style-name="P999"><text:a xlink:type="simple" xlink:href="#__RefHeading__9855_1845819620" text:style-name="Line_20_numbering" text:visited-style-name="Line_20_numbering">Script tree widget<text:tab/>113</text:a></text:p>
          <text:p text:style-name="P999"><text:a xlink:type="simple" xlink:href="#__RefHeading__8847_1845819620" text:style-name="Line_20_numbering" text:visited-style-name="Line_20_numbering">Script tree widget item<text:tab/>116</text:a></text:p>
          <text:p text:style-name="P999"><text:a xlink:type="simple" xlink:href="#__RefHeading__6044_596565095" text:style-name="Line_20_numbering" text:visited-style-name="Line_20_numbering">Script text edit<text:tab/>118</text:a></text:p>
          <text:p text:style-name="P999"><text:a xlink:type="simple" xlink:href="#__RefHeading__6046_596565095" text:style-name="Line_20_numbering" text:visited-style-name="Line_20_numbering">Script progress bar<text:tab/>120</text:a></text:p>
          <text:p text:style-name="P999"><text:a xlink:type="simple" xlink:href="#__RefHeading__6048_596565095" text:style-name="Line_20_numbering" text:visited-style-name="Line_20_numbering">Script slider<text:tab/>120</text:a></text:p>
          <text:p text:style-name="P999"><text:soft-page-break/><text:a xlink:type="simple" xlink:href="#__RefHeading__5858_1858286537" text:style-name="Line_20_numbering" text:visited-style-name="Line_20_numbering">Script spin box<text:tab/>121</text:a></text:p>
          <text:p text:style-name="P999"><text:a xlink:type="simple" xlink:href="#__RefHeading__12494_1820169016" text:style-name="Line_20_numbering" text:visited-style-name="Line_20_numbering">Script double spin box<text:tab/>122</text:a></text:p>
          <text:p text:style-name="P999"><text:a xlink:type="simple" xlink:href="#__RefHeading__5860_1858286537" text:style-name="Line_20_numbering" text:visited-style-name="Line_20_numbering">Script time edit<text:tab/>123</text:a></text:p>
          <text:p text:style-name="P999"><text:a xlink:type="simple" xlink:href="#__RefHeading__5862_1858286537" text:style-name="Line_20_numbering" text:visited-style-name="Line_20_numbering">Script date edit<text:tab/>125</text:a></text:p>
          <text:p text:style-name="P999"><text:a xlink:type="simple" xlink:href="#__RefHeading__13355_711374296" text:style-name="Line_20_numbering" text:visited-style-name="Line_20_numbering">Script date time edit<text:tab/>126</text:a></text:p>
          <text:p text:style-name="P999"><text:a xlink:type="simple" xlink:href="#__RefHeading__13073_443172521" text:style-name="Line_20_numbering" text:visited-style-name="Line_20_numbering">Script calendar widget<text:tab/>127</text:a></text:p>
          <text:p text:style-name="P999"><text:a xlink:type="simple" xlink:href="#__RefHeading__12245_1844571973" text:style-name="Line_20_numbering" text:visited-style-name="Line_20_numbering">Script splitter<text:tab/>128</text:a></text:p>
          <text:p text:style-name="P999"><text:a xlink:type="simple" xlink:href="#__RefHeading__12454_975909755" text:style-name="Line_20_numbering" text:visited-style-name="Line_20_numbering">Script dial<text:tab/>129</text:a></text:p>
          <text:p text:style-name="P999"><text:a xlink:type="simple" xlink:href="#__RefHeading__15672_1003207465" text:style-name="Line_20_numbering" text:visited-style-name="Line_20_numbering">Script plot widget<text:tab/>130</text:a></text:p>
          <text:p text:style-name="P999"><text:a xlink:type="simple" xlink:href="#__RefHeading___Toc20641_1050142399" text:style-name="Line_20_numbering" text:visited-style-name="Line_20_numbering">Script Canvas2D<text:tab/>133</text:a></text:p>
          <text:p text:style-name="P999"><text:a xlink:type="simple" xlink:href="#__RefHeading___Toc23998_1050142399" text:style-name="Line_20_numbering" text:visited-style-name="Line_20_numbering">ScriptWidget class<text:tab/>138</text:a></text:p>
          <text:p text:style-name="P999"><text:a xlink:type="simple" xlink:href="#__RefHeading___Toc22440_34290344" text:style-name="Line_20_numbering" text:visited-style-name="Line_20_numbering">Custom script widget<text:tab/>143</text:a></text:p>
          <text:p text:style-name="P998"><text:a xlink:type="simple" xlink:href="#__RefHeading__6052_596565095" text:style-name="Line_20_numbering" text:visited-style-name="Line_20_numbering">Dynamic link libraries<text:tab/>144</text:a></text:p>
          <text:p text:style-name="P846"><text:a xlink:type="simple" xlink:href="#__RefHeading__14278_479808360" text:style-name="Line_20_numbering" text:visited-style-name="Line_20_numbering">Sequence script<text:tab/>145</text:a></text:p>
          <text:p text:style-name="P846"><text:a xlink:type="simple" xlink:href="#__RefHeading__14454_479808360" text:style-name="Line_20_numbering" text:visited-style-name="Line_20_numbering">Custom console/log scripts<text:tab/>153</text:a></text:p>
          <text:p text:style-name="P998"><text:a xlink:type="simple" xlink:href="#__RefHeading__15321_479808360" text:style-name="Line_20_numbering" text:visited-style-name="Line_20_numbering">string createString(data, timeStamp, type, isLog)<text:tab/>155</text:a></text:p>
          <text:p text:style-name="P998"><text:a xlink:type="simple" xlink:href="#__RefHeading___Toc29678_375010449" text:style-name="Line_20_numbering" text:visited-style-name="Line_20_numbering">Miscellaneous<text:tab/>156</text:a></text:p>
          <text:p text:style-name="P998"><text:a xlink:type="simple" xlink:href="#__RefHeading___Toc29680_375010449" text:style-name="Line_20_numbering" text:visited-style-name="Line_20_numbering">Converter functions<text:tab/>156</text:a></text:p>
          <text:p text:style-name="P998"><text:a xlink:type="simple" xlink:href="#__RefHeading___Toc28902_375010449" text:style-name="Line_20_numbering" text:visited-style-name="Line_20_numbering">Filesystem<text:tab/>157</text:a></text:p>
          <text:p text:style-name="P998"><text:a xlink:type="simple" xlink:href="#__RefHeading__24577_1329481546" text:style-name="Line_20_numbering" text:visited-style-name="Line_20_numbering">SQL support<text:tab/>157</text:a></text:p>
          <text:p text:style-name="P998"><text:a xlink:type="simple" xlink:href="#__RefHeading__24579_1329481546" text:style-name="Line_20_numbering" text:visited-style-name="Line_20_numbering">XML support<text:tab/>157</text:a></text:p>
          <text:p text:style-name="P999"><text:a xlink:type="simple" xlink:href="#__RefHeading___Toc29682_375010449" text:style-name="Line_20_numbering" text:visited-style-name="Line_20_numbering">ScriptXmlReader* createXmlReader(void)<text:tab/>157</text:a></text:p>
          <text:p text:style-name="P999"><text:a xlink:type="simple" xlink:href="#__RefHeading___Toc29684_375010449" text:style-name="Line_20_numbering" text:visited-style-name="Line_20_numbering">ScriptXmlWriter* createXmlWriter(void)<text:tab/>157</text:a></text:p>
          <text:p text:style-name="P846"><text:a xlink:type="simple" xlink:href="#__RefHeading___Toc27896_375010449" text:style-name="Line_20_numbering" text:visited-style-name="Line_20_numbering">Filesystem<text:tab/>157</text:a></text:p>
          <text:p text:style-name="P846"><text:a xlink:type="simple" xlink:href="#__RefHeading__18042_936501348" text:style-name="Line_20_numbering" text:visited-style-name="Line_20_numbering">SQL support<text:tab/>162</text:a></text:p>
          <text:p text:style-name="P998"><text:a xlink:type="simple" xlink:href="#__RefHeading__18044_936501348" text:style-name="Line_20_numbering" text:visited-style-name="Line_20_numbering">Static QSqlDatabase function<text:tab/>162</text:a></text:p>
          <text:p text:style-name="P998"><text:a xlink:type="simple" xlink:href="#__RefHeading__18046_936501348" text:style-name="Line_20_numbering" text:visited-style-name="Line_20_numbering">Creating objects<text:tab/>162</text:a></text:p>
          <text:p text:style-name="P998"><text:a xlink:type="simple" xlink:href="#__RefHeading__18048_936501348" text:style-name="Line_20_numbering" text:visited-style-name="Line_20_numbering">Not supported functions<text:tab/>162</text:a></text:p>
          <text:p text:style-name="P998"><text:a xlink:type="simple" xlink:href="#__RefHeading__18050_936501348" text:style-name="Line_20_numbering" text:visited-style-name="Line_20_numbering">Mapping of SQL related enumerations<text:tab/>162</text:a></text:p>
          <text:p text:style-name="P998"><text:a xlink:type="simple" xlink:href="#__RefHeading__18052_936501348" text:style-name="Line_20_numbering" text:visited-style-name="Line_20_numbering">SQL example scripts<text:tab/>163</text:a></text:p>
          <text:p text:style-name="P846"><text:a xlink:type="simple" xlink:href="#__RefHeading__23867_1329481546" text:style-name="Line_20_numbering" text:visited-style-name="Line_20_numbering">XML support<text:tab/>163</text:a></text:p>
          <text:p text:style-name="P998"><text:a xlink:type="simple" xlink:href="#__RefHeading__24581_1329481546" text:style-name="Line_20_numbering" text:visited-style-name="Line_20_numbering">ScriptXmlReader<text:tab/>163</text:a></text:p>
          <text:p text:style-name="P998"><text:a xlink:type="simple" xlink:href="#__RefHeading___Toc21058_241974203" text:style-name="Line_20_numbering" text:visited-style-name="Line_20_numbering">ScriptXmlElement<text:tab/>163</text:a></text:p>
          <text:p text:style-name="P998"><text:a xlink:type="simple" xlink:href="#__RefHeading___Toc21060_241974203" text:style-name="Line_20_numbering" text:visited-style-name="Line_20_numbering">ScriptXmlAttribute<text:tab/>164</text:a></text:p>
          <text:p text:style-name="P998"><text:a xlink:type="simple" xlink:href="#__RefHeading__24583_1329481546" text:style-name="Line_20_numbering" text:visited-style-name="Line_20_numbering">ScriptXmlWriter<text:tab/>164</text:a></text:p>
          <text:p text:style-name="P846"><text:soft-page-break/><text:a xlink:type="simple" xlink:href="#__RefHeading___Toc24520_138078026" text:style-name="Line_20_numbering" text:visited-style-name="Line_20_numbering">Script converter object/class<text:tab/>167</text:a></text:p>
          <text:p text:style-name="P846"><text:a xlink:type="simple" xlink:href="#__RefHeading__6054_596565095" text:style-name="Line_20_numbering" text:visited-style-name="Line_20_numbering">Example scripts<text:tab/>171</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4311804280525371135" text:style-name="L1">
        <text:list-item>
          <text:p text:style-name="P852">Serial port (RS232, USB to serial)</text:p>
        </text:list-item>
        <text:list-item>
          <text:p text:style-name="P852">UDP</text:p>
        </text:list-item>
        <text:list-item>
          <text:p text:style-name="P852">TCP client/server (network proxy support for TCP clients) </text:p>
        </text:list-item>
        <text:list-item>
          <text:p text:style-name="P852">SPI (<text:span text:style-name="T437">Aardvark</text:span> <text:span text:style-name="T437">I2C/</text:span>SPI)</text:p>
        </text:list-item>
        <text:list-item>
          <text:p text:style-name="P853">I2C (Aardvark I2C/SPI)</text:p>
        </text:list-item>
        <text:list-item>
          <text:p text:style-name="P852">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988334476612255281" text:style-name="L2">
        <text:list-item>
          <text:p text:style-name="P847">Scripts can send and receive data with the main interface.</text:p>
        </text:list-item>
      </text:list>
      <text:list xml:id="list3208325949966323952" text:style-name="L3">
        <text:list-item>
          <text:p text:style-name="P849">In addition to the main interface scripts can create and use own interfaces (serial port (RS232, USB to serial), UDP, TCP client/server, SPI (<text:span text:style-name="T437">Aardvark</text:span> <text:span text:style-name="T437">I2C/</text:span>SPI) <text:span text:style-name="T438">and I2C (Aardvark I2C/SPI)</text:span>).</text:p>
        </text:list-item>
        <text:list-item>
          <text:p text:style-name="P848"><text:span text:style-name="Absatz-Standardschriftart">Scripts can be connected to GUI files which have been created with the QtDesigner or QtCreator. All elements in the GUI (files) can be accessed from the script.</text:span></text:p>
        </text:list-item>
        <text:list-item>
          <text:p text:style-name="P84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10"><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7978367387401089459" text:style-name="L4">
              <text:list-item>
                <text:p text:style-name="P512">PCAN interface added <text:s/>(only on windows)</text:p>
              </text:list-item>
              <text:list-item>
                <text:p text:style-name="P512">command-line mode added</text:p>
              </text:list-item>
              <text:list-item>
                <text:p text:style-name="P512">worker script, changed behavior:</text:p>
                <text:list>
                  <text:list-item>
                    <text:p text:style-name="P512">loadUserInterfaceFile</text:p>
                  </text:list-item>
                  <text:list-item>
                    <text:p text:style-name="P512">renameDirectory</text:p>
                  </text:list-item>
                  <text:list-item>
                    <text:p text:style-name="P512">renameFile</text:p>
                  </text:list-item>
                </text:list>
              </text:list-item>
              <text:list-item>
                <text:p text:style-name="P512">worker script functions added:</text:p>
                <text:list>
                  <text:list-item>
                    <text:p text:style-name="P512">isConnectedWithCan, canMessageReceivedSignal, createPcanInterface, sendCanMessage</text:p>
                  </text:list-item>
                  <text:list-item>
                    <text:p text:style-name="P512">showMultiLineTextInputDialog, showGetItemDialog,showGetIntDialog, showGetDoubleDialog</text:p>
                  </text:list-item>
                  <text:list-item>
                    <text:p text:style-name="P512">disconnect, connectPcan, connectSocket, connectSerialPort, connectCheetahSpi</text:p>
                  </text:list-item>
                  <text:list-item>
                    <text:p text:style-name="P512">showReceivedDataInConsoles, showTransmitDataInConsoles</text:p>
                  </text:list-item>
                  <text:list-item>
                    <text:p text:style-name="P512">addMessageToLogAndConsoles</text:p>
                  </text:list-item>
                </text:list>
              </text:list-item>
              <text:list-item>
                <text:p text:style-name="P512">ScriptWidget functions added:</text:p>
                <text:list>
                  <text:list-item>
                    <text:p text:style-name="P512">setAdditionalData</text:p>
                  </text:list-item>
                  <text:list-item>
                    <text:p text:style-name="P512">getAdditionalData</text:p>
                  </text:list-item>
                </text:list>
              </text:list-item>
              <text:list-item>
                <text:p text:style-name="P512">ScriptTableWidget function added:</text:p>
                <text:list>
                  <text:list-item>
                    <text:p text:style-name="P512">insertWidget</text:p>
                  </text:list-item>
                </text:list>
              </text:list-item>
              <text:list-item>
                <text:p text:style-name="P512">worker script, default parameter added:</text:p>
                <text:list>
                  <text:list-item>
                    <text:p text:style-name="P51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125912291256489" text:continue-numbering="true" text:style-name="L4">
              <text:list-item>
                <text:p text:style-name="P512">bug fixes:</text:p>
                <text:list>
                  <text:list-item>
                    <text:p text:style-name="P512">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2484416975289867487" text:style-name="L5">
              <text:list-item>
                <text:p text:style-name="P513">command-line mode: The script window is now invisible per default (it can be made visible by the command line argument -withScriptWindow)</text:p>
              </text:list-item>
              <text:list-item>
                <text:p text:style-name="P513">send window: remove script menu added</text:p>
              </text:list-item>
              <text:list-item>
                <text:p text:style-name="P513">ScriptWidget function added:</text:p>
                <text:list>
                  <text:list-item>
                    <text:p text:style-name="P513">blockSignals</text:p>
                  </text:list-item>
                </text:list>
              </text:list-item>
              <text:list-item>
                <text:p text:style-name="P513">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125911913734826" text:continue-numbering="true" text:style-name="L5">
              <text:list-item>
                <text:p text:style-name="P513">bug fixes:</text:p>
                <text:list>
                  <text:list-item>
                    <text:p text:style-name="P513">writeFile and writeBinaryFile: calling this functions with the argument replaceFile=true did not replace an existing file</text:p>
                  </text:list-item>
                </text:list>
              </text:list-item>
              <text:list-item>
                <text:p text:style-name="P513">the number of sent bytes are now displayed in the main window </text:p>
              </text:list-item>
              <text:list-item>
                <text:p text:style-name="P513">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125912126448146" text:continue-numbering="true" text:style-name="L5">
              <text:list-item>
                <text:p text:style-name="P513">ScriptSpinBox functions added:</text:p>
                <text:list>
                  <text:list-item>
                    <text:p text:style-name="P513">value, setSingleStep, singleStep</text:p>
                  </text:list-item>
                </text:list>
              </text:list-item>
              <text:list-item>
                <text:p text:style-name="P513">ScriptTabWidget signal added:</text:p>
                <text:list>
                  <text:list-item>
                    <text:p text:style-name="P513">currentTabChangedSignal</text:p>
                  </text:list-item>
                </text:list>
              </text:list-item>
              <text:list-item>
                <text:p text:style-name="P513">ScriptTableWidget functions added:</text:p>
                <text:list>
                  <text:list-item>
                    <text:p text:style-name="P513">verticalScrollBarWidth, isVerticalScrollBarVisible</text:p>
                  </text:list-item>
                </text:list>
              </text:list-item>
              <text:list-item>
                <text:p text:style-name="P513">script widgets added:</text:p>
                <text:list>
                  <text:list-item>
                    <text:p text:style-name="P513">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125912994637131" text:continue-numbering="true" text:style-name="L5">
              <text:list-item>
                <text:p text:style-name="P513">internal improvements</text:p>
              </text:list-item>
              <text:list-item>
                <text:p text:style-name="P513">ScriptSlider function added:</text:p>
                <text:list>
                  <text:list-item>
                    <text:p text:style-name="P513">value</text:p>
                  </text:list-item>
                </text:list>
              </text:list-item>
              <text:list-item>
                <text:p text:style-name="P513">ScriptDial function added:</text:p>
                <text:list>
                  <text:list-item>
                    <text:p text:style-name="P513">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125911019771978" text:continue-numbering="true" text:style-name="L5">
              <text:list-item>
                <text:p text:style-name="P513">internal improvements</text:p>
              </text:list-item>
              <text:list-item>
                <text:p text:style-name="P513">text console's wrapping mode changed</text:p>
              </text:list-item>
              <text:list-item>
                <text:p text:style-name="P513">new console/log options:</text:p>
                <text:list>
                  <text:list-item>
                    <text:p text:style-name="P513"><text:soft-page-break/>new line after x sent/received bytes</text:p>
                  </text:list-item>
                  <text:list-item>
                    <text:p text:style-name="P513">new line after x milliseconds without sending or receiving data</text:p>
                  </text:list-item>
                </text:list>
              </text:list-item>
              <text:list-item>
                <text:p text:style-name="P513">the sequence table is now disabled during sending of data with the send window </text:p>
              </text:list-item>
              <text:list-item>
                <text:p text:style-name="P513">the RTS and the DTR pin (serial port) can manually be set/cleared now (check boxes in the main window)</text:p>
              </text:list-item>
              <text:list-item>
                <text:p text:style-name="P513">worker script function added:</text:p>
                <text:list>
                  <text:list-item>
                    <text:p text:style-name="P513">setSerialPortPins</text:p>
                  </text:list-item>
                </text:list>
              </text:list-item>
              <text:list-item>
                <text:p text:style-name="P513">ScriptSerialPort function added:</text:p>
                <text:list>
                  <text:list-item>
                    <text:p text:style-name="P513">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125912066369054" text:continue-numbering="true" text:style-name="L5">
              <text:list-item>
                <text:p text:style-name="P513">Bug fix: no time stamps after running ScriptCommunicator longer then a day </text:p>
              </text:list-item>
              <text:list-item>
                <text:p text:style-name="P513">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125911800813398" text:continue-numbering="true" text:style-name="L5">
              <text:list-item>
                <text:p text:style-name="P513">Console send mode: if the send input check box in the main window is checked all text entered in a console will be sent</text:p>
              </text:list-item>
              <text:list-item>
                <text:p text:style-name="P513">ScriptTableWidget function added:</text:p>
                <text:list>
                  <text:list-item>
                    <text:p text:style-name="P513">setCellIcon</text:p>
                  </text:list-item>
                </text:list>
              </text:list-item>
              <text:list-item>
                <text:p text:style-name="P513">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125911823044332" text:continue-numbering="true" text:style-name="L5">
              <text:list-item>
                <text:p text:style-name="P513">sequence script functions added:</text:p>
                <text:list>
                  <text:list-item>
                    <text:p text:style-name="P513">calculateCrc8, calculateCrc16, calculateCrc32, calculateCrc64</text:p>
                  </text:list-item>
                </text:list>
              </text:list-item>
              <text:list-item>
                <text:p text:style-name="P513">new console/log option:</text:p>
                <text:list>
                  <text:list-item>
                    <text:p text:style-name="P518">new line at byte (CR, LF, none and custom)</text:p>
                  </text:list-item>
                </text:list>
              </text:list-item>
              <text:list-item>
                <text:p text:style-name="P518">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125911781622322" text:continue-numbering="true" text:style-name="L5">
              <text:list-item>
                <text:p text:style-name="P513">Bug fixes:</text:p>
                <text:list>
                  <text:list-item>
                    <text:p text:style-name="P513">error while parsing a sequence or script config file with no entries</text:p>
                  </text:list-item>
                  <text:list-item>
                    <text:p text:style-name="P513">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125911095042691" text:continue-numbering="true" text:style-name="L5">
              <text:list-item>
                <text:p text:style-name="P513">improved console speed</text:p>
              </text:list-item>
              <text:list-item>
                <text:p text:style-name="P518">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125911321242748" text:continue-numbering="true" text:style-name="L5">
              <text:list-item>
                <text:p text:style-name="P513">socket address input filter removed (no IPv6 addresses could be entered)</text:p>
              </text:list-item>
              <text:list-item>
                <text:p text:style-name="P513">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125911217205297" text:continue-numbering="true" text:style-name="L5">
              <text:list-item>
                <text:p text:style-name="P513">bug fixes:</text:p>
                <text:list>
                  <text:list-item>
                    <text:p text:style-name="P513">scriptThread.calculateCrc64 did not work correctly</text:p>
                  </text:list-item>
                  <text:list-item>
                    <text:p text:style-name="P513">uncaught exceptions in script functions connected to a signal have been ignored</text:p>
                  </text:list-item>
                </text:list>
              </text:list-item>
              <text:list-item>
                <text:p text:style-name="P513">ScriptComboBox functions added:</text:p>
                <text:list>
                  <text:list-item>
                    <text:p text:style-name="P513">count, clear</text:p>
                  </text:list-item>
                </text:list>
              </text:list-item>
              <text:list-item>
                <text:p text:style-name="P513">ScriptTable function added:</text:p>
                <text:list>
                  <text:list-item>
                    <text:p text:style-name="P513">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125912618091799" text:continue-numbering="true" text:style-name="L5">
              <text:list-item>
                <text:p text:style-name="P513">fixed some issues in the manual</text:p>
              </text:list-item>
              <text:list-item>
                <text:p text:style-name="P513">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125911747938776" text:continue-numbering="true" text:style-name="L5">
              <text:list-item>
                <text:p text:style-name="P513">Script- and sequence-buttons added in the main window</text:p>
              </text:list-item>
              <text:list-item>
                <text:p text:style-name="P513">Copy button added in the send window</text:p>
              </text:list-item>
              <text:list-item>
                <text:p text:style-name="P513">worker and sequence script functions added:</text:p>
                <text:list>
                  <text:list-item>
                    <text:p text:style-name="P513">setGlobalString, getGlobalString</text:p>
                  </text:list-item>
                  <text:list-item>
                    <text:p text:style-name="P513">setGlobalDataArray, getGlobalDataArray</text:p>
                  </text:list-item>
                  <text:list-item>
                    <text:p text:style-name="P513">setGlobalUnsignedNumber, getGlobalUnsignedNumber</text:p>
                  </text:list-item>
                  <text:list-item>
                    <text:p text:style-name="P513">setGlobalSignedNumber, getGlobalSignedNumber</text:p>
                  </text:list-item>
                </text:list>
              </text:list-item>
              <text:list-item>
                <text:p text:style-name="P513">renamed the sequence script main object: table-&gt;seq</text:p>
              </text:list-item>
              <text:list-item>
                <text:p text:style-name="P513">sent on enter added (settings dialog-&gt;console tab)</text:p>
              </text:list-item>
              <text:list-item>
                <text:p text:style-name="P513">the console/log time-stamp format can be adjusted now </text:p>
              </text:list-item>
              <text:list-item>
                <text:p text:style-name="P513">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125911893483902" text:continue-numbering="true" text:style-name="L5">
              <text:list-item>
                <text:p text:style-name="P513">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125911498345404" text:continue-numbering="true" text:style-name="L5">
              <text:list-item>
                <text:p text:style-name="P513">custom console and custom log added</text:p>
              </text:list-item>
              <text:list-item>
                <text:p text:style-name="P513"><text:soft-page-break/>new default argument in scriptThread.addMessageToLogAndConsoles</text:p>
              </text:list-item>
              <text:list-item>
                <text:p text:style-name="P513">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125911523433573" text:continue-numbering="true" text:style-name="L5">
              <text:list-item>
                <text:p text:style-name="P513">new manual chapter added: Internal architecture</text:p>
              </text:list-item>
              <text:list-item>
                <text:p text:style-name="P513">new custom console example (exampleScripts\CustomLogConsoleScripts\CustomConsole_QRCode)</text:p>
              </text:list-item>
              <text:list-item>
                <text:p text:style-name="P513">new main window menus added:</text:p>
                <text:list>
                  <text:list-item>
                    <text:p text:style-name="P513">Console/print console, Console/save console</text:p>
                  </text:list-item>
                  <text:list-item>
                    <text:p text:style-name="P513">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125911212477111" text:continue-numbering="true" text:style-name="L5">
              <text:list-item>
                <text:p text:style-name="P513">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125911228459644" text:continue-numbering="true" text:style-name="L5">
              <text:list-item>
                <text:p text:style-name="P513">fixed some issues in the manual</text:p>
              </text:list-item>
              <text:list-item>
                <text:p text:style-name="P51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4526195628384451483" text:style-name="L6">
              <text:list-item>
                <text:p text:style-name="P514">the log and the console tab (settings dialog) have been redesigned</text:p>
              </text:list-item>
            </text:list>
            <text:list xml:id="list125911476671601" text:continue-list="list125911228459644" text:style-name="L5">
              <text:list-item>
                <text:p text:style-name="P513">internal improvements</text:p>
              </text:list-item>
              <text:list-item>
                <text:p text:style-name="P513">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125912708909191" text:continue-list="list4526195628384451483" text:style-name="L6">
              <text:list-item>
                <text:p text:style-name="P514">the console mixed mode utilize the width of the console better now</text:p>
              </text:list-item>
              <text:list-item>
                <text:p text:style-name="P514">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125911531767896" text:continue-numbering="true" text:style-name="L6">
              <text:list-item>
                <text:p text:style-name="P514">main window: </text:p>
                <text:list>
                  <text:list-item>
                    <text:p text:style-name="P514">find text in console area added</text:p>
                  </text:list-item>
                  <text:list-item>
                    <text:p text:style-name="P514">the send and the receive data rates are now displayed</text:p>
                  </text:list-item>
                </text:list>
              </text:list-item>
              <text:list-item>
                <text:p text:style-name="P514">sending data with the main interface is faster now</text:p>
              </text:list-item>
              <text:list-item>
                <text:p text:style-name="P514">new example worker scripts:</text:p>
                <text:list>
                  <text:list-item>
                    <text:p text:style-name="P514">WorkerScripts\CyclicSendReceive\CyclicReceive.js</text:p>
                  </text:list-item>
                  <text:list-item>
                    <text:p text:style-name="P514">WorkerScripts\CyclicSendReceive\CyclicSend.js</text:p>
                  </text:list-item>
                </text:list>
              </text:list-item>
              <text:list-item>
                <text:p text:style-name="P514">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125912282031467" text:continue-numbering="true" text:style-name="L6">
              <text:list-item>
                <text:p text:style-name="P514">new script widget:</text:p>
                <text:list>
                  <text:list-item>
                    <text:p text:style-name="P514">ScriptPlotWidget</text:p>
                  </text:list-item>
                </text:list>
              </text:list-item>
              <text:list-item>
                <text:p text:style-name="P514">ScriptPlotWindow:</text:p>
                <text:list>
                  <text:list-item>
                    <text:p text:style-name="P514">functions added: clearGraphs, removeAllGraphs, showHelperElements, clearButtonPressedSignal</text:p>
                  </text:list-item>
                  <text:list-item>
                    <text:p text:style-name="P514">function removed: showFromScript (use show instead)</text:p>
                  </text:list-item>
                </text:list>
              </text:list-item>
              <text:list-item>
                <text:p text:style-name="P514">ScriptGroupBox function added: addPlotWidget</text:p>
              </text:list-item>
              <text:list-item>
                <text:p text:style-name="P514">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125911422341032" text:continue-numbering="true" text:style-name="L6">
              <text:list-item>
                <text:p text:style-name="P514">bug fix: possible crash while stopping a script </text:p>
              </text:list-item>
              <text:list-item>
                <text:p text:style-name="P514">TCP client: connection errors are now displayed </text:p>
              </text:list-item>
              <text:list-item>
                <text:p text:style-name="P514">ScriptTcpClient functions/signals added:</text:p>
                <text:list>
                  <text:list-item>
                    <text:p text:style-name="P514">errorSignal, getErrorString</text:p>
                  </text:list-item>
                </text:list>
              </text:list-item>
              <text:list-item>
                <text:p text:style-name="P514">new main window menus added:</text:p>
                <text:list>
                  <text:list-item>
                    <text:p text:style-name="P514">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125911811552124" text:continue-numbering="true" text:style-name="L6">
              <text:list-item>
                <text:p text:style-name="P514">worker script functions added: </text:p>
                <text:list>
                  <text:list-item>
                    <text:p text:style-name="P514">getCurrentVersion</text:p>
                  </text:list-item>
                </text:list>
              </text:list-item>
              <text:list-item>
                <text:p text:style-name="P514">custom log/console and sequence script function added: getCurrentVersion</text:p>
              </text:list-item>
              <text:list-item>
                <text:p text:style-name="P51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125911469311033" text:continue-numbering="true" text:style-name="L6">
              <text:list-item>
                <text:p text:style-name="P514">network proxy support implemented (only for TCP clients)</text:p>
              </text:list-item>
              <text:list-item>
                <text:p text:style-name="P514">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125913056059541" text:continue-numbering="true" text:style-name="L6">
              <text:list-item>
                <text:p text:style-name="P514">bug fix: exceptions in the script function 'stopScript' are displayed now</text:p>
              </text:list-item>
              <text:list-item>
                <text:p text:style-name="P514">worker script function added: </text:p>
                <text:list>
                  <text:list-header>
                    <text:p text:style-name="P514">getFileSize</text:p>
                  </text:list-header>
                </text:list>
              </text:list-item>
              <text:list-item>
                <text:p text:style-name="P514">new arguments in worker script functions:</text:p>
                <text:list>
                  <text:list-item>
                    <text:p text:style-name="P514">readFile, readBinaryFile, writeFile, <text:span text:style-name="T1">writeBinaryFile</text:span></text:p>
                  </text:list-item>
                </text:list>
              </text:list-item>
              <text:list-item>
                <text:p text:style-name="P522">ScriptPlotWidget and ScriptPlotWindow function added/changed:</text:p>
                <text:list>
                  <text:list-item>
                    <text:p text:style-name="P522">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125911565841792" text:continue-numbering="true" text:style-name="L6">
              <text:list-item>
                <text:p text:style-name="P514">console and log time stamp format extended (now date and time can be created)</text:p>
              </text:list-item>
              <text:list-item>
                <text:p text:style-name="P514">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125913019640298" text:continue-numbering="true" text:style-name="L6">
              <text:list-item>
                <text:p text:style-name="P514">command-line option '-<text:span text:style-name="T181">notMinimized' added</text:span></text:p>
              </text:list-item>
              <text:list-item>
                <text:p text:style-name="P640">worker script function added: exitScriptCommunicator</text:p>
              </text:list-item>
              <text:list-item>
                <text:p text:style-name="P514">the template scripts have been modified</text:p>
              </text:list-item>
              <text:list-item>
                <text:p text:style-name="P514">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125912633188409" text:continue-numbering="true" text:style-name="L6">
              <text:list-item>
                <text:p text:style-name="P51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125912378511409" text:continue-numbering="true" text:style-name="L6">
              <text:list-item>
                <text:p text:style-name="P522">increased performance at high data rates</text:p>
              </text:list-item>
              <text:list-item>
                <text:p text:style-name="P51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2">sequence script function changed: messageBox</text:p>
              </text:list-item>
              <text:list-item>
                <text:p text:style-name="P52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125911319618366" text:continue-numbering="true" text:style-name="L6">
              <text:list-item>
                <text:p text:style-name="P522">SQL support for worker and custom log/console scripts implemented</text:p>
              </text:list-item>
              <text:list-item>
                <text:p text:style-name="P522">worker script function removed: deleteObject</text:p>
              </text:list-item>
              <text:list-item>
                <text:p text:style-name="P522">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125911273479929" text:continue-numbering="true" text:style-name="L6">
              <text:list-item>
                <text:p text:style-name="P522">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125912382648436" text:continue-numbering="true" text:style-name="L6">
              <text:list-item>
                <text:p text:style-name="P522">sequence and custom console/log scripts are running in their own thread now</text:p>
              </text:list-item>
              <text:list-item>
                <text:p text:style-name="P522">worker, sequence and custom console/log script function added: setBlockTime</text:p>
              </text:list-item>
              <text:list-item>
                <text:p text:style-name="P522">blocked worker scripts are terminated now (after the block-time (can be set with setBlockTime) has elapsed)</text:p>
              </text:list-item>
              <text:list-item>
                <text:p text:style-name="P522">custom console/log script functions changed: readFile, readBinaryFile</text:p>
              </text:list-item>
              <text:list-item>
                <text:p text:style-name="P52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125911236245051" text:continue-numbering="true" text:style-name="L6">
              <text:list-item>
                <text:p text:style-name="P522">new send window menus: create script, add script</text:p>
              </text:list-item>
              <text:list-item>
                <text:p text:style-name="P522">'edit custom console script' button added (console tab)</text:p>
              </text:list-item>
              <text:list-item>
                <text:p text:style-name="P522">'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125911951500623" text:continue-numbering="true" text:style-name="L6">
              <text:list-item>
                <text:p text:style-name="P522">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6626425213160568383" text:style-name="L7">
              <text:list-item>
                <text:p text:style-name="P523">new send area in the main window</text:p>
              </text:list-item>
              <text:list-item>
                <text:p text:style-name="P523">new option in the settings dialog: target endianess</text:p>
              </text:list-item>
            </text:list>
            <text:list xml:id="list125911789089222" text:continue-list="list125911951500623" text:style-name="L6">
              <text:list-item>
                <text:p text:style-name="P522">new decimal types for the decimal console and the log (uint8, uint16, uint32, int8, int16 and int32)</text:p>
              </text:list-item>
              <text:list-item>
                <text:p text:style-name="P522">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125911779611610" text:continue-list="list6626425213160568383" text:style-name="L7">
              <text:list-item>
                <text:p text:style-name="P523">worker script function added: getScriptFolder</text:p>
              </text:list-item>
              <text:list-item>
                <text:p text:style-name="P523">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125912394530591" text:continue-numbering="true" text:style-name="L7">
              <text:list-item>
                <text:p text:style-name="P523">bug fix: sometimes up to 3 extra bytes were written into the log if the 'write decimal into log' option was disabled and then enabled again </text:p>
              </text:list-item>
              <text:list-item>
                <text:p text:style-name="P523">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125911107139212" text:continue-numbering="true" text:style-name="L7">
              <text:list-item>
                <text:p text:style-name="P523">the sizes of the tool box pages in the main window (Sequences, Scripts, …) are saved now</text:p>
              </text:list-item>
              <text:list-item>
                <text:p text:style-name="P523">send history added in the main window <text:s/></text:p>
              </text:list-item>
              <text:list-item>
                <text:p text:style-name="P523">main window send area: the data can be sent with 'alt+enter' now</text:p>
              </text:list-item>
              <text:list-item>
                <text:p text:style-name="P523">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125911696154822" text:continue-numbering="true" text:style-name="L7">
              <text:list-item>
                <text:p text:style-name="P523">bug fix: error while starting the external script editor on Mac OS X</text:p>
              </text:list-item>
              <text:list-item>
                <text:p text:style-name="P523">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125912497139518" text:continue-numbering="true" text:style-name="L7">
              <text:list-item>
                <text:p text:style-name="P523">XML support for worker and custom console/log scripts <text:s/>implemented</text:p>
              </text:list-item>
              <text:list-item>
                <text:p text:style-name="P523">new color dialog for selecting the colors of the consoles (background, receive data …)</text:p>
              </text:list-item>
              <text:list-item>
                <text:p text:style-name="P523">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125911834805556" text:continue-numbering="true" text:style-name="L7">
              <text:list-item>
                <text:p text:style-name="P523">bug fix: </text:p>
                <text:list>
                  <text:list-item>
                    <text:p text:style-name="P523">possible crash while saving the content of a script plot widget/window</text:p>
                  </text:list-item>
                  <text:list-item>
                    <text:p text:style-name="P523">menu 'Config/create new config' did not work correctly</text:p>
                  </text:list-item>
                </text:list>
              </text:list-item>
              <text:list-item>
                <text:p text:style-name="P523">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125912078844063" text:continue-numbering="true" text:style-name="L7">
              <text:list-item>
                <text:p text:style-name="P523">send history: create script button added </text:p>
              </text:list-item>
              <text:list-item>
                <text:p text:style-name="P523">ScriptTcpClient, ScriptUdpSocket and ScriptSerialPort functions added: canReadLine, readLine, readAllLines</text:p>
              </text:list-item>
              <text:list-item>
                <text:p text:style-name="P523">ScriptPlotWidget and ScriptPlotWindow: </text:p>
                <text:list>
                  <text:list-item>
                    <text:p text:style-name="P523">the x-range, y-min and y-max input fields accept floats now</text:p>
                  </text:list-item>
                  <text:list-item>
                    <text:p text:style-name="P523">function setMaxDataPointsPerGraph added</text:p>
                  </text:list-item>
                  <text:list-item>
                    <text:p text:style-name="P523">QCustomPlot has been updated to version 1.3.2</text:p>
                  </text:list-item>
                  <text:list-item>
                    <text:p text:style-name="P523">show legend check box added</text:p>
                  </text:list-item>
                  <text:list-item>
                    <text:p text:style-name="P523">showHelperElements has new arguments</text:p>
                  </text:list-item>
                  <text:list-item>
                    <text:p text:style-name="P523">signal plotMousePressSignal added</text:p>
                  </text:list-item>
                </text:list>
              </text:list-item>
              <text:list-item>
                <text:p text:style-name="P52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125912949079382" text:continue-numbering="true" text:style-name="L7">
              <text:list-item>
                <text:p text:style-name="P523">a simple default script editor is included now</text:p>
              </text:list-item>
              <text:list-item>
                <text:p text:style-name="P523">the sequences- and worker-scripts in the main window tool box are organized in a list view now</text:p>
              </text:list-item>
              <text:list-item>
                <text:p text:style-name="P523">ScriptPlotWidget and ScriptPlotWindow: </text:p>
                <text:list>
                  <text:list-item>
                    <text:p text:style-name="P523">show legend check box added</text:p>
                  </text:list-item>
                  <text:list-item>
                    <text:p text:style-name="P523">showHelperElements has new arguments</text:p>
                  </text:list-item>
                  <text:list-item>
                    <text:p text:style-name="P523">signal plotMousePressSignal added</text:p>
                  </text:list-item>
                </text:list>
              </text:list-item>
              <text:list-item>
                <text:p text:style-name="P523">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125911338450071" text:continue-numbering="true" text:style-name="L7">
              <text:list-item>
                <text:p text:style-name="P523">bug fix: crash if the start button (main window scripts tab) has been pressed with an empty script list </text:p>
              </text:list-item>
              <text:list-item>
                <text:p text:style-name="P515"><text:span text:style-name="T1">GUI's of paused worker-scripts are disabled (</text:span><text:span text:style-name="T168">greyed</text:span><text:span text:style-name="T1"> out) now</text:span></text:p>
              </text:list-item>
              <text:list-item>
                <text:p text:style-name="P523">ScriptThread functions added: currentCpuArchitecture, productType, productVersion</text:p>
              </text:list-item>
              <text:list-item>
                <text:p text:style-name="P523">new sequences and scripts are inserted at the front of their tables now</text:p>
              </text:list-item>
              <text:list-item>
                <text:p text:style-name="P523">new menus in the script and the send window: move up/down</text:p>
              </text:list-item>
              <text:list-item>
                <text:p text:style-name="P523">ScriptPlotWidget and ScriptPlotWindow new function added: setUpdateInterval</text:p>
              </text:list-item>
              <text:list-item>
                <text:p text:style-name="P523">script editor: </text:p>
                <text:list>
                  <text:list-item>
                    <text:p text:style-name="P523">the line number is displayed now</text:p>
                  </text:list-item>
                  <text:list-item>
                    <text:p text:style-name="P523">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125913035111389" text:continue-numbering="true" text:style-name="L7">
              <text:list-item>
                <text:p text:style-name="P526">new features:</text:p>
                <text:list>
                  <text:list-item>
                    <text:p text:style-name="P527">script debugger (worker-scripts) </text:p>
                  </text:list-item>
                  <text:list-item>
                    <text:p text:style-name="P528">custom script widget</text:p>
                  </text:list-item>
                </text:list>
              </text:list-item>
              <text:list-item>
                <text:p text:style-name="P529">new script widget class: ScriptCanvas2D</text:p>
              </text:list-item>
              <text:list-item>
                <text:p text:style-name="P524">ScriptTableWidget functions changed/added: insertWidget, getWidget, cellSelectionChangedSignal, getAllSelectedCells,, <text:span text:style-name="T214">addCanvas2DWidget</text:span></text:p>
              </text:list-item>
              <text:list-item>
                <text:p text:style-name="P525">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125911423554665" text:continue-numbering="true" text:style-name="L7">
              <text:list-item>
                <text:p text:style-name="P531">main window send area: sequence-script<text:span text:style-name="T228">s can be used now</text:span></text:p>
              </text:list-item>
              <text:list-item>
                <text:p text:style-name="P538">main window 'Top' button added</text:p>
              </text:list-item>
              <text:list-item>
                <text:p text:style-name="P539">sequence and custom console/log scripts: debug support added</text:p>
              </text:list-item>
              <text:list-item>
                <text:p text:style-name="P541">new custom script widget: <text:span text:style-name="T229">Script</text:span>WebView</text:p>
              </text:list-item>
              <text:list-item>
                <text:p text:style-name="P530">ScriptCanvas2D <text:span text:style-name="T229">functions added: print, saveToFile</text:span></text:p>
              </text:list-item>
              <text:list-item>
                <text:p text:style-name="P541">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125912912960737" text:continue-numbering="true" text:style-name="L7">
              <text:list-item>
                <text:p text:style-name="P532">ScriptThread function added: <text:span text:style-name="T232">availableSerialPorts</text:span></text:p>
              </text:list-item>
              <text:list-item>
                <text:p text:style-name="P543">script editor: multi-document support, 'open all included scripts' button added</text:p>
              </text:list-item>
              <text:list-item>
                <text:p text:style-name="P544">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125911982182113" text:continue-numbering="true" text:style-name="L7">
              <text:list-item>
                <text:p text:style-name="P545"><text:span text:style-name="T247">n</text:span>ew script editor buttons and menus: new script, edit user interface</text:p>
              </text:list-item>
              <text:list-item>
                <text:p text:style-name="P516"><text:span text:style-name="T128">script editor auto completion</text:span> and <text:span text:style-name="T249">call tips</text:span> <text:span text:style-name="T250">for several objects/functions added: </text:span></text:p>
                <text:list>
                  <text:list-item>
                    <text:p text:style-name="P516">scriptThread object</text:p>
                  </text:list-item>
                  <text:list-item>
                    <text:p text:style-name="P516"><text:span text:style-name="T250">s</text:span>everal QtScript functions and objects</text:p>
                  </text:list-item>
                </text:list>
              </text:list-item>
              <text:list-item>
                <text:p text:style-name="P546">script window and send window menu: 'edit all scripts'</text:p>
              </text:list-item>
              <text:list-item>
                <text:p text:style-name="P533">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40">sequence and custom console/log script <text:span text:style-name="T251">functions added: byteArrayToString, byteArrayToHexString, stringToArray, addStringToArray</text:span></text:p>
              </text:list-item>
              <text:list-item>
                <text:p text:style-name="P547">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125911533892293" text:continue-numbering="true" text:style-name="L7">
              <text:list-item>
                <text:p text:style-name="P534">ScriptThread function<text:span text:style-name="T251">s</text:span> added: <text:span text:style-name="T258">getScriptCommunicatorFolder, getScriptArguments, zipDirectory, zipFiles, extractZipFile and getUserDocumentsFolder</text:span></text:p>
              </text:list-item>
              <text:list-item>
                <text:p text:style-name="P535"><text:span text:style-name="T263">new default argument in </text:span>ScriptThread.<text:span text:style-name="T263">ceateProcessAsynchronous</text:span></text:p>
              </text:list-item>
              <text:list-item>
                <text:p text:style-name="P542">new command-line argument: <text:span text:style-name="T264">-minScVersion'version', -A'argument' and -L'library path'</text:span></text:p>
              </text:list-item>
              <text:list-item>
                <text:p text:style-name="P548">new main window menu: check for updates</text:p>
              </text:list-item>
              <text:list-item>
                <text:p text:style-name="P549">new file types: .sce (ScriptCommuncator executable) and .scez (ScriptCommuncator executable, zipped)</text:p>
              </text:list-item>
              <text:list-item>
                <text:p text:style-name="P550">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5692520040648240868" text:style-name="L8">
              <text:list-item>
                <text:p text:style-name="P551">bug fix: deleting the scez temporary folder failed in some cases</text:p>
              </text:list-item>
              <text:list-item>
                <text:p text:style-name="P551">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125911427607243" text:continue-numbering="true" text:style-name="L8">
              <text:list-item>
                <text:p text:style-name="P552">bug fix<text:span text:style-name="T285">es</text:span>: wrong 'send history button' text after sending the history, <text:span text:style-name="T285">the console message color has not been saved</text:span></text:p>
              </text:list-item>
              <text:list-item>
                <text:p text:style-name="P553">new log option: <text:span text:style-name="T283">'</text:span>append time stamp at log file name<text:span text:style-name="T283">'</text:span></text:p>
              </text:list-item>
              <text:list-item>
                <text:p text:style-name="P554">new main window button: reopen (is only visible if the log option <text:span text:style-name="T283">'append time stamp at log file name' </text:span>is selected)</text:p>
              </text:list-item>
              <text:list-item>
                <text:p text:style-name="P555">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125911500583898" text:continue-numbering="true" text:style-name="L8">
              <text:list-item>
                <text:p text:style-name="P556">new ScriptWidget function: setPaletteColorRgb</text:p>
              </text:list-item>
              <text:list-item>
                <text:p text:style-name="P558">new script widget: ScriptFontComboBox</text:p>
              </text:list-item>
              <text:list-item>
                <text:p text:style-name="P559">new and changed ScriptTextEdit functions: lockScrolling, insertHtml and insertPlainText</text:p>
              </text:list-item>
              <text:list-item>
                <text:p text:style-name="P560">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125912892819345" text:continue-numbering="true" text:style-name="L8">
              <text:list-item>
                <text:p text:style-name="P561">bug fix: 0xd ('\r') was changed to 0x<text:span text:style-name="T314">a</text:span> ('\n') in the data input fields (main and send window) if the format was changed to 'ascii'</text:p>
              </text:list-item>
              <text:list-item>
                <text:p text:style-name="P562">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100634758277028213" text:style-name="L9">
              <text:list-item>
                <text:p text:style-name="P517"><text:span text:style-name="T131">Linux: changed the config-file directory to </text:span><text:span text:style-name="T123">'/${USER}/home/.config/ScriptCommunicator'</text:span><text:span text:style-name="T131"> </text:span></text:p>
              </text:list-item>
              <text:list-item>
                <text:p text:style-name="P563">send history: repetition count added </text:p>
              </text:list-item>
              <text:list-item>
                <text:p text:style-name="P564">main window: quit button added, <text:span text:style-name="T320">merged the connect and disconnect buttons to one button, Action menu added</text:span></text:p>
              </text:list-item>
              <text:list-item>
                <text:p text:style-name="P557">new <text:span text:style-name="T302">ScriptThread</text:span> function: <text:span text:style-name="T317">addToolBoxPagesToMainWindow</text:span></text:p>
              </text:list-item>
              <text:list-item>
                <text:p text:style-name="P565">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125912330927129" text:continue-numbering="true" text:style-name="L9">
              <text:list-item>
                <text:p text:style-name="P519">the console font size can be modified with 'Ctrl' + 'mouse scroll up/down' now</text:p>
              </text:list-item>
              <text:list-item>
                <text:p text:style-name="P520">send history: the max. number o<text:span text:style-name="T324">f</text:span> repetition<text:span text:style-name="T324">s</text:span> <text:span text:style-name="T323">have been </text:span>changed from 99 to 999999999</text:p>
              </text:list-item>
              <text:list-item>
                <text:p text:style-name="P521">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125911483617619" text:continue-numbering="true" text:style-name="L9">
              <text:list-item>
                <text:p text:style-name="P536"><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66">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125911228196652" text:continue-numbering="true" text:style-name="L9">
              <text:list-item>
                <text:p text:style-name="P567">bug fix: the state of a script which has been started at the start-up of ScriptCommunicator was not shown correct if the user interface could not be found</text:p>
              </text:list-item>
              <text:list-item>
                <text:p text:style-name="P568">worker, sequence and custom console/log script function added: getAllObjectPropertiesAndFunctions</text:p>
              </text:list-item>
              <text:list-item>
                <text:p text:style-name="P570">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125911974448952" text:continue-numbering="true" text:style-name="L9">
              <text:list-item>
                <text:p text:style-name="P571">bug fix: the stop bits, the data bits and the parity (main interface serial port) <text:s/>were not set correctly (except the default settings) </text:p>
              </text:list-item>
              <text:list-item>
                <text:p text:style-name="P572">script exception-handling improved (in some cases more information is displayed)</text:p>
              </text:list-item>
              <text:list-item>
                <text:p text:style-name="P573">the TCP server (main interface) can handle multiple TCP clients now</text:p>
              </text:list-item>
              <text:list-item>
                <text:p text:style-name="P537"><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4">new argument in <text:span text:style-name="T330">scriptThread::</text:span>appendTextToConsole</text:p>
              </text:list-item>
              <text:list-item>
                <text:p text:style-name="P569">sequence and custom console/log script function added: <text:span text:style-name="T344">appendTextToConsole</text:span></text:p>
              </text:list-item>
              <text:list-item>
                <text:p text:style-name="P575">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125912062854749" text:continue-numbering="true" text:style-name="L9">
              <text:list-item>
                <text:p text:style-name="P576">new ScriptTimer functions <text:span text:style-name="T349">and signals</text:span>: setSingleShot, isSingleShot, setInterval, interval, isActive, remainingTime, <text:span text:style-name="T349">timeoutSignal</text:span></text:p>
              </text:list-item>
              <text:list-item>
                <text:p text:style-name="P57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3543341806754417627" text:style-name="L10">
              <text:list-item>
                <text:p text:style-name="P578">ScriptEditor: </text:p>
                <text:list>
                  <text:list-item>
                    <text:p text:style-name="P578">if the enter key is pressed after a<text:span text:style-name="T350">n unclosed</text:span> '{' then '\n}' is added</text:p>
                  </text:list-item>
                  <text:list-item>
                    <text:p text:style-name="P579">improved auto-completion</text:p>
                  </text:list-item>
                  <text:list-item>
                    <text:p text:style-name="P580">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125912150415569" text:continue-numbering="true" text:style-name="L10">
              <text:list-item>
                <text:p text:style-name="P581">bug fix: </text:p>
                <text:list>
                  <text:list-item>
                    <text:p text:style-name="P581">possible crash while running a custom log/console script in the script debugger</text:p>
                  </text:list-item>
                  <text:list-item>
                    <text:p text:style-name="P583">possible crash while running a worker script in the script debugger and receiving data at high data rates</text:p>
                  </text:list-item>
                </text:list>
              </text:list-item>
              <text:list-item>
                <text:p text:style-name="P584"><text:span text:style-name="T353">n</text:span>ew <text:span text:style-name="T352">worker, </text:span>and <text:span text:style-name="T352">sequence </text:span>script function: calculateCrc8WithPolynomial</text:p>
              </text:list-item>
              <text:list-item>
                <text:p text:style-name="P585"><text:span text:style-name="T353">n</text:span>ew <text:span text:style-name="T352">worker </text:span>script function: <text:span text:style-name="T354">getMainWindowTitle, setMainWindowTitle</text:span></text:p>
              </text:list-item>
              <text:list-item>
                <text:p text:style-name="P582">ScriptEditor: removed the adding of '\n' by the script editor</text:p>
              </text:list-item>
              <text:list-item>
                <text:p text:style-name="P587">main window: worker scripts can be started and stopped by a double click in the script area </text:p>
              </text:list-item>
              <text:list-item>
                <text:p text:style-name="P58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125912183295740" text:continue-numbering="true" text:style-name="L10">
              <text:list-item>
                <text:p text:style-name="P588">bug fix: </text:p>
                <text:list>
                  <text:list-item>
                    <text:p text:style-name="P588">error in conv.byteArrayToUint32 (big numbers)</text:p>
                  </text:list-item>
                  <text:list-item>
                    <text:p text:style-name="P589">under some circumstances the order of the received and sent bytes were wrong</text:p>
                  </text:list-item>
                </text:list>
              </text:list-item>
              <text:list-item>
                <text:p text:style-name="P590">new script converter (conv object) function: unsignedCharToSignedChar</text:p>
              </text:list-item>
              <text:list-item>
                <text:p text:style-name="P591">new command line option: -C'config file'</text:p>
              </text:list-item>
              <text:list-item>
                <text:p text:style-name="P592">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125911399580028" text:continue-numbering="true" text:style-name="L10">
              <text:list-item>
                <text:p text:style-name="P593">new shortcuts in ScriptEditor and ScriptCommunicator</text:p>
              </text:list-item>
              <text:list-item>
                <text:p text:style-name="P594">ScriptEditor: the font is adjustable now</text:p>
              </text:list-item>
              <text:list-item>
                <text:p text:style-name="P595">new worker script function<text:span text:style-name="T382">s</text:span>: getSerialPortSignals, <text:span text:style-name="T383">getTimestamp</text:span></text:p>
              </text:list-item>
              <text:list-item>
                <text:p text:style-name="P596">new ScriptWidget functions: getObjectName, setObjectName</text:p>
              </text:list-item>
              <text:list-item>
                <text:p text:style-name="P597">new ScriptButton and ScriptToolButton functions: <text:s/>setCheckable, isCheckable, isChecked, setChecked</text:p>
              </text:list-item>
              <text:list-item>
                <text:p text:style-name="P598">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125911216616825" text:continue-numbering="true" text:style-name="L10">
              <text:list-item>
                <text:p text:style-name="P599">ScriptStatusBar class removed (replaced by ScriptMainWindow::showMessage)</text:p>
              </text:list-item>
              <text:list-item>
                <text:p text:style-name="P600">ScriptEditor:</text:p>
                <text:list>
                  <text:list-item>
                    <text:p text:style-name="P600"><text:span text:style-name="T385">bug fix: </text:span>ScriptButton::clickedSignal was missing in the auto-completion list</text:p>
                  </text:list-item>
                  <text:list-item>
                    <text:p text:style-name="P601">script file locks added (to prevent opening the same file in multiple instances of Script<text:span text:style-name="T384">Editor</text:span>)</text:p>
                  </text:list-item>
                </text:list>
              </text:list-item>
              <text:list-item>
                <text:p text:style-name="P602"><text:soft-page-break/>settings dialog: connect button added</text:p>
              </text:list-item>
              <text:list-item>
                <text:p text:style-name="P603">if ScriptCommunicator detects that a script file is opened by an instance of ScriptEditor and contains unsaved changes then a message box is displayed</text:p>
              </text:list-item>
              <text:list-item>
                <text:p text:style-name="P604">new config file extensions (.config, .scripts and .seq)</text:p>
              </text:list-item>
              <text:list-item>
                <text:p text:style-name="P605">new script converter function: byteArrayToUtf8String</text:p>
              </text:list-item>
              <text:list-item>
                <text:p text:style-name="P606">new scriptThread function<text:span text:style-name="T396">s</text:span>: getConsoleSettings, <text:span text:style-name="T396">setMainWindowAndTaskBarIcon</text:span></text:p>
              </text:list-item>
              <text:list-item>
                <text:p text:style-name="P609">new command-line <text:span text:style-name="T394">argument</text:span> -I</text:p>
              </text:list-item>
              <text:list-item>
                <text:p text:style-name="P610">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125913051444132" text:continue-numbering="true" text:style-name="L10">
              <text:list-item>
                <text:p text:style-name="P607"><text:span text:style-name="T402">new </text:span>scriptThread function: <text:span text:style-name="T398">processIsRunning</text:span></text:p>
              </text:list-item>
              <text:list-item>
                <text:p text:style-name="P611">scriptThread function changed: getTimestamp</text:p>
              </text:list-item>
              <text:list-item>
                <text:p text:style-name="P608"><text:span text:style-name="T402">new ScriptWidget </text:span>function: <text:span text:style-name="T403">createShortCut</text:span></text:p>
              </text:list-item>
              <text:list-item>
                <text:p text:style-name="P612">bug fix: readAllStandardOutputFromProcess and readAllStandardErrorFromProcess return now if the process has stopped (if isBlocking is true)</text:p>
              </text:list-item>
              <text:list-item>
                <text:p text:style-name="P613">SCE files are now created in a separate folder.</text:p>
              </text:list-item>
              <text:list-item>
                <text:p text:style-name="P614">new ScriptLed (CustomWidget) functions: setColorRgb, setFlashRate</text:p>
              </text:list-item>
              <text:list-item>
                <text:p text:style-name="P615">ScriptEditor: UTF-8 support added</text:p>
              </text:list-item>
              <text:list-item>
                <text:p text:style-name="P616">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125911500126594" text:continue-numbering="true" text:style-name="L10">
              <text:list-item>
                <text:p text:style-name="P617">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18">update tab added (settings dialog)</text:p>
              </text:list-item>
              <text:list-item>
                <text:p text:style-name="P619">ScriptEditor: </text:p>
                <text:list>
                  <text:list-item>
                    <text:p text:style-name="P619">global variable<text:span text:style-name="T418">s</text:span> are now displayed in the outline window</text:p>
                  </text:list-item>
                  <text:list-item>
                    <text:p text:style-name="P620">ui window added</text:p>
                  </text:list-item>
                  <text:list-item>
                    <text:p text:style-name="P621">reload/<text:span text:style-name="T420">close</text:span> button added</text:p>
                  </text:list-item>
                  <text:list-item>
                    <text:p text:style-name="P622">goto definition added (Ctrl+DoubleClick)</text:p>
                  </text:list-item>
                  <text:list-item>
                    <text:p text:style-name="P622">improved source parsing</text:p>
                  </text:list-item>
                  <text:list-item>
                    <text:p text:style-name="P624">icons in the outline windows added</text:p>
                  </text:list-item>
                  <text:list-item>
                    <text:p text:style-name="P625">find/<text:span text:style-name="T419">replace</text:span> all added</text:p>
                  </text:list-item>
                  <text:list-item>
                    <text:p text:style-name="P62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125912892022228" text:continue-numbering="true" text:style-name="L10">
              <text:list-item>
                <text:p text:style-name="P627">option 'None' for 'send on enter key' added</text:p>
              </text:list-item>
              <text:list-item>
                <text:p text:style-name="P628">bug fix: ScriptCommunicator could not open the manual if the installation folder contains spaces</text:p>
              </text:list-item>
              <text:list-item>
                <text:p text:style-name="P629">ScriptEditor:</text:p>
                <text:list>
                  <text:list-item>
                    <text:p text:style-name="P638">tabs can be moved now</text:p>
                  </text:list-item>
                  <text:list-item>
                    <text:p text:style-name="P629">Number.api added</text:p>
                  </text:list-item>
                  <text:list-item>
                    <text:p text:style-name="P630">bool.api added</text:p>
                  </text:list-item>
                  <text:list-item>
                    <text:p text:style-name="P623">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125911739208184" text:continue-numbering="true" text:style-name="L10">
              <text:list-item>
                <text:p text:style-name="P631">all text pasted in the consoles ('Ctrl+V') is sent now (if the 'send input' check box is checked)</text:p>
              </text:list-item>
              <text:list-item>
                <text:p text:style-name="P633">Cheetah SPI removed</text:p>
              </text:list-item>
              <text:list-item>
                <text:p text:style-name="P634">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125911357143541" text:continue-numbering="true" text:style-name="L10">
              <text:list-item>
                <text:p text:style-name="P632"><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office:value-type="float" office:value="0">
            <text:p text:style-name="P506">2017-06-30</text:p>
          </table:table-cell>
          <table:table-cell table:style-name="Table1.C2" office:value-type="string">
            <text:list xml:id="list125911983955614" text:continue-numbering="true" text:style-name="L10">
              <text:list-item>
                <text:p text:style-name="P635">bug fix: instead of one timestamp several timestamps were added to the consoles</text:p>
              </text:list-item>
              <text:list-item>
                <text:p text:style-name="P635">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636">I2C/SPI slave support added</text:p>
              </text:list-item>
              <text:list-item>
                <text:p text:style-name="P636">scriptInf object added (worker scripts)</text:p>
              </text:list-item>
              <text:list-item>
                <text:p text:style-name="P637">the toolbar position (main window) is saved/restored now</text:p>
              </text:list-item>
            </text:list>
          </table:table-cell>
        </table:table-row>
      </table:table>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5912603923627" text:continue-list="list40164633" text:style-name="L1">
        <text:list-item>
          <text:p text:style-name="P852">the consoles which shows:</text:p>
          <text:list>
            <text:list-item>
              <text:p text:style-name="P852">the sent data</text:p>
            </text:list-item>
            <text:list-item>
              <text:p text:style-name="P852">the received data</text:p>
            </text:list-item>
            <text:list-item>
              <text:p text:style-name="P852">time stamps</text:p>
            </text:list-item>
            <text:list-item>
              <text:p text:style-name="P852">messages added with the add message dialog</text:p>
              <text:p text:style-name="P977"/>
            </text:list-item>
          </text:list>
        </text:list-item>
      </text:list>
      <text:p text:style-name="P261">Note: <text:span text:style-name="T322">T</text:span><text:span text:style-name="T321">he console font size can be modified with 'Ctrl' + 'mouse scroll up/down'.</text:span></text:p>
      <text:p text:style-name="P262"/>
      <text:list xml:id="list125913157671044" text:continue-numbering="true" text:style-name="L1">
        <text:list-item>
          <text:p text:style-name="P852">a multi-line send area</text:p>
        </text:list-item>
        <text:list-item>
          <text:p text:style-name="P852">the send input check box: if checked all text entered in a console will be sent</text:p>
        </text:list-item>
        <text:list-item>
          <text:p text:style-name="P642">a menu and the following buttons:</text:p>
          <text:list>
            <text:list-item>
              <text:p text:style-name="P852">Connect: connects the main interface (the configuration of the main interface is done in the configure dialog)</text:p>
            </text:list-item>
            <text:list-item>
              <text:p text:style-name="P852">Disconnect: disconnects the main interface</text:p>
            </text:list-item>
            <text:list-item>
              <text:p text:style-name="P852">Settings: shows the settings dialog</text:p>
            </text:list-item>
            <text:list-item>
              <text:p text:style-name="P852">Sending: shows the send dialog</text:p>
            </text:list-item>
            <text:list-item>
              <text:p text:style-name="P852">Scripts: shows the scripts dialog</text:p>
            </text:list-item>
            <text:list-item>
              <text:p text:style-name="P852">Clear button: clears all consoles</text:p>
            </text:list-item>
            <text:list-item>
              <text:p text:style-name="P852">Lock scrolling: prevents the automatic scrolling in the consoles (if new data is added to a console the <text:span text:style-name="T284">cursor</text:span> moves to the end of the console)</text:p>
            </text:list-item>
            <text:list-item>
              <text:p text:style-name="P852">Add message: shows the add message dialog</text:p>
            </text:list-item>
            <text:list-item>
              <text:p text:style-name="P854">Top: brings all windows to top/foreground</text:p>
            </text:list-item>
            <text:list-item>
              <text:p text:style-name="P639">Reopen: reopen all logs (is only visible if the log option <text:span text:style-name="T283">'append time stamp at log file name' </text:span>is selected)</text:p>
            </text:list-item>
          </text:list>
        </text:list-item>
        <text:list-item>
          <text:p text:style-name="P850">if the current connection type is serial port:</text:p>
          <text:list>
            <text:list-item>
              <text:p text:style-name="P852"><text:soft-page-break/>a check box for setting/clearing the DTR (data terminal ready) pin (default=1)</text:p>
            </text:list-item>
            <text:list-item>
              <text:p text:style-name="P852">a check box for setting/clearing the RTS (request to send) pin (default=0)</text:p>
            </text:list-item>
          </text:list>
        </text:list-item>
      </text:list>
      <text:p text:style-name="P257"/>
      <text:list xml:id="list125912099150744" text:continue-numbering="true" text:style-name="L1">
        <text:list-item>
          <text:p text:style-name="P852">a sequence area in which the sequences from the send window can be sent</text:p>
        </text:list-item>
        <text:list-item>
          <text:p text:style-name="P852">a script area in which the scripts from the script window can be started <text:span text:style-name="T215">(normal and in a script-debugger</text:span>, stopped and paused<text:span text:style-name="T355">)</text:span></text:p>
        </text:list-item>
        <text:list-item>
          <text:p text:style-name="P852">a find text in console area in which a console text can be searched (in the visible console)</text:p>
        </text:list-item>
        <text:list-item>
          <text:p text:style-name="P852">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draw:frame draw:style-name="fr10" draw:name="Bild2" text:anchor-type="paragraph" svg:y="0cm" svg:width="13cm" svg:height="8.19cm" draw:z-index="34"><draw:image xlink:href="Pictures/10000201000003A100000249707B28DA.png" xlink:type="simple" xlink:show="embed" xlink:actuate="onLoad"/></draw:frame><text:bookmark-start text:name="__RefHeading__18462_749916436"/><text:bookmark-start text:name="_Toc403041628"/>Settings dialog<text:bookmark-end text:name="__RefHeading__18462_749916436"/><text:bookmark-end text:name="_Toc403041628"/></text:h>
      <text:p text:style-name="P31"/>
      <text:p text:style-name="Standard">In the settings dialog <text:span text:style-name="T480">several</text:span> settings can be accessed:</text:p>
      <text:list xml:id="list1308430982876187768" text:style-name="L11">
        <text:list-item>
          <text:p text:style-name="P855">the main interface settings (serial port tab, sockets tab, <text:span text:style-name="T454">aardvark</text:span> <text:span text:style-name="T437">I2c/</text:span>S<text:span text:style-name="T454">pi</text:span> tab and <text:span text:style-name="T454">pcan</text:span> tab)</text:p>
        </text:list-item>
        <text:list-item>
          <text:p text:style-name="P855">the console settings (the console options <text:span text:style-name="T455">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
      <text:p text:style-name="P427">Note:</text:p>
      <text:list xml:id="list5786268926614839378" text:style-name="L12">
        <text:list-header>
          <text:p text:style-name="P978">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5912742091556" text:continue-numbering="true" text:style-name="L12">
        <text:list-item>
          <text:p text:style-name="P857">a data input field</text:p>
        </text:list-item>
        <text:list-item>
          <text:p text:style-name="P857">a script path filed</text:p>
        </text:list-item>
        <text:list-item>
          <text:p text:style-name="P857">a send button which sends the data</text:p>
        </text:list-item>
        <text:list-item>
          <text:p text:style-name="P857">a format combo box which sets the format of the data which shall be sent </text:p>
        </text:list-item>
        <text:list-item>
          <text:p text:style-name="P857">a Repetition field which sets the number repetitions (if 0 is entered the data is sent only once, if 1 is entered the data is sent twice)</text:p>
        </text:list-item>
        <text:list-item>
          <text:p text:style-name="P857">a pause field which sets the pause in milliseconds between two repetitions</text:p>
        </text:list-item>
        <text:list-item>
          <text:p text:style-name="P857">a progress bar which shows the progress while sending data</text:p>
          <text:p text:style-name="P978"/>
          <text:p text:style-name="P978"><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2233898528344161391" text:style-name="L13">
        <text:list-item>
          <text:p text:style-name="P858">Byte 0= <text:s/>message type (0=standard, 1=standard remote-transfer-request, 2=extended, 3= extended remote-transfer-request)</text:p>
        </text:list-item>
        <text:list-item>
          <text:p text:style-name="P858">Byte 1-4 <text:span text:style-name="T436">(MSB)</text:span>= can id</text:p>
        </text:list-item>
        <text:list-item>
          <text:p text:style-name="P858">Byte 5-12= the data</text:p>
        </text:list-item>
      </text:list>
      <text:p text:style-name="P427">If more then 8 data bytes are given, several can messages with the same <text:span text:style-name="T233">CAN</text:span> id will be sent.</text:p>
      <text:p text:style-name="P427"><text:soft-page-break/></text:p>
      <text:p text:style-name="P444">If ScriptCommunicator is connected to a <text:span text:style-name="T436">I2C</text:span> <text:span text:style-name="T457">master </text:span>interface the send bytes <text:span text:style-name="T436">are</text:span>:</text:p>
      <text:list xml:id="list125912499255253" text:continue-numbering="true" text:style-name="L13">
        <text:list-item>
          <text:p text:style-name="P859">Byte 0= flags bits (1=10 bit address, 2=combined FMT, 4=no stop condition)</text:p>
        </text:list-item>
        <text:list-item>
          <text:p text:style-name="P859">Byte 1-2 (MSB)= I2C address</text:p>
        </text:list-item>
        <text:list-item>
          <text:p text:style-name="P859">Byte 3-4 (MSB)= number of bytes to read</text:p>
        </text:list-item>
        <text:list-item>
          <text:p text:style-name="P859">Byte 5-n= the data which shall be sent</text:p>
        </text:list-item>
      </text:list>
      <text:p text:style-name="P427"/>
      <text:h text:style-name="P721" text:outline-level="4"><text:bookmark-start text:name="__RefHeading__20016_1662152207"/>Change the sequence configuration<text:bookmark-end text:name="__RefHeading__20016_1662152207"/></text:h>
      <text:p text:style-name="Standard">Following is implemented:</text:p>
      <text:list xml:id="list5254328357221583322" text:style-name="L14">
        <text:list-item>
          <text:p text:style-name="P860"><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61"><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61"><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61"><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60"><text:span text:style-name="Absatz-Standardschriftart">move the selected sequence up: select the corresponding sequence and press Ctrl+Up or menu sequence/move up</text:span></text:p>
        </text:list-item>
        <text:list-item>
          <text:p text:style-name="P860"><text:span text:style-name="Absatz-Standardschriftart">move the selected sequence down: select the corresponding sequence and press Ctrl+Down or menu sequence/move down</text:span></text:p>
        </text:list-item>
        <text:list-item>
          <text:p text:style-name="P861"><text:span text:style-name="Absatz-Standardschriftart"><text:span text:style-name="T248">edit all sequence scripts: press <text:s/>Ctrl+Shift+A or menu single sequence/edit all sequence scripts</text:span></text:span></text:p>
        </text:list-item>
        <text:list-item>
          <text:p text:style-name="P860"><text:span text:style-name="Absatz-Standardschriftart">save the sequence config: <text:s/>Ctrl+S or menu config/save config </text:span></text:p>
        </text:list-item>
        <text:list-item>
          <text:p text:style-name="P860"><text:span text:style-name="Absatz-Standardschriftart">save the sequence config under a new name (save as): <text:s/>Menu config/save config as</text:span></text:p>
        </text:list-item>
        <text:list-item>
          <text:p text:style-name="P860"><text:span text:style-name="Absatz-Standardschriftart">load another sequence config: <text:s/>Ctrl+L or menu config/load config </text:span></text:p>
        </text:list-item>
        <text:list-item>
          <text:p text:style-name="P860"><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5912123259026" text:continue-list="list125912742091556" text:style-name="L12">
        <text:list-header>
          <text:p text:style-name="P978">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3"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25911872961182" text:continue-list="list125912499255253" text:style-name="L13">
        <text:list-item>
          <text:p text:style-name="P858">Change the script configuration (the content of the script table)</text:p>
        </text:list-item>
        <text:list-item>
          <text:p text:style-name="P858">Create and edit scripts and ui (user interface) files</text:p>
        </text:list-item>
        <text:list-item>
          <text:p text:style-name="P858">Load and save the script configuration (the content of the script table)</text:p>
        </text:list-item>
        <text:list-item>
          <text:p text:style-name="P858">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1" text:outline-level="4"><text:bookmark-start text:name="__RefHeading__6580_596565095"/>Change the script configuration<text:bookmark-end text:name="__RefHeading__6580_596565095"/></text:h>
      <text:p text:style-name="Standard">Following is implemented:</text:p>
      <text:list xml:id="list125911089931776" text:continue-list="list5254328357221583322" text:style-name="L14">
        <text:list-item>
          <text:p text:style-name="P860">Add scripts to the script table: <text:s/>Ctrl+A or menu script/addscript</text:p>
        </text:list-item>
        <text:list-item>
          <text:p text:style-name="P860">Remove script from the script table: select the corresponding row and press Ctrl+R or menu script/remove script</text:p>
        </text:list-item>
        <text:list-item>
          <text:p text:style-name="P860">Change the path to a script in the script table: double click on the corresponding entry in path column</text:p>
        </text:list-item>
        <text:list-item>
          <text:p text:style-name="P860">Add an ui file to a script: double click on the corresponding empty entry in ui column</text:p>
        </text:list-item>
        <text:list-item>
          <text:p text:style-name="P860">Remove an ui file from the script table: select the corresponding row and press Ctrl+Shift+R or menu script/remove ui</text:p>
        </text:list-item>
        <text:list-item>
          <text:p text:style-name="P860">Change the path to an ui file in the script table: double click on the corresponding entry in ui column</text:p>
        </text:list-item>
        <text:list-item>
          <text:p text:style-name="P860"><text:span text:style-name="Absatz-Standardschriftart">move the selected script up: select the corresponding script and press <text:s/>Ctrl+Up or menu script/move up</text:span></text:p>
        </text:list-item>
        <text:list-item>
          <text:p text:style-name="P860"><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25912212731865" text:continue-numbering="true" text:style-name="L14">
        <text:list-item>
          <text:p text:style-name="P860">Edit a script (with an external script editor): select the corresponding row and press Ctrl+E menu script/edit script</text:p>
        </text:list-item>
        <text:list-item>
          <text:p text:style-name="P860">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0">Edit an ui file (with QtDesigner): select the corresponding row <text:s/>and press Ctrl+Shift+E or the menu script/edit ui</text:p>
        </text:list-item>
        <text:list-item>
          <text:p text:style-name="P860">Create <text:span text:style-name="T342">new </text:span>ui file: select the corresponding row and press Ctrl+Shift+<text:span text:style-name="T342">N</text:span> or the menu script/<text:span text:style-name="T342">new</text:span> ui</text:p>
        </text:list-item>
        <text:list-item>
          <text:p text:style-name="P861"><text:span text:style-name="Absatz-Standardschriftart"><text:span text:style-name="T248">Edit all scripts: press Ctrl+Shift+A or menu script/edit all sequence scripts</text:span></text:span></text:p>
          <text:p text:style-name="P97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5912333365234" text:continue-numbering="true" text:style-name="L14">
        <text:list-item>
          <text:p text:style-name="P860">Load a script configuration from a file: Ctrl+L or menu script config/load config</text:p>
        </text:list-item>
        <text:list-item>
          <text:p text:style-name="P860">Unload the current script configuration: Ctrl+U or menu script config/unload config</text:p>
        </text:list-item>
        <text:list-item>
          <text:p text:style-name="P860">Save the current script configuration: Ctrl+S or menu script config/save config</text:p>
        </text:list-item>
        <text:list-item>
          <text:p text:style-name="P860">Save config as (opens a save dialog, where a file name can be chosen): Ctrl+Shift+S or menu script config/save config as</text:p>
          <text:p text:style-name="P860"/>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25911595309101" text:continue-numbering="true" text:style-name="L14">
        <text:list-item>
          <text:p text:style-name="P860">Start a script: select the corresponding row and press the start button <text:span text:style-name="T372">or press Ctrl+1</text:span></text:p>
        </text:list-item>
        <text:list-item>
          <text:p text:style-name="P862"><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62">Pause a running script: select the corresponding row and press the pause button <text:span text:style-name="T372">or press Ctrl+2</text:span></text:p>
        </text:list-item>
        <text:list-item>
          <text:p text:style-name="P862">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4"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722"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25911623679548" text:continue-numbering="true" text:style-name="L14">
        <text:list-item>
          <text:p text:style-name="P863">Load a configuration from a file: Ctrl+L or menu <text:span text:style-name="T268">Config</text:span>/load config</text:p>
        </text:list-item>
        <text:list-item>
          <text:p text:style-name="P863">Unload the current configuration: Ctrl+U or menu <text:span text:style-name="T268">Config</text:span>/unload config</text:p>
        </text:list-item>
        <text:list-item>
          <text:p text:style-name="P863">Save the current configuration: Ctrl+S or menu <text:span text:style-name="T268">Config</text:span>/save config</text:p>
        </text:list-item>
        <text:list-item>
          <text:p text:style-name="P864">Save config as (opens a save dialog, where a file name can be <text:span text:style-name="T268">chosen</text:span>): Ctrl+Shift+S or menu <text:span text:style-name="T268">Config</text:span>/save config as</text:p>
        </text:list-item>
      </text:list>
      <text:p text:style-name="P260"/>
      <text:h text:style-name="Heading_20_4" text:outline-level="4">Generate a sce or scez file</text:h>
      <text:p text:style-name="P433">To create a sce <text:span text:style-name="T269">or a scez file the corresponding entries in the 'Generate' menu must be used.</text:span></text:p>
      <text:p text:style-name="P433"/>
      <text:p text:style-name="P435">Note: </text:p>
      <text:list xml:id="list6918556762639748450" text:style-name="L15">
        <text:list-item>
          <text:p text:style-name="P865">To generate a sce or a scez file at least one 'executable script' must be in the file table (a file marked with this type is started by ScriptCommunicator as script) and the sce file name must be set.</text:p>
        </text:list-item>
        <text:list-item>
          <text:p text:style-name="P865">To close this dialog press Ctrl+Shift+X.</text:p>
        </text:list-item>
        <text:list-item>
          <text:p text:style-name="P866"><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67"><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544063988824647751" text:style-name="L16">
        <text:list-item>
          <text:p text:style-name="P643">sub directory: contains the directory of the file entry inside the sce folder</text:p>
        </text:list-item>
        <text:list-item>
          <text:p text:style-name="P644">file type: the type of the file entry</text:p>
        </text:list-item>
        <text:list-item>
          <text:p text:style-name="P644">source: the source of the file entry</text:p>
        </text:list-item>
      </text:list>
      <text:p text:style-name="P116"/>
      <text:p text:style-name="P116">The file type is used by ScriptCommunicator to suggest the sub directory (which can be changed manually). </text:p>
      <text:p text:style-name="P116"><text:soft-page-break/>Furthermore following file types have a special meaning:</text:p>
      <text:list xml:id="list3296641725587460991" text:style-name="L17">
        <text:list-item>
          <text:p text:style-name="P645">executable script: a file marked with this type is started by ScriptCommunicator (during the sce or scez file execution)the </text:p>
        </text:list-item>
        <text:list-item>
          <text:p text:style-name="P645">lib: the sub directory of this file is added to the ScriptCommunicator library path (if you need extra libraries (e.g. for a custom widget) then add the libraries with this file type)</text:p>
        </text:list-item>
        <text:list-item>
          <text:p text:style-name="P645">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6251208677506443897" text:style-name="L18">
        <text:list-item>
          <text:p text:style-name="P646">min. version: <text:span text:style-name="T273">the minimum version of ScriptCommunicator which is needed to execute the current scripts</text:span></text:p>
        </text:list-item>
        <text:list-item>
          <text:p text:style-name="P646">with script window: <text:span text:style-name="T273">the script windows shall be shown (per default minimized)</text:span></text:p>
        </text:list-item>
        <text:list-item>
          <text:p text:style-name="P646">not minim<text:span text:style-name="T273">i</text:span>zed: <text:span text:style-name="T273">the script window shall not be minimized</text:span></text:p>
        </text:list-item>
        <text:list-item>
          <text:p text:style-name="P647">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4340404501853652140" text:style-name="L19">
        <text:list-item>
          <text:p text:style-name="P648">the main configuration file</text:p>
        </text:list-item>
        <text:list-item>
          <text:p text:style-name="P648">the sequences configuration file</text:p>
        </text:list-item>
        <text:list-item>
          <text:p text:style-name="P648"><text:soft-page-break/>the scripts configuration file</text:p>
        </text:list-item>
        <text:list-item>
          <text:p text:style-name="P649">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281138907399717346" text:style-name="L20">
        <text:list-item>
          <text:p text:style-name="P650">all settings from the settings dialog</text:p>
        </text:list-item>
        <text:list-item>
          <text:p text:style-name="P650">the sizes and positions of all ScriptCommunicator windows</text:p>
        </text:list-item>
        <text:list-item>
          <text:p text:style-name="P650">the data of the cyclic send area in the send window</text:p>
        </text:list-item>
        <text:list-item>
          <text:p text:style-name="P650">the send history</text:p>
        </text:list-item>
        <text:list-item>
          <text:p text:style-name="P650">the data of the send area in the main window</text:p>
        </text:list-item>
        <text:list-item>
          <text:p text:style-name="P650">the name/path of the used sequence configuration file</text:p>
        </text:list-item>
        <text:list-item>
          <text:p text:style-name="P650">the name/path of the use script configuration file</text:p>
          <text:p text:style-name="P650"/>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1185226967818620704" text:style-name="L21">
        <text:list-header>
          <text:p text:style-name="P980">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5911200491130" text:continue-numbering="true" text:style-name="L21">
        <text:list-header>
          <text:p text:style-name="P980">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2492802381892575117" text:style-name="L22">
        <text:list-item>
          <text:p text:style-name="P651"><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1"><text:span text:style-name="T187">-L: </text:span><text:span text:style-name="T190">adds an additional library path (e.g. for loading a custom script widget)</text:span></text:p>
        </text:list-item>
        <text:list-item>
          <text:p text:style-name="P651"><text:span text:style-name="T190">-</text:span><text:span text:style-name="T191">C: the configuration file to start with</text:span></text:p>
        </text:list-item>
        <text:list-item>
          <text:p text:style-name="P651"><text:span text:style-name="T191">-</text:span><text:span text:style-name="T187">P: adds an additional folder to the ScriptCommunicator plug-in (custom script widgets) search path</text:span></text:p>
        </text:list-item>
        <text:list-item>
          <text:p text:style-name="P651"><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1"><text:soft-page-break/>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709"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25911915146789" text:continue-numbering="true" text:style-name="L22">
        <text:list-item>
          <text:p text:style-name="P652">-withScriptWindow: the script windows shall be shown (per default minimized)</text:p>
        </text:list-item>
        <text:list-item>
          <text:p text:style-name="P653">-<text:span text:style-name="T181">notMinimized: the script window shall not be minimized</text:span></text:p>
        </text:list-item>
        <text:list-item>
          <text:p text:style-name="P653"><text:span text:style-name="T187">-minScVersion: </text:span><text:span text:style-name="T189">the minimum version of ScriptCommunicator which is needed to execute the current scripts</text:span></text:p>
        </text:list-item>
      </text:list>
      <text:p text:style-name="P165">Example:</text:p>
      <text:p text:style-name="P320">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125911409137762" text:continue-numbering="true" text:style-name="L22">
        <text:list-item>
          <text:p text:style-name="P653">no ScriptCommunicator window is visible per default (only the script window can be shown (-withScriptWindow))</text:p>
          <text:p text:style-name="P653"/>
        </text:list-item>
      </text:list>
      <text:p text:style-name="P165">Program termination without the argument withScriptWindow:</text:p>
      <text:list xml:id="list7583417443351303162" text:style-name="L23">
        <text:list-item>
          <text:p text:style-name="P654">if all worker scripts are stopped ScriptCommunicator exits automatically</text:p>
        </text:list-item>
        <text:list-item>
          <text:p text:style-name="P654">a call to scriptThread.exitScriptCommunicator() exits ScriptCommunicator</text:p>
        </text:list-item>
      </text:list>
      <text:p text:style-name="P165"/>
      <text:p text:style-name="P165">Program termination with the argument withScriptWindow:</text:p>
      <text:list xml:id="list4206743971194278496" text:style-name="L24">
        <text:list-item>
          <text:p text:style-name="P655">ScriptCommunicator exits automatically if the script window has been closed</text:p>
        </text:list-item>
        <text:list-item>
          <text:p text:style-name="P655">a call to scriptThread.exitScriptCommunicator() exits ScriptCommunicator</text:p>
        </text:list-item>
      </text:list>
      <text:h text:style-name="P713"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13"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8180219349653843479" text:style-name="L25">
        <text:list-item>
          <text:p text:style-name="P656">checks the SHA-512 hash</text:p>
        </text:list-item>
        <text:list-item>
          <text:p text:style-name="P656">unzips <text:span text:style-name="T281">the scez file </text:span>into the temporary folder 'user documents folder'/'time in milliseconds since epoche'</text:p>
        </text:list-item>
        <text:list-item>
          <text:p text:style-name="P656">starts all executable scripts</text:p>
        </text:list-item>
        <text:list-item>
          <text:p text:style-name="P656"><text:span text:style-name="Absatz-Standardschriftart"><text:span text:style-name="T132">deletes the temporary folder on exit</text:span></text:span></text:p>
        </text:list-item>
      </text:list>
      <text:h text:style-name="Heading_20_1" text:outline-level="1"><text:bookmark-start text:name="__RefHeading___Toc28537_1676676238"/><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2094220139748278306" text:style-name="L26">
        <text:list-item>
          <text:p text:style-name="P657"><text:span text:style-name="Absatz-Standardschriftart"><text:span text:style-name="T133">contains all necessary ScriptCommunictor files</text:span></text:span></text:p>
        </text:list-item>
        <text:list-item>
          <text:p text:style-name="P657"><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260708599803586567" text:style-name="L27">
        <text:list-item>
          <text:p text:style-name="P658"><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58"><text:span text:style-name="Absatz-Standardschriftart"><text:span text:style-name="T133">copy the created sce folder to ScriptCommunicator\winRarSfx</text:span></text:span></text:p>
        </text:list-item>
        <text:list-item>
          <text:p text:style-name="P658"><text:span text:style-name="Absatz-Standardschriftart"><text:span text:style-name="T133">open ScriptCommunicator\winRarSfx\create.bat</text:span></text:span></text:p>
        </text:list-item>
        <text:list-item>
          <text:p text:style-name="P658"><text:span text:style-name="Absatz-Standardschriftart"><text:span text:style-name="T133">replace the path to winrar (1. argument)</text:span></text:span></text:p>
        </text:list-item>
        <text:list-item>
          <text:p text:style-name="P658"><text:span text:style-name="Absatz-Standardschriftart"><text:span text:style-name="T133">replace name the sfx file name (2. argument)</text:span></text:span></text:p>
        </text:list-item>
        <text:list-item>
          <text:p text:style-name="P658"><text:span text:style-name="Absatz-Standardschriftart"><text:span text:style-name="T133">replace the sce folder name (3. argument)</text:span></text:span></text:p>
        </text:list-item>
        <text:list-item>
          <text:p text:style-name="P658"><text:span text:style-name="Absatz-Standardschriftart"><text:span text:style-name="T133">replace the name of the sce file within the sce folder (4. argument)</text:span></text:span></text:p>
        </text:list-item>
        <text:list-item>
          <text:p text:style-name="P658"><text:span text:style-name="Absatz-Standardschriftart"><text:span text:style-name="T133">replace or remove (the argument is optional) the name of the icon file (5. argument, this file must be within the sce folder)</text:span></text:span></text:p>
        </text:list-item>
        <text:list-item>
          <text:p text:style-name="P658"><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907171618931570107" text:style-name="L28">
        <text:list-item>
          <text:p text:style-name="P659"><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59"><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1496982560377746966" text:style-name="L29">
        <text:list-item>
          <text:p text:style-name="P660">worker scripts (chapter <text:span text:style-name="Absatz-Standardschriftart"><text:span text:style-name="T153"><text:bookmark-ref text:reference-format="text" text:ref-name="__RefHeading__14164_479808360">Worker scripts</text:bookmark-ref></text:span></text:span>)</text:p>
        </text:list-item>
        <text:list-item>
          <text:p text:style-name="P660">sequence scripts (chapter <text:span text:style-name="Absatz-Standardschriftart"><text:span text:style-name="T153"><text:bookmark-ref text:reference-format="text" text:ref-name="__RefHeading__14278_479808360">Sequence script</text:bookmark-ref></text:span></text:span>)</text:p>
        </text:list-item>
        <text:list-item>
          <text:p text:style-name="P660">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10"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602606459100722637" text:style-name="L30">
        <text:list-item>
          <text:p text:style-name="P661"><text:span text:style-name="Absatz-Standardschriftart">set the path to the user interface in the script window (the user interface will be loaded automatically when the script starts)</text:span></text:p>
        </text:list-item>
        <text:list-item>
          <text:p text:style-name="P661"><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soft-page-break/>{</text:p>
      <text:p text:style-name="P291"><text:s text:c="4"/>scriptThread.appendTextToConsole("script has been stopped ");</text:p>
      <text:p text:style-name="P29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4605744761294312275" text:style-name="L31">
        <text:list-item>
          <text:p text:style-name="P868">isSaveDialog: True for a QFileDialog::getSaveFileName and false for a QFileDialog::getOpenFileName dialog</text:p>
        </text:list-item>
        <text:list-item>
          <text:p text:style-name="P868">caption: The caption of the dialog</text:p>
        </text:list-item>
        <text:list-item>
          <text:p text:style-name="P868">dir: The initial dir for showing the dialog</text:p>
        </text:list-item>
        <text:list-item>
          <text:p text:style-name="P86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7">Shows a QFileDialog::getExistingDirectory dialog (is used to select a directory).</text:p>
      <text:p text:style-name="P237">Arguments:</text:p>
      <text:list xml:id="list125912449402940" text:continue-numbering="true" text:style-name="L31">
        <text:list-item>
          <text:p text:style-name="P869">caption: The caption of the dialog</text:p>
        </text:list-item>
        <text:list-item>
          <text:p text:style-name="P869">dir: The initial dir for showing the dialog</text:p>
        </text:list-item>
        <text:list-item>
          <text:p text:style-name="P868"><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25913187052062"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66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oft-page-break/><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25911319706200"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25911336196158"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text:soft-page-break/>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25912305332086"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5911879761987"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25911964023094"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5911745134330"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5"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8560857781768770355" text:style-name="L32">
        <text:list-item>
          <text:p text:style-name="P870">icon: The icon of the message box. Possible values are: "Information"," Warning", "Critical" and "Question"</text:p>
        </text:list-item>
        <text:list-item>
          <text:p text:style-name="P870">title: The title of the message box</text:p>
        </text:list-item>
        <text:list-item>
          <text:p text:style-name="P870">text: The text of the message box</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25912191693282" text:continue-numbering="true" text:style-name="L32">
        <text:list-item>
          <text:p text:style-name="P870">icon: The icon of the dialog. Possible values are: "Information"," Warning", "Critical" and "Question"</text:p>
        </text:list-item>
        <text:list-item>
          <text:p text:style-name="P870">title: The title of the dialog</text:p>
        </text:list-item>
        <text:list-item>
          <text:p text:style-name="P870">text: The text of the dialog</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25911974695888" text:continue-numbering="true"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oft-page-break/><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8"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8994598127689583774" text:style-name="L33">
        <text:list-item>
          <text:p text:style-name="P878">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oft-page-break/><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P724"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25912396701707" text:continue-numbering="true" text:style-name="L33">
        <text:list-item>
          <text:p text:style-name="P879">data: The data <text:span text:style-name="T423">(byte array) </text:span>for calculating the CRC</text:p>
        </text:list-item>
        <text:list-item>
          <text:p text:style-name="P663">polynomial: The used polynomial</text:p>
        </text:list-item>
        <text:list-item>
          <text:p text:style-name="P665">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7"><text:span text:style-name="Absatz-Standardschriftart"><text:span text:style-name="T15"><text:tab/>crc = crc ^ val;</text:span></text:span></text:p>
      <text:p text:style-name="P507"><text:span text:style-name="Absatz-Standardschriftart"><text:span text:style-name="T15"><text:tab/>for( qint32 i = 0; i &lt; BITS_PER_BYTE; ++i )</text:span></text:span></text:p>
      <text:p text:style-name="P507"><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oft-page-break/><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25912409573716"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25912272028218"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25912181372750"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oft-page-break/><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25912711209068" text:continue-numbering="true" text:style-name="L33">
        <text:list-item>
          <text:p text:style-name="P878">name: Name of the string variable</text:p>
        </text:list-item>
        <text:list-item>
          <text:p text:style-name="P878">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125913143355909" text:continue-numbering="true" text:style-name="L33">
        <text:list-item>
          <text:p text:style-name="P878">name: Name of the variable</text:p>
        </text:list-item>
        <text:list-item>
          <text:p text:style-name="P878">removeValue: True if the variable shall be removed from the string map</text:p>
        </text:list-item>
      </text:list>
      <text:p text:style-name="P427">Return: The read string. Returns an empty string if name is not in the string map.</text:p>
      <text:p text:style-name="P427"/>
      <text:h text:style-name="P817" text:outline-level="4">void globalStringChangedSignal(String name, String string)</text:h>
      <text:p text:style-name="P31">This signal is emitted if a string in the global string map has been changed.</text:p>
      <text:p text:style-name="P31">Arguments:</text:p>
      <text:list xml:id="list125912025607134" text:continue-numbering="true" text:style-name="L33">
        <text:list-item>
          <text:p text:style-name="P878">name: Name of the variable</text:p>
        </text:list-item>
        <text:list-item>
          <text:p text:style-name="P878">string: The content of the string</text:p>
        </text:list-item>
      </text:list>
      <text:p text:style-name="P453"/>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25912043324958" text:continue-numbering="true" text:style-name="L33">
        <text:list-item>
          <text:p text:style-name="P878">name: Name of the variable</text:p>
        </text:list-item>
        <text:list-item>
          <text:p text:style-name="P878">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25913404789159" text:continue-numbering="true" text:style-name="L33">
        <text:list-item>
          <text:p text:style-name="P878">name: Name of the variable</text:p>
        </text:list-item>
        <text:list-item>
          <text:p text:style-name="P878">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817" text:outline-level="4">void globalDataArrayChangedSignal(String name, Array&lt;Number&gt; data)</text:h>
      <text:p text:style-name="P31">This signal is emitted if a data vector in the global string data vector has been changed.</text:p>
      <text:p text:style-name="P31">Arguments:</text:p>
      <text:list xml:id="list125912146656267" text:continue-numbering="true" text:style-name="L33">
        <text:list-item>
          <text:p text:style-name="P667">name: Name of the variable</text:p>
        </text:list-item>
        <text:list-item>
          <text:p text:style-name="P667">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25912590917538"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25913359728350" text:continue-numbering="true" text:style-name="L33">
        <text:list-item>
          <text:p text:style-name="P878">name: Name of the variable</text:p>
        </text:list-item>
        <text:list-item>
          <text:p text:style-name="P878">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817" text:outline-level="4">void globalUnsignedChangedSignal(String name, Number number)</text:h>
      <text:p text:style-name="P31">This signal is emitted if an unsigned number in the global unsigned number map has been changed.</text:p>
      <text:p text:style-name="P31">Arguments:</text:p>
      <text:list xml:id="list125913366216872" text:continue-numbering="true" text:style-name="L33">
        <text:list-item>
          <text:p text:style-name="P878">name: Name of the variable</text:p>
        </text:list-item>
        <text:list-item>
          <text:p text:style-name="P878">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25912657844254"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25912257803960" text:continue-numbering="true" text:style-name="L33">
        <text:list-item>
          <text:p text:style-name="P878">name: Name of the variable</text:p>
        </text:list-item>
        <text:list-item>
          <text:p text:style-name="P878">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817" text:outline-level="4">void globalUnsignedChangedSignal(String name, Number number)</text:h>
      <text:p text:style-name="P31">This signal is emitted if a signed number in the global signed number map has been changed.</text:p>
      <text:p text:style-name="P31">Arguments:</text:p>
      <text:list xml:id="list125911648970278"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p text:style-name="P878"><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25912378854192" text:continue-numbering="true" text:style-name="L33">
        <text:list-item>
          <text:p text:style-name="P878">name: Name of the variable</text:p>
        </text:list-item>
        <text:list-item>
          <text:p text:style-name="P878">number: The number</text:p>
          <text:p text:style-name="P98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25911787176853" text:continue-numbering="true" text:style-name="L33">
        <text:list-item>
          <text:p text:style-name="P878">name: Name of the variable</text:p>
        </text:list-item>
        <text:list-item>
          <text:p text:style-name="P878">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25911904589816"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list-item>
      </text:list>
      <text:p text:style-name="P257"><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25"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25912277223851" text:continue-numbering="true" text:style-name="L33">
        <text:list-item>
          <text:p text:style-name="P881">program: The program to start</text:p>
        </text:list-item>
        <text:list-item>
          <text:p text:style-name="P881"><text:span text:style-name="T253">a</text:span>rguments: The arguments</text:p>
        </text:list-item>
        <text:list-item>
          <text:p text:style-name="P881"><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72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25913422740955" text:continue-numbering="true" text:style-name="L33">
        <text:list-item>
          <text:p text:style-name="P881">program: The program to start</text:p>
        </text:list-item>
        <text:list-item>
          <text:p text:style-name="P881"><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726"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25911921608747" text:continue-numbering="true" text:style-name="L33">
        <text:list-item>
          <text:p text:style-name="P882">program: The program to start</text:p>
        </text:list-item>
        <text:list-item>
          <text:p text:style-name="P882"><text:span text:style-name="T253">a</text:span>rguments: The arguments</text:p>
        </text:list-item>
        <text:list-item>
          <text:p text:style-name="P922">startWaitTime: The max. wait time.</text:p>
        </text:list-item>
        <text:list-item>
          <text:p text:style-name="P926">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oft-page-break/><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727" text:outline-level="4">bool waitForFinishedProcess(ScriptProcess process, Number waitTime=30000)</text:h>
      <text:p text:style-name="P97">Blocks until the process has finished or until msecs milliseconds have passed (-1=infinite).</text:p>
      <text:p text:style-name="P96">Arguments:</text:p>
      <text:list xml:id="list125912970946253" text:continue-numbering="true" text:style-name="L33">
        <text:list-item>
          <text:p text:style-name="P883">pro<text:span text:style-name="T254">cess: The process</text:span></text:p>
        </text:list-item>
        <text:list-item>
          <text:p text:style-name="P927">waitTime: The max. wait time.</text:p>
        </text:list-item>
      </text:list>
      <text:p text:style-name="P35">Return: <text:span text:style-name="T254">True if the process is finished.</text:span></text:p>
      <text:p text:style-name="P35"/>
      <text:h text:style-name="P728" text:outline-level="4">Number getProcessExitCode(ScriptProcess process)</text:h>
      <text:p text:style-name="P99">Returns the exit code of process.</text:p>
      <text:p text:style-name="P98">Arguments:</text:p>
      <text:list xml:id="list125911797510335" text:continue-numbering="true" text:style-name="L33">
        <text:list-item>
          <text:p text:style-name="P884">pro<text:span text:style-name="T254">cess: The process</text:span></text:p>
        </text:list-item>
      </text:list>
      <text:p text:style-name="P36">Return: <text:span text:style-name="T254">The process exit code.</text:span></text:p>
      <text:p text:style-name="P36"/>
      <text:h text:style-name="P729" text:outline-level="4">void killProcess(ScriptProcess process)</text:h>
      <text:p text:style-name="P101">Kills the current process, causing it to exit immediately.</text:p>
      <text:p text:style-name="P100">Arguments:</text:p>
      <text:list xml:id="list125912093094589" text:continue-numbering="true" text:style-name="L33">
        <text:list-item>
          <text:p text:style-name="P928">pro<text:span text:style-name="T254">cess: The process</text:span></text:p>
        </text:list-item>
      </text:list>
      <text:p text:style-name="P259"/>
      <text:h text:style-name="P729"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25913015769135" text:continue-numbering="true" text:style-name="L33">
        <text:list-item>
          <text:p text:style-name="P885">pro<text:span text:style-name="T254">cess: The process</text:span></text:p>
        </text:list-item>
      </text:list>
      <text:p text:style-name="P258"/>
      <text:h text:style-name="P730"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25912397919096" text:continue-numbering="true" text:style-name="L33">
        <text:list-item>
          <text:p text:style-name="P886">program: The program to start</text:p>
        </text:list-item>
        <text:list-item>
          <text:p text:style-name="P887"><text:span text:style-name="T255">data</text:span>: The <text:span text:style-name="T255">data (byte array)</text:span></text:p>
        </text:list-item>
        <text:list-item>
          <text:p text:style-name="P923"><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oft-page-break/><text:span text:style-name="Absatz-Standardschriftart"><text:span text:style-name="T61">}</text:span></text:span></text:p>
      <text:p text:style-name="P331"><text:span text:style-name="Absatz-Standardschriftart"><text:span text:style-name="T10"/></text:span></text:p>
      <text:h text:style-name="P731" text:outline-level="4"><text:span text:style-name="T400">bool</text:span> <text:span text:style-name="T400">processIsRunning</text:span>(ScriptProcess process)</text:h>
      <text:p text:style-name="P196">Returns true if the process is running.</text:p>
      <text:p text:style-name="P195">Arguments:</text:p>
      <text:list xml:id="list125911405502432" text:continue-numbering="true" text:style-name="L33">
        <text:list-item>
          <text:p text:style-name="P888">program: The program to start</text:p>
          <text:p text:style-name="P983"><text:span text:style-name="Absatz-Standardschriftart"><text:span text:style-name="T11"/></text:span></text:p>
        </text:list-item>
      </text:list>
      <text:h text:style-name="P732"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25911507067561" text:continue-numbering="true" text:style-name="L33">
        <text:list-item>
          <text:p text:style-name="P889">program: The program to start</text:p>
        </text:list-item>
        <text:list-item>
          <text:p text:style-name="P889"><text:span text:style-name="T256">isBlocking</text:span>: <text:span text:style-name="T256">True if this function is blocking.</text:span></text:p>
        </text:list-item>
        <text:list-item>
          <text:p text:style-name="P929">BlockByte: The block byte.</text:p>
        </text:list-item>
        <text:list-item>
          <text:p text:style-name="P924"><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733"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25912533636786" text:continue-numbering="true" text:style-name="L33">
        <text:list-item>
          <text:p text:style-name="P890">program: The program to start.</text:p>
        </text:list-item>
        <text:list-item>
          <text:p text:style-name="P890"><text:span text:style-name="T256">isBlocking</text:span>: <text:span text:style-name="T256">True if this function is blocking.</text:span></text:p>
        </text:list-item>
        <text:list-item>
          <text:p text:style-name="P930">BlockByte: The block byte.</text:p>
        </text:list-item>
        <text:list-item>
          <text:p text:style-name="P925"><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oft-page-break/><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34"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8"><text:span text:style-name="Absatz-Standardschriftart"><text:span text:style-name="T78">minVersion: The minimum version</text:span></text:span></text:p>
      <text:h text:style-name="P735"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5208441818593090649" text:style-name="L34">
        <text:list-item>
          <text:p text:style-name="P931">state: The state in which the script shall be switched. Possible value are:</text:p>
          <text:list>
            <text:list-item>
              <text:p text:style-name="P931">0: running</text:p>
            </text:list-item>
            <text:list-item>
              <text:p text:style-name="P931">1: paused</text:p>
            </text:list-item>
            <text:list-item>
              <text:p text:style-name="P931">2: stopped</text:p>
            </text:list-item>
          </text:list>
        </text:list-item>
        <text:list-item>
          <text:p text:style-name="P931">scriptTableEntryName: The name of the script in the script-table (script window).</text:p>
          <text:p text:style-name="P989">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6"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25912864893545" text:continue-numbering="true" text:style-name="L34">
        <text:list-item>
          <text:p text:style-name="P931">text: The text which has to be appended to the console</text:p>
        </text:list-item>
        <text:list-item>
          <text:p text:style-name="P931">newLine: If true then the text will be appended in a new line </text:p>
        </text:list-item>
        <text:list-item>
          <text:p text:style-name="P934">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25913080290449" text:continue-numbering="true" text:style-name="L34">
        <text:list-item>
          <text:p text:style-name="P931">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8570851279794721156" text:style-name="L35">
        <text:list-item>
          <text:p text:style-name="P669">the user has pressed the stop button (main or script window)</text:p>
        </text:list-item>
        <text:list-item>
          <text:p text:style-name="P669">the script has called scriptThread.stopScript()</text:p>
        </text:list-item>
        <text:list-item>
          <text:p text:style-name="P669">an uncaught exception has been occurred</text:p>
        </text:list-item>
      </text:list>
      <text:p text:style-name="P28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25913298419118" text:continue-list="list125912533636786" text:style-name="L33">
        <text:list-item>
          <text:p text:style-name="P878">scriptPath: The file path</text:p>
        </text:list-item>
        <text:list-item>
          <text:p text:style-name="P878">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25911720391221" text:continue-numbering="true" text:style-name="L33">
        <text:list-item>
          <text:p text:style-name="P878">path: The library file path</text:p>
        </text:list-item>
        <text:list-item>
          <text:p text:style-name="P878">isRelativePath: True if the library path is relative to the current script (which executes this function)</text:p>
        </text:list-item>
      </text:list>
      <text:p text:style-name="P31"><text:s/>Return: True on success</text:p>
      <text:p text:style-name="P31">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25912802317019" text:continue-numbering="true" text:style-name="L33">
        <text:list-item>
          <text:p text:style-name="P878">path: The user interface file path.</text:p>
        </text:list-item>
        <text:list-item>
          <text:p text:style-name="P878">isRelativePath: True if the file path is relative to the current script (which executes this function)</text:p>
        </text:list-item>
        <text:list-item>
          <text:p text:style-name="P878">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25911443202276" text:continue-numbering="true" text:style-name="L33">
        <text:list-item>
          <text:p text:style-name="P878">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25912785506284" text:continue-numbering="true" text:style-name="L33">
        <text:list-item>
          <text:p text:style-name="P878">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25912650295272" text:continue-numbering="true" text:style-name="L33">
        <text:list-item>
          <text:p text:style-name="P878">text: The message text</text:p>
        </text:list-item>
        <text:list-item>
          <text:p text:style-name="P878">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25911928600145" text:continue-numbering="true" text:style-name="L33">
        <text:list-item>
          <text:p text:style-name="P878">priority: The new priority. Possible values are: <text:s/></text:p>
          <text:list>
            <text:list-item>
              <text:p text:style-name="P878">LowestPriority</text:p>
            </text:list-item>
            <text:list-item>
              <text:p text:style-name="P878">LowPriority</text:p>
            </text:list-item>
            <text:list-item>
              <text:p text:style-name="P878">NormalPriority</text:p>
            </text:list-item>
            <text:list-item>
              <text:p text:style-name="P878"><text:soft-page-break/>HighPriority</text:p>
            </text:list-item>
            <text:list-item>
              <text:p text:style-name="P878">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854351721846112634" text:style-name="L36">
        <text:list-item>
          <text:p text:style-name="P1001">"arm" </text:p>
        </text:list-item>
        <text:list-item>
          <text:p text:style-name="P1001">"arm64" </text:p>
        </text:list-item>
        <text:list-item>
          <text:p text:style-name="P1001">"i386" </text:p>
        </text:list-item>
        <text:list-item>
          <text:p text:style-name="P1001">"ia64" </text:p>
        </text:list-item>
        <text:list-item>
          <text:p text:style-name="P1001">"mips" </text:p>
        </text:list-item>
        <text:list-item>
          <text:p text:style-name="P1001">"mips64" </text:p>
        </text:list-item>
        <text:list-item>
          <text:p text:style-name="P1001">"power" </text:p>
        </text:list-item>
        <text:list-item>
          <text:p text:style-name="P1001">"power64" </text:p>
        </text:list-item>
        <text:list-item>
          <text:p text:style-name="P1001">"sparc" </text:p>
        </text:list-item>
        <text:list-item>
          <text:p text:style-name="P1001">"sparcv9" </text:p>
        </text:list-item>
        <text:list-item>
          <text:p text:style-name="P1000">"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738" text:outline-level="4">String getScriptCommunicatorFolder(void)</text:h>
      <text:p text:style-name="P273">Returns the ScriptCommunicator program folder.</text:p>
      <text:p text:style-name="P273"/>
      <text:h text:style-name="P739" text:outline-level="4">String getUserDocumentsFolder(void)</text:h>
      <text:p text:style-name="P274">Returns the directory containing user document files.</text:p>
      <text:p text:style-name="P274"/>
      <text:h text:style-name="P818"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25912113029829" text:continue-list="list125911928600145" text:style-name="L33">
        <text:list-item>
          <text:p text:style-name="P891"><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818"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25913494170243" text:continue-numbering="true" text:style-name="L33">
        <text:list-item>
          <text:p text:style-name="P891"><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819"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25912027053039" text:continue-numbering="true" text:style-name="L33">
        <text:list-item>
          <text:p text:style-name="P892"><text:span text:style-name="T327">object</text:span>: The <text:span text:style-name="T310">object</text:span></text:p>
        </text:list-item>
        <text:list-item>
          <text:p text:style-name="P937"><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820"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oft-page-break/><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821"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25911866971328" text:continue-numbering="true" text:style-name="L33">
        <text:list-item>
          <text:p text:style-name="P938"><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824"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824" text:outline-level="4">void setMainWindowTitle(String newTitle)</text:h>
      <text:p text:style-name="P153">Sets the title of the main window.</text:p>
      <text:p text:style-name="P190">Arguments:</text:p>
      <text:list xml:id="list125911702586363" text:continue-numbering="true" text:style-name="L33">
        <text:list-item>
          <text:p text:style-name="P893"><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825"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740" text:outline-level="4"><text:span text:style-name="T389">ConsoleSettings getConsoleSettings</text:span>(void)</text:h>
      <text:p text:style-name="P187">Returns the console settings (settings dialog).</text:p>
      <text:p text:style-name="P186"><text:span text:style-name="T389">Return</text:span>:</text:p>
      <text:list xml:id="list125912064325571" text:continue-numbering="true" text:style-name="L33">
        <text:list-item>
          <text:p text:style-name="P894"><text:span text:style-name="T390">ConsoleSettings</text:span>: <text:span text:style-name="T332">The console settings.</text:span> <text:span text:style-name="T390">ConsoleSettings contains following properties:</text:span></text:p>
          <text:list>
            <text:list-item>
              <text:p text:style-name="P939"><text:span text:style-name="T390">bool</text:span> <text:span text:style-name="T390">showReceivedData</text:span>: <text:span text:style-name="T390">True if the received data (main interface) shall be shown in the console.</text:span></text:p>
            </text:list-item>
            <text:list-item>
              <text:p text:style-name="P939"><text:span text:style-name="T390">bool</text:span> <text:span text:style-name="T390">showSendData</text:span>: <text:span text:style-name="T390">True if the send data (main interface) shall be shown in the console.</text:span></text:p>
            </text:list-item>
            <text:list-item>
              <text:p text:style-name="P939"><text:span text:style-name="T390">uint32 maxChars</text:span>: <text:span text:style-name="T390">Max. numbers of chars in the consoles.</text:span></text:p>
            </text:list-item>
            <text:list-item>
              <text:p text:style-name="P939"><text:span text:style-name="T390">bool lockScrolling</text:span>: <text:span text:style-name="T390">If true then the consoles do not scroll to the end after adding new data.</text:span></text:p>
            </text:list-item>
            <text:list-item>
              <text:p text:style-name="P939"><text:span text:style-name="T390">String</text:span> <text:span text:style-name="T390">font: The consoles font.</text:span></text:p>
            </text:list-item>
            <text:list-item>
              <text:p text:style-name="P939"><text:span text:style-name="T390">String fontSize</text:span>: <text:span text:style-name="T390">The consoles font size.</text:span></text:p>
            </text:list-item>
            <text:list-item>
              <text:p text:style-name="P939"><text:span text:style-name="T390">uint32 updateInterval</text:span>: <text:span text:style-name="T390">The consoles update interval.</text:span></text:p>
            </text:list-item>
            <text:list-item>
              <text:p text:style-name="P942">String receiveColor: The color (hex) of receive data.</text:p>
            </text:list-item>
            <text:list-item>
              <text:p text:style-name="P943">String sendColor: The color (hex) of send data.</text:p>
            </text:list-item>
            <text:list-item>
              <text:p text:style-name="P944">String backgroundColor: The background color (hex) of the consoles.</text:p>
            </text:list-item>
            <text:list-item>
              <text:p text:style-name="P945">String timestampColor: The color (hex) of timestamps.</text:p>
            </text:list-item>
            <text:list-item>
              <text:p text:style-name="P946">uint32 newLineAfterBytes: New line after ... number of sent/received bytes (0=off).</text:p>
            </text:list-item>
            <text:list-item>
              <text:p text:style-name="P946">uint32 newLineAfterPause: New line after ... ms send/receive pause (0=off).</text:p>
            </text:list-item>
            <text:list-item>
              <text:p text:style-name="P947"><text:soft-page-break/>bool createNewLineAtByte: True if a new line shall be created at a specific byte (<text:span text:style-name="T391">newLineAtByte</text:span>)</text:p>
            </text:list-item>
            <text:list-item>
              <text:p text:style-name="P946">uint<text:span text:style-name="T392">8</text:span> newLineAtByte: <text:span text:style-name="T393">These bytes will be replaced by a new line</text:span>.</text:p>
            </text:list-item>
            <text:list-item>
              <text:p text:style-name="P947">bool ceateTimestampAt<text:span text:style-name="T393">Byte</text:span>: True if a timestamp shall be created at a specific byte (timestampAtByte)</text:p>
            </text:list-item>
            <text:list-item>
              <text:p text:style-name="P948">uint8 <text:s/><text:span text:style-name="T392">timestampAtByte: </text:span>New timestamp at byte</text:p>
            </text:list-item>
            <text:list-item>
              <text:p text:style-name="P940"><text:span text:style-name="T390">bool</text:span> <text:span text:style-name="T390">generateCyclicTimeStamps</text:span>: <text:span text:style-name="T390">True if cyclic timestamps shall be created in the consoles (timeStampInterval).</text:span></text:p>
            </text:list-item>
            <text:list-item>
              <text:p text:style-name="P940"><text:span text:style-name="T390">uint32 timeStampInterval</text:span>: <text:span text:style-name="T390">The console timestamp interval.</text:span></text:p>
            </text:list-item>
            <text:list-item>
              <text:p text:style-name="P949">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2"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25912541275850" text:continue-numbering="true" text:style-name="L33">
        <text:list-item>
          <text:p text:style-name="P893"><text:span text:style-name="Absatz-Standardschriftart"><text:span text:style-name="T108">iconFile: The file name of the icon</text:span></text:span></text:p>
        </text:list-item>
        <text:list-item>
          <text:p text:style-name="P950">isRelativePath: True if the file path is relative to the current script (which executes this function)</text:p>
          <text:p text:style-name="P990">Note: An example can be found under: <text:s/>exampleScripts\WorkerScripts\SendUserInput</text:p>
        </text:list-item>
      </text:list>
      <text:p text:style-name="P443"/>
      <text:h text:style-name="P712"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14"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8663428160955949713" text:style-name="L37">
        <text:list-item>
          <text:p text:style-name="P670">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1"><text:span text:style-name="T465">E</text:span>xamples of all interface types can be found <text:span text:style-name="T465">at the end of this chapter.</text:span></text:p>
        </text:list-item>
      </text:list>
      <text:p text:style-name="P244"/>
      <text:h text:style-name="P743"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25912730693076" text:continue-list="list125912541275850" text:style-name="L33">
        <text:list-item>
          <text:p text:style-name="P895">data: The data array</text:p>
        </text:list-item>
        <text:list-item>
          <text:p text:style-name="P895">repetitionCount: The data array is repeated until the number has been reached</text:p>
        </text:list-item>
        <text:list-item>
          <text:p text:style-name="P895">pause: The pause (millisecond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text:soft-page-break/>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1497710559039597132" text:style-name="L38">
        <text:list-item>
          <text:p text:style-name="P672"><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2"><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743"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25911939582179" text:continue-list="list125912730693076" text:style-name="L33">
        <text:list-item>
          <text:p text:style-name="P895">string: The string</text:p>
        </text:list-item>
        <text:list-item>
          <text:p text:style-name="P895">repetitionCount: The data array is repeated until the number has been reached</text:p>
        </text:list-item>
        <text:list-item>
          <text:p text:style-name="P895">pause: The pause (m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25912221820298" text:continue-list="list1497710559039597132" text:style-name="L38">
        <text:list-item>
          <text:p text:style-name="P672"><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2"><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2"><text:span text:style-name="Absatz-Standardschriftart"><text:span text:style-name="T96"/></text:span></text:p>
        </text:list-item>
      </text:list>
      <text:h text:style-name="P743"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25912333090781" text:continue-list="list125911939582179" text:style-name="L33">
        <text:list-item>
          <text:p text:style-name="P895">type: The can message type (0=standard, 1=standard remote-transfer-request, 2=extended, 3= extended remote-transfer-request)</text:p>
        </text:list-item>
        <text:list-item>
          <text:p text:style-name="P895">canId: The can id</text:p>
        </text:list-item>
        <text:list-item>
          <text:p text:style-name="P895">data: the can data <text:span text:style-name="T421">(byte array)</text:span></text:p>
        </text:list-item>
        <text:list-item>
          <text:p text:style-name="P895">repetitionCount: The data message is repeated until the number has been reached</text:p>
        </text:list-item>
        <text:list-item>
          <text:p text:style-name="P895">pause: The pause (m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743"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743"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43"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743"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3"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25911432994653" text:continue-numbering="true" text:style-name="L33">
        <text:list-item>
          <text:p text:style-name="P895"><text:span text:style-name="Absatz-Standardschriftart"><text:span text:style-name="T72">channel: The PCAN channel</text:span></text:span></text:p>
        </text:list-item>
        <text:list-item>
          <text:p text:style-name="P895"><text:span text:style-name="Absatz-Standardschriftart"><text:span text:style-name="T72">baudrate(kBaud): The baudrate. <text:s/>Possible values are:</text:span></text:span></text:p>
          <text:p text:style-name="P895"><text:span text:style-name="Absatz-Standardschriftart"><text:span text:style-name="T72">1000, 800, 500, 250, 125,100,95,83,50,47,33,20,10,5.</text:span></text:span></text:p>
        </text:list-item>
        <text:list-item>
          <text:p text:style-name="P895"><text:span text:style-name="Absatz-Standardschriftart"><text:span text:style-name="T72">connectTimeout: Connect timeout (ms)</text:span></text:span></text:p>
        </text:list-item>
        <text:list-item>
          <text:p text:style-name="P895"><text:span text:style-name="Absatz-Standardschriftart"><text:span text:style-name="T72">busOffAutoReset: True if the PCAN driver shall reset automatically the CAN controller of a PCAN Channel if a bus-off state is detected</text:span></text:span></text:p>
        </text:list-item>
        <text:list-item>
          <text:p text:style-name="P895"><text:span text:style-name="Absatz-Standardschriftart"><text:span text:style-name="T72">powerSupply: True if the external 5V on the D-Sub connector shall be switched on</text:span></text:span></text:p>
        </text:list-item>
        <text:list-item>
          <text:p text:style-name="P895"><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5"><text:span text:style-name="Absatz-Standardschriftart"><text:span text:style-name="T72">filterFrom: The lowest CAN ID to be received</text:span></text:span></text:p>
        </text:list-item>
        <text:list-item>
          <text:p text:style-name="P895"><text:span text:style-name="Absatz-Standardschriftart"><text:span text:style-name="T72">filterTo: The highest CAN ID to be received</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743" text:outline-level="4"><text:soft-page-break/>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25912549078587" text:continue-numbering="true" text:style-name="L33">
        <text:list-item>
          <text:p text:style-name="P895"><text:span text:style-name="Absatz-Standardschriftart"><text:span text:style-name="T72">isTcp: True for TCP and false for UDP</text:span></text:span></text:p>
        </text:list-item>
        <text:list-item>
          <text:p text:style-name="P895"><text:span text:style-name="Absatz-Standardschriftart"><text:span text:style-name="T72">isServer: True if the connection type is a (TCP) server</text:span></text:span></text:p>
        </text:list-item>
        <text:list-item>
          <text:p text:style-name="P895"><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5"><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5"><text:span text:style-name="Absatz-Standardschriftart"><text:span text:style-name="T72">ownPort: The own port</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74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25913419009093" text:continue-numbering="true" text:style-name="L33">
        <text:list-item>
          <text:p text:style-name="P895"><text:span text:style-name="Absatz-Standardschriftart"><text:span text:style-name="T72">name: True serial port name</text:span></text:span></text:p>
        </text:list-item>
        <text:list-item>
          <text:p text:style-name="P895"><text:span text:style-name="Absatz-Standardschriftart"><text:span text:style-name="T72">baudrate: The baudrate</text:span></text:span></text:p>
        </text:list-item>
        <text:list-item>
          <text:p text:style-name="P895"><text:span text:style-name="Absatz-Standardschriftart"><text:span text:style-name="T72">connectTimeout: Connection timeout (ms)</text:span></text:span></text:p>
        </text:list-item>
        <text:list-item>
          <text:p text:style-name="P895"><text:span text:style-name="Absatz-Standardschriftart"><text:span text:style-name="T72">dataBits: The number of data bits</text:span></text:span></text:p>
        </text:list-item>
        <text:list-item>
          <text:p text:style-name="P895"><text:span text:style-name="Absatz-Standardschriftart"><text:span text:style-name="T72">parity: The parity. Possible values are: "None ", "Even ", "Odd ", "Space" and "Mark"</text:span></text:span></text:p>
        </text:list-item>
        <text:list-item>
          <text:p text:style-name="P895"><text:span text:style-name="Absatz-Standardschriftart"><text:span text:style-name="T72">stopBits: The number of stop bits. Possible values are: "1 ", "1.5" and "2"</text:span></text:span></text:p>
        </text:list-item>
        <text:list-item>
          <text:p text:style-name="P895"><text:span text:style-name="Absatz-Standardschriftart"><text:span text:style-name="T72">flowControl: The flow control. Possible values are: "RTS/CTS", "XON/XOFF" and "None"</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743"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25912159453127" text:continue-numbering="true" text:style-name="L33">
        <text:list-item>
          <text:p text:style-name="P895"><text:span text:style-name="Absatz-Standardschriftart"><text:span text:style-name="T72">setRTS: true=set the pin to 1, false=set the pin to 0</text:span></text:span></text:p>
        </text:list-item>
        <text:list-item>
          <text:p text:style-name="P895"><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744" text:outline-level="4">Number getSerialPortSignals(void)</text:h>
      <text:p text:style-name="P404"><text:span text:style-name="Absatz-Standardschriftart"><text:span text:style-name="T86">Returns the state of the serial port signals (pins).The signals are bit coded:</text:span></text:span></text:p>
      <text:list xml:id="list4960172724831773376" text:style-name="L39">
        <text:list-item>
          <text:p text:style-name="P675"><text:span text:style-name="Absatz-Standardschriftart"><text:span text:style-name="T86">NoSignal = 0x00</text:span></text:span></text:p>
        </text:list-item>
        <text:list-item>
          <text:p text:style-name="P675"><text:soft-page-break/><text:span text:style-name="Absatz-Standardschriftart"><text:span text:style-name="T86">DataTerminalReadySignal = 0x04</text:span></text:span></text:p>
        </text:list-item>
        <text:list-item>
          <text:p text:style-name="P675"><text:span text:style-name="Absatz-Standardschriftart"><text:span text:style-name="T86">DataCarrierDetectSignal = 0x08</text:span></text:span></text:p>
        </text:list-item>
        <text:list-item>
          <text:p text:style-name="P675"><text:span text:style-name="Absatz-Standardschriftart"><text:span text:style-name="T86">DataSetReadySignal = 0x10</text:span></text:span></text:p>
        </text:list-item>
        <text:list-item>
          <text:p text:style-name="P675"><text:span text:style-name="Absatz-Standardschriftart"><text:span text:style-name="T86">RingIndicatorSignal = 0x20</text:span></text:span></text:p>
        </text:list-item>
        <text:list-item>
          <text:p text:style-name="P675"><text:span text:style-name="Absatz-Standardschriftart"><text:span text:style-name="T86">RequestToSendSignal = 0x40</text:span></text:span></text:p>
        </text:list-item>
        <text:list-item>
          <text:p text:style-name="P675"><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43"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125912403326524" text:continue-list="list125912159453127" text:style-name="L33">
        <text:list-item>
          <text:p text:style-name="P895"><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741" text:outline-level="4">SerialPortSettings getMainInterfaceSerialPortSettings(void)</text:h>
      <text:p text:style-name="P238">Returns the serial port settings of the main interface.</text:p>
      <text:p text:style-name="P244"><text:span text:style-name="T389">Return</text:span>:</text:p>
      <text:list xml:id="list125912833660633" text:continue-numbering="true" text:style-name="L33">
        <text:list-item>
          <text:p text:style-name="P895"><text:span text:style-name="T332">SerialPortSettings</text:span>: <text:span text:style-name="T332">The serial port settings.</text:span> <text:span text:style-name="T332">SerialPortSettings contains following properties:</text:span></text:p>
          <text:list>
            <text:list-item>
              <text:p text:style-name="P941">String name: The name of the serial port</text:p>
            </text:list-item>
            <text:list-item>
              <text:p text:style-name="P941">Number baudRate: The baudrate</text:p>
            </text:list-item>
            <text:list-item>
              <text:p text:style-name="P941">Number dataBits: The number of data bits</text:p>
            </text:list-item>
            <text:list-item>
              <text:p text:style-name="P941">String parity: The parity</text:p>
            </text:list-item>
            <text:list-item>
              <text:p text:style-name="P941">String stopBits: The stop bits</text:p>
            </text:list-item>
            <text:list-item>
              <text:p text:style-name="P941">String flowControl: The flow control</text:p>
            </text:list-item>
            <text:list-item>
              <text:p text:style-name="P941">bool rts: True if the RTS pin is on</text:p>
            </text:list-item>
            <text:list-item>
              <text:p text:style-name="P941">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741" text:outline-level="4">SocketSettings getMainInterfaceSocketSettings(void)</text:h>
      <text:p text:style-name="P239">Returns the socket (UDP, TCP client/server) settings of the main interface.</text:p>
      <text:p text:style-name="P244"><text:span text:style-name="T389">Return</text:span>:</text:p>
      <text:list xml:id="list125913356031116" text:continue-numbering="true" text:style-name="L33">
        <text:list-item>
          <text:p text:style-name="P895"><text:span text:style-name="T332">SocketSettings</text:span>: <text:span text:style-name="T333">The socket settings.</text:span> <text:span text:style-name="T332">SocketSettings contains following properties:</text:span></text:p>
          <text:list>
            <text:list-item>
              <text:p text:style-name="P941"><text:span text:style-name="T334">Number destinationPort</text:span>: The <text:span text:style-name="T334">detination port</text:span></text:p>
            </text:list-item>
            <text:list-item>
              <text:p text:style-name="P954">String destinationIpAddress: The destination <text:span text:style-name="T335">IP</text:span> address</text:p>
            </text:list-item>
            <text:list-item>
              <text:p text:style-name="P955">Number ownPort: The own port</text:p>
            </text:list-item>
            <text:list-item>
              <text:p text:style-name="P955">String socketType: The socket type ('TCP client', 'TCP server' or 'UDP socket')</text:p>
            </text:list-item>
            <text:list-item>
              <text:p text:style-name="P955">Number proxySettings: <text:span text:style-name="T336">The proxy settings:</text:span></text:p>
              <text:list>
                <text:list-item>
                  <text:p text:style-name="P956">0 = no proxy</text:p>
                </text:list-item>
                <text:list-item>
                  <text:p text:style-name="P956">1 = use system proxy settings</text:p>
                </text:list-item>
                <text:list-item>
                  <text:p text:style-name="P956">2 = use custom proxy settings</text:p>
                </text:list-item>
              </text:list>
            </text:list-item>
            <text:list-item>
              <text:p text:style-name="P955"><text:soft-page-break/>String proxyIpAddress: <text:span text:style-name="T336">The proxy IP address</text:span></text:p>
            </text:list-item>
            <text:list-item>
              <text:p text:style-name="P955">Number proxyPort: <text:span text:style-name="T336">The proxy port</text:span></text:p>
            </text:list-item>
            <text:list-item>
              <text:p text:style-name="P955">String proxyUserName: <text:span text:style-name="T336">The proxy user name</text:span></text:p>
            </text:list-item>
            <text:list-item>
              <text:p text:style-name="P955">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745"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743" text:outline-level="4"><text:bookmark-start text:name="_Toc403041657211642"/><text:bookmark-start text:name="__RefHeading___Toc27250_287047459"/>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25913081028299" text:continue-numbering="true" text:style-name="L33">
        <text:list-item>
          <text:p text:style-name="P89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826"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4729650219392025130" text:style-name="L40">
        <text:list-item>
          <text:p text:style-name="P676"><text:soft-page-break/>Number devicePort: The device port.</text:p>
        </text:list-item>
        <text:list-item>
          <text:p text:style-name="P676">Number deviceMode: The device mode (0=I2C master and GPIO, 1=SPI master and GPIO, 2=GPIO)</text:p>
        </text:list-item>
        <text:list-item>
          <text:p text:style-name="P676">bool device5VIsOn: True if the 5V pins shall be on.</text:p>
        </text:list-item>
        <text:list-item>
          <text:p text:style-name="P676">Number i2cBaudrate: The I2C baudrate.</text:p>
        </text:list-item>
        <text:list-item>
          <text:p text:style-name="P677">Number i2cSlaveAddress: The I2C address in slave mode.</text:p>
        </text:list-item>
        <text:list-item>
          <text:p text:style-name="P676">bool i2cPullupsOn: True if the I2C pullups shall be enabled.</text:p>
        </text:list-item>
        <text:list-item>
          <text:p text:style-name="P676">AardvarkSpiPolarity spiPolarity: The SPI Polarity (0=rising/falling, 1=faling/rising).</text:p>
        </text:list-item>
        <text:list-item>
          <text:p text:style-name="P676">AardvarkSpiSSPolarity spiSSPolarity: The SPI slave select polarity (0=active low, 1=active high).</text:p>
        </text:list-item>
        <text:list-item>
          <text:p text:style-name="P676">AardvarkSpiBitorder spiBitorder: The SPI bitorder (0=MSB, 1=LSB).</text:p>
        </text:list-item>
        <text:list-item>
          <text:p text:style-name="P676">AardvarkSpiPhase spiPhase: The SPI phase (0=sample setup, 1=setup sample).</text:p>
        </text:list-item>
        <text:list-item>
          <text:p text:style-name="P676">Number spiBaudrate: The SPI baudrate.</text:p>
        </text:list-item>
        <text:list-item>
          <text:p text:style-name="P676">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27"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5487332514205388595" text:style-name="L41">
        <text:list-item>
          <text:p text:style-name="P678">bool isInput: True if the pin is an input.</text:p>
        </text:list-item>
        <text:list-item>
          <text:p text:style-name="P678">bool withPullups: True if the pin shall have a pullup (works only with inputs).</text:p>
        </text:list-item>
        <text:list-item>
          <text:p text:style-name="P678">bool outValue: The value of the output.</text:p>
        </text:list-item>
      </text:list>
      <text:p text:style-name="P256"/>
      <text:h text:style-name="P828" text:outline-level="4">Array&lt;bool&gt; aardvarkI2cSpiReadAllInputs(void)</text:h>
      <text:p text:style-name="P425"><text:span text:style-name="T478">Reads all inputs of the Aardvark I2C/SPI device</text:span>.</text:p>
      <text:p text:style-name="P424">The indexes of the result array are:0=Pin1/SCL, 1=Pin3/SDA, 2=Pin5/MISO, 3=Pin7/SCK, 4=Pin8/MOSI, 5=Pin9/SS0.</text:p>
      <text:p text:style-name="P379"/>
      <text:h text:style-name="P829"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oft-page-break/><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746" text:outline-level="4">bool aardvarkI2cSpiChangePinConfiguration(Number pinIndex, bool isInput, bool withPullups=false)</text:h>
      <text:p text:style-name="P222">Changes the configuration of a pin (Aardvark I2C/SPI device).</text:p>
      <text:p text:style-name="P244">Arguments:</text:p>
      <text:list xml:id="list125912528156097" text:continue-list="list125913081028299"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7"><text:span text:style-name="T443">w</text:span>ithPullups: <text:span text:style-name="T443">True of the input pin shall have a pullup (not possible with output).</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47"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25911706969834" text:continue-numbering="true"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896"><text:span text:style-name="Absatz-Standardschriftart"><text:span text:style-name="T101">updateSettingsDialog: True if the new output value should be displayed in the the settings dialog</text:span></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43"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25911597100403"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slaveAddress: The I2C address</text:p>
        </text:list-item>
        <text:list-item>
          <text:p text:style-name="P959">numberOfBytesToRead: The number of bytes wich shall be read.</text:p>
        </text:list-item>
        <text:list-item>
          <text:p text:style-name="P895"><text:span text:style-name="T445">dataToSend</text:span>: <text:span text:style-name="T445">The bytes which shall be send/written (if this array is empty only a read is performed)</text:span></text:p>
        </text:list-item>
        <text:list-item>
          <text:p text:style-name="P895">repetitionCount: The <text:span text:style-name="T444">I2C access</text:span> is repeated until the number has been reached</text:p>
        </text:list-item>
        <text:list-item>
          <text:p text:style-name="P895">pause: The pause (millisecond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831"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743" text:outline-level="4"><text:bookmark-start text:name="_Toc403041657"/><text:bookmark-start text:name="__RefHeading__5954_596565095"/>void dataReceivedSignal(Array&lt;Number&gt; data)<text:bookmark-end text:name="_Toc403041657"/><text:bookmark-end text:name="__RefHeading__5954_596565095"/></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25913071453299" text:continue-numbering="true" text:style-name="L33">
        <text:list-item>
          <text:p text:style-name="P895">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74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25912361030325" text:continue-numbering="true" text:style-name="L33">
        <text:list-item>
          <text:p text:style-name="P895">types: The can types of the received can messages (0=standard, 1=standard remote-transfer-request, 2=extended, 3= extended remote-transfer-request)</text:p>
        </text:list-item>
        <text:list-item>
          <text:p text:style-name="P895">messageIds: The can ids of the received can messages</text:p>
        </text:list-item>
        <text:list-item>
          <text:p text:style-name="P895">timestamps: Time stamps for the received can messages (milliseconds since the first message has been received). </text:p>
        </text:list-item>
        <text:list-item>
          <text:p text:style-name="P895">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750"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25912323662216"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text:soft-page-break/><text:span text:style-name="T448">a</text:span>ddress: The I2C address</text:p>
        </text:list-item>
        <text:list-item>
          <text:p text:style-name="P961">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751" text:outline-level="4">void aardvarkI2cSpiInputStatesChangedSignal(Array&lt;bool&gt; states)</text:h>
      <text:p text:style-name="P228">Is emitted if the input states of the Ardvard I2C/SPI device (main interface) have been changed.</text:p>
      <text:p text:style-name="P244">Arguments:</text:p>
      <text:list xml:id="list125911778327321" text:continue-numbering="true" text:style-name="L33">
        <text:list-item>
          <text:p text:style-name="P959"><text:span text:style-name="T449">states</text:span>: The <text:span text:style-name="T449">states of the inputs <text:s/>(true=1. false=0). Elements of state are:0=Pin1/SCL, 1=Pin3/SDA, 2=Pin5/MISO, 3=Pin7/SCK, 4=Pin8/MOSI, 5=Pin9/SS0.</text:span></text:p>
          <text:p text:style-name="P962"><text:span text:style-name="Absatz-Standardschriftart"><text:span text:style-name="T9"/></text:span></text:p>
        </text:list-item>
      </text:list>
      <text:h text:style-name="P743"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25911754464259" text:continue-numbering="true" text:style-name="L33">
        <text:list-item>
          <text:p text:style-name="P895">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753"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25913368865356" text:continue-numbering="true" text:style-name="L33">
        <text:list-item>
          <text:p text:style-name="P897">data: The <text:span text:style-name="T466">sent</text:span> data <text:span text:style-name="T422">(byte array)</text:span></text:p>
        </text:list-item>
      </text:list>
      <text:p text:style-name="P246">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834"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soft-page-break/><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834"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imer.timeoutSignal.connect(timerSlot);</text:p>
      <text:p text:style-name="P293">timer.start(1000);</text:p>
      <text:p text:style-name="P293"/>
      <text:h text:style-name="P834"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text:soft-page-break/>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834"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834" text:outline-level="4">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text:soft-page-break/>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834"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834"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text:soft-page-break/></text:p>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834"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text:soft-page-break/>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715"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754" text:outline-level="4"><text:bookmark-start text:name="_Toc403041640655"/><text:bookmark-start text:name="__RefHeading__5920_596565095656"/>ScriptTcpServer createTcpServer (void)<text:bookmark-end text:name="_Toc403041640655"/><text:bookmark-end text:name="__RefHeading__5920_596565095656"/></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754" text:outline-level="4"><text:bookmark-start text:name="_Toc403041641657"/><text:bookmark-start text:name="__RefHeading__5922_596565095658"/>ScriptTcpClient createTcpClient (void)<text:bookmark-end text:name="_Toc403041641657"/><text:bookmark-end text:name="__RefHeading__5922_596565095658"/></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754"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754" text:outline-level="4"><text:bookmark-start text:name="_Toc403041643661"/><text:bookmark-start text:name="__RefHeading__5926_596565095662"/>ScriptSerialPort createSerialPort (void)<text:bookmark-end text:name="_Toc403041643661"/><text:bookmark-end text:name="__RefHeading__5926_596565095662"/></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text:soft-page-break/>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832"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25913591560146" text:continue-numbering="true" text:style-name="L33">
        <text:list-item>
          <text:p text:style-name="P878">port: The port</text:p>
          <text:p text:style-name="P878"/>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3">(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7">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5">Write<text:span text:style-name="T243">s</text:span> data <text:span text:style-name="T423">(byte array) </text:span>to the socket.</text:p>
      <text:p text:style-name="P31">Arguments:</text:p>
      <text:list xml:id="list125912916001277" text:continue-numbering="true" text:style-name="L33">
        <text:list-item>
          <text:p text:style-name="P898">data: The data <text:span text:style-name="T423">(byte array)</text:span></text:p>
        </text:list-item>
        <text:list-item>
          <text:p text:style-name="P878">hostAdress: The host address</text:p>
        </text:list-item>
        <text:list-item>
          <text:p text:style-name="P878">hostPort: The port of the host</text:p>
        </text:list-item>
      </text:list>
      <text:p text:style-name="P31">Return: The number of written bytes</text:p>
      <text:p text:style-name="P31"/>
      <text:h text:style-name="P755"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25913582103380" text:continue-numbering="true" text:style-name="L33">
        <text:list-item>
          <text:p text:style-name="P899"><text:span text:style-name="T243">string</text:span>: The <text:span text:style-name="T243">string</text:span></text:p>
        </text:list-item>
        <text:list-item>
          <text:p text:style-name="P899"><text:soft-page-break/>hostAdress: The host address</text:p>
        </text:list-item>
        <text:list-item>
          <text:p text:style-name="P899">hostPort: The port of the host</text:p>
        </text:list-item>
      </text:list>
      <text:p text:style-name="P90">Return: The number of written bytes</text:p>
      <text:p text:style-name="P31"/>
      <text:h text:style-name="P843"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25912422788796" text:continue-numbering="true" text:style-name="L33">
        <text:list-item>
          <text:p text:style-name="P878">routingHostAdress: The host address, to which all data from the main interface is sent</text:p>
        </text:list-item>
        <text:list-item>
          <text:p text:style-name="P878">routingHostPort: The port of the host, to which all data from the main interface is sent</text:p>
        </text:list-item>
      </text:list>
      <text:p text:style-name="P31"/>
      <text:h text:style-name="P843" text:outline-level="4">void disableMainInterfaceRouting(void)</text:h>
      <text:p text:style-name="P31">Disables the main interface routing.</text:p>
      <text:p text:style-name="P31"/>
      <text:h text:style-name="P84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5913576295425"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5912891799660"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oft-page-break/><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25912413628284" text:continue-numbering="true" text:style-name="L33">
        <text:list-item>
          <text:p text:style-name="P878">hostAdress: The host address</text:p>
        </text:list-item>
        <text:list-item>
          <text:p text:style-name="P878">port: The port of the host</text:p>
          <text:p text:style-name="P878"/>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6">Write<text:span text:style-name="T244">s</text:span> data <text:span text:style-name="T423">(byte array) </text:span>to the socket.</text:p>
      <text:p text:style-name="P31">Arguments:</text:p>
      <text:list xml:id="list125913222495311" text:continue-numbering="true" text:style-name="L33">
        <text:list-item>
          <text:p text:style-name="P900">data: The data <text:span text:style-name="T423">(byte array)</text:span></text:p>
        </text:list-item>
      </text:list>
      <text:p text:style-name="P31">Return: The number of written bytes</text:p>
      <text:p text:style-name="P31"/>
      <text:h text:style-name="P756"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25911990321879" text:continue-numbering="true" text:style-name="L33">
        <text:list-item>
          <text:p text:style-name="P901"><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3" text:outline-level="4">void disableMainInterfaceRouting(void)</text:h>
      <text:p text:style-name="P31">Disables the main interface routing.</text:p>
      <text:p text:style-name="P31"/>
      <text:h text:style-name="P843" text:outline-level="4">void setProxy(String proxyType = "NO_PROXY", String proxyUserName= "", String proxyPassword = "", String proxyIpAddress = "", Number proxyPort = 0)</text:h>
      <text:p text:style-name="P31">Sets the network proxy.</text:p>
      <text:p text:style-name="P31">Arguments:</text:p>
      <text:list xml:id="list125912966490786" text:continue-numbering="true" text:style-name="L33">
        <text:list-item>
          <text:p text:style-name="P878">proxyType: The proxy type, possible values are:</text:p>
          <text:list>
            <text:list-item>
              <text:p text:style-name="P878">NO_PROXY</text:p>
            </text:list-item>
            <text:list-item>
              <text:p text:style-name="P878">SYSTEM_PROXY</text:p>
            </text:list-item>
            <text:list-item>
              <text:p text:style-name="P878">CUSTOM_PROXY</text:p>
            </text:list-item>
          </text:list>
        </text:list-item>
        <text:list-item>
          <text:p text:style-name="P878">proxyUserName: The proxy user name </text:p>
        </text:list-item>
        <text:list-item>
          <text:p text:style-name="P878">proxyPassword: The proxy user password</text:p>
        </text:list-item>
        <text:list-item>
          <text:p text:style-name="P878">proxyIpAddress: The proxy ip address</text:p>
        </text:list-item>
        <text:list-item>
          <text:p text:style-name="P878">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25912846799933"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5913246980205"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25913065728419" text:continue-numbering="true" text:style-name="L33">
        <text:list-item>
          <text:p text:style-name="P878">error: The error</text:p>
          <text:p text:style-name="P982">Internally error has the type QabstractSocket::SocketError. Therefore error can have the following values:</text:p>
        </text:list-item>
      </text:list>
      <text:p text:style-name="P42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text:soft-page-break/>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oft-page-break/><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25913459090742" text:continue-numbering="true" text:style-name="L33">
        <text:list-item>
          <text:p text:style-name="P878">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25913400727087" text:continue-numbering="true" text:style-name="L33">
        <text:list-item>
          <text:p text:style-name="P878">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oft-page-break/><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25911884679741" text:continue-numbering="true" text:style-name="L33">
        <text:list-item>
          <text:p text:style-name="P878">name: The name of the serial port</text:p>
          <text:p text:style-name="P87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25913471151803" text:continue-numbering="true" text:style-name="L33">
        <text:list-item>
          <text:p text:style-name="P878">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25912093559130" text:continue-numbering="true" text:style-name="L33">
        <text:list-item>
          <text:p text:style-name="P878">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25912772197745" text:continue-numbering="true" text:style-name="L33">
        <text:list-item>
          <text:p text:style-name="P878">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25911805456076" text:continue-numbering="true" text:style-name="L33">
        <text:list-item>
          <text:p text:style-name="P878">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25913412079794" text:continue-numbering="true" text:style-name="L33">
        <text:list-item>
          <text:p text:style-name="P878">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25911731963465" text:continue-numbering="true" text:style-name="L33">
        <text:list-item>
          <text:p text:style-name="P878">set: true=set the pin to 1, false=set the pin to 0 </text:p>
        </text:list-item>
      </text:list>
      <text:p text:style-name="P257"><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25913487056655" text:continue-numbering="true" text:style-name="L33">
        <text:list-item>
          <text:p text:style-name="P878">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7">Write<text:span text:style-name="T245">s</text:span> data <text:span text:style-name="T423">(byte array) </text:span>to the serial port.</text:p>
      <text:p text:style-name="P31">Arguments:</text:p>
      <text:list xml:id="list125913387903833" text:continue-numbering="true" text:style-name="L33">
        <text:list-item>
          <text:p text:style-name="P902">data: The data <text:span text:style-name="T423">(byte array)</text:span></text:p>
        </text:list-item>
      </text:list>
      <text:p text:style-name="P31">Return: The number of written bytes</text:p>
      <text:p text:style-name="P31"/>
      <text:h text:style-name="P757"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25912071578466" text:continue-numbering="true" text:style-name="L33">
        <text:list-item>
          <text:p text:style-name="P903"><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25912661616906" text:continue-numbering="true" text:style-name="L33">
        <text:list-item>
          <text:p text:style-name="P878">msecs: The max. time to wait</text:p>
        </text:list-item>
      </text:list>
      <text:p text:style-name="P31">Return: True if all bytes have been written</text:p>
      <text:p text:style-name="P31"/>
      <text:h text:style-name="P84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3" text:outline-level="4">void disableMainInterfaceRouting(void)</text:h>
      <text:p text:style-name="P31">Disables the main interface routing.</text:p>
      <text:p text:style-name="P31"/>
      <text:h text:style-name="P843"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5913061241342"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5913564488902"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3334241004644125599" text:style-name="L42">
        <text:list-item>
          <text:p text:style-name="P679">NoSignal = 0x00,</text:p>
        </text:list-item>
        <text:list-item>
          <text:p text:style-name="P679">DataTerminalReadySignal = 0x04</text:p>
        </text:list-item>
        <text:list-item>
          <text:p text:style-name="P679">DataCarrierDetectSignal = 0x08</text:p>
        </text:list-item>
        <text:list-item>
          <text:p text:style-name="P679">DataSetReadySignal = 0x10</text:p>
        </text:list-item>
        <text:list-item>
          <text:p text:style-name="P679"><text:soft-page-break/>RingIndicatorSignal = 0x20</text:p>
        </text:list-item>
        <text:list-item>
          <text:p text:style-name="P679">RequestToSendSignal = 0x40</text:p>
        </text:list-item>
        <text:list-item>
          <text:p text:style-name="P679">ClearToSendSignal = 0x80</text:p>
          <text:p text:style-name="P680"/>
          <text:p text:style-name="P67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25913393145126" text:continue-list="list125913564488902" text:style-name="L33">
        <text:list-item>
          <text:p text:style-name="P878">channel: The PCAN channel</text:p>
        </text:list-item>
        <text:list-item>
          <text:p text:style-name="P878">baudRate: The baudrate (kHz), possible values are: 1000, 800, 500, 250, 125,100,95,83,50,47,33,20,10,5</text:p>
        </text:list-item>
        <text:list-item>
          <text:p text:style-name="P878">busOffAutoReset: Automatic reset on BUS-OFF on/off</text:p>
        </text:list-item>
        <text:list-item>
          <text:p text:style-name="P878">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25911630837643" text:continue-numbering="true" text:style-name="L33">
        <text:list-item>
          <text:p text:style-name="P878">filterExtended: True if the filer message type is extended (29-bit identifier) or false if the filter message type is standard (11-bit identifier)</text:p>
        </text:list-item>
        <text:list-item>
          <text:p text:style-name="P878">filterFrom: The lowest CAN ID to be received</text:p>
        </text:list-item>
        <text:list-item>
          <text:p text:style-name="P878">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25913216745728" text:continue-numbering="true" text:style-name="L33">
        <text:list-item>
          <text:p text:style-name="P878">type: The can message type: 0=standard, 1=standard remote-transfer-request, 2=extended, 3= extended remote-transfer-request</text:p>
        </text:list-item>
        <text:list-item>
          <text:p text:style-name="P878">canId: The CAN id</text:p>
        </text:list-item>
        <text:list-item>
          <text:p text:style-name="P902">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25912718417579"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0x07=PCAN_BUSOFF_AUTORESET</text:p>
            </text:list-item>
            <text:list-item>
              <text:p text:style-name="P878">0x08=PCAN_LISTEN_ONLY</text:p>
            </text:list-item>
            <text:list-item>
              <text:p text:style-name="P878"><text:s/>0x0F=PCAN_RECEIVE_STATUS</text:p>
            </text:list-item>
            <text:list-item>
              <text:p text:style-name="P878"><text:s/>0x10=PCAN_CONTROLLER_NUMBER</text:p>
            </text:list-item>
            <text:list-item>
              <text:p text:style-name="P878"><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25911978235442"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text:soft-page-break/>0x07=PCAN_BUSOFF_AUTORESET</text:p>
            </text:list-item>
            <text:list-item>
              <text:p text:style-name="P878">0x08=PCAN_LISTEN_ONLY</text:p>
            </text:list-item>
            <text:list-item>
              <text:p text:style-name="P878"><text:s/>0x0F=PCAN_RECEIVE_STATUS</text:p>
            </text:list-item>
            <text:list-item>
              <text:p text:style-name="P878"><text:s/>0x15=PCAN_CHANNEL_IDENTIFYING</text:p>
            </text:list-item>
          </text:list>
        </text:list-item>
        <text:list-item>
          <text:p text:style-name="P878">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25912982828475" text:continue-numbering="true" text:style-name="L33">
        <text:list-item>
          <text:p text:style-name="P878">types: The can types of the received can messages (0=standard, 1=standard remote-transfer-request, 2=extended, 3= extended remote-transfer-request)</text:p>
        </text:list-item>
        <text:list-item>
          <text:p text:style-name="P878">messageIds: The can ids of the received can messages</text:p>
        </text:list-item>
        <text:list-item>
          <text:p text:style-name="P878">timestamps: The time-stamps of the received can messages</text:p>
        </text:list-item>
        <text:list-item>
          <text:p text:style-name="P902">data: The data of the received can messages <text:span text:style-name="T423">(byte arrays)</text:span></text:p>
          <text:p text:style-name="P87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71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830"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text:soft-page-break/>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833"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pan text:style-name="Absatz-Standardschriftart"><text:span text:style-name="T113"/></text:span></text:p>
      <text:h text:style-name="P836"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758"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25912466115327" text:continue-numbering="true" text:style-name="L33">
        <text:list-item>
          <text:p text:style-name="P90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985"><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oft-page-break/><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837"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758"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25913731867824" text:continue-numbering="true" text:style-name="L33">
        <text:list-item>
          <text:p text:style-name="P960">flags: The I2C flags: 0x00= no flags, 0x01= 10bit address, 0x02=combined FMT,0x04= no stop condition (use i2cMasterFreeBus to generate the stop condition later)</text:p>
        </text:list-item>
        <text:list-item>
          <text:p text:style-name="P960">slaveAddress: The I2C address</text:p>
        </text:list-item>
        <text:list-item>
          <text:p text:style-name="P960">numberOfBytesToRead: The number of bytes wich shall be read.</text:p>
        </text:list-item>
        <text:list-item>
          <text:p text:style-name="P904"><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838"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759"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25913033640933" text:continue-numbering="true" text:style-name="L33">
        <text:list-item>
          <text:p text:style-name="P905"><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838"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748" text:outline-level="4"><text:soft-page-break/>bool <text:span text:style-name="T453">setOutput(Number pinIndex, bool high)</text:span></text:h>
      <text:p text:style-name="P223">Sets the value of an output pin.</text:p>
      <text:p text:style-name="P234">Arguments:</text:p>
      <text:list xml:id="list125913485576884" text:continue-numbering="true" text:style-name="L33">
        <text:list-item>
          <text:p text:style-name="P90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4"><text:span text:style-name="Absatz-Standardschriftart"><text:span text:style-name="T94">Return: True on success</text:span></text:span></text:p>
        </text:list-item>
      </text:list>
      <text:p text:style-name="P390"><text:span text:style-name="Absatz-Standardschriftart"><text:span text:style-name="T115"/></text:span></text:p>
      <text:h text:style-name="P748" text:outline-level="4">bool <text:span text:style-name="T453">changePinConfiguration</text:span>(Number pinIndex, bool isInput, bool withPullups=false)</text:h>
      <text:p text:style-name="P221">Changes the configuration of a pin.</text:p>
      <text:p text:style-name="P234">Arguments:</text:p>
      <text:list xml:id="list125913693421972" text:continue-numbering="true" text:style-name="L33">
        <text:list-item>
          <text:p text:style-name="P90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8"><text:span text:style-name="T443">w</text:span>ithPullups: <text:span text:style-name="T443">True of the input pin shall have a pullup (not possible with output).</text:span></text:p>
          <text:p text:style-name="P994"><text:span text:style-name="Absatz-Standardschriftart"><text:span text:style-name="T72">Return: True on success</text:span></text:span></text:p>
        </text:list-item>
      </text:list>
      <text:p text:style-name="P446"><text:span text:style-name="Absatz-Standardschriftart"><text:span text:style-name="T94"/></text:span></text:p>
      <text:h text:style-name="P839" text:outline-level="4">Array&lt;bool&gt; readAllInputs(void)</text:h>
      <text:p text:style-name="P426">Reads all inputs.</text:p>
      <text:p text:style-name="P426">The indexes of the result array are:0=Pin1/SCL, 1=Pin3/SDA, 2=Pin5/MISO, 3=Pin7/SCK, 4=Pin8/MOSI, 5=Pin9/SS0.</text:p>
      <text:p text:style-name="P446"/>
      <text:h text:style-name="P840"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760"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25912570186235" text:continue-numbering="true" text:style-name="L33">
        <text:list-item>
          <text:p text:style-name="P907"><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95"><text:span text:style-name="Absatz-Standardschriftart"><text:span text:style-name="T94">Return: True on success</text:span></text:span></text:p>
        </text:list-item>
      </text:list>
      <text:p text:style-name="P391"><text:span text:style-name="Absatz-Standardschriftart"><text:span text:style-name="T115"/></text:span></text:p>
      <text:h text:style-name="P752" text:outline-level="4">void aardvarkI2cSpiInputStatesChangedSignal(Array&lt;bool&gt; states)</text:h>
      <text:p text:style-name="P227">Is emitted if the input states of the Ardvard I2C/SPI device (main interface) have been changed.</text:p>
      <text:p text:style-name="P235">Arguments:</text:p>
      <text:list xml:id="list125912532342824" text:continue-numbering="true" text:style-name="L33">
        <text:list-item>
          <text:p text:style-name="P908"><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749"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25913135858930" text:continue-numbering="true" text:style-name="L33">
        <text:list-item>
          <text:p text:style-name="P907"><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760" text:outline-level="4">void slaveDataReceivedSignal(Array&lt;Number&gt; data)</text:h>
      <text:p text:style-name="P249">Is called if the interface is a I2C or SPI slave and has received data.</text:p>
      <text:p text:style-name="P248"><text:soft-page-break/>Arguments:</text:p>
      <text:list xml:id="list125911990244798" text:continue-numbering="true" text:style-name="L33">
        <text:list-item>
          <text:p text:style-name="P907"><text:span text:style-name="Absatz-Standardschriftart"><text:span text:style-name="T99">data: The received data</text:span></text:span><text:span text:style-name="Absatz-Standardschriftart"><text:span text:style-name="T91">.</text:span></text:span></text:p>
        </text:list-item>
      </text:list>
      <text:p text:style-name="P450"/>
      <text:h text:style-name="P835"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835"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soft-page-break/><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835"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text:soft-page-break/>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835"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25912501615282" text:continue-numbering="true" text:style-name="L33">
        <text:list-item>
          <text:p text:style-name="P878">msec: The timer interval in milliseconds</text:p>
        </text:list-item>
      </text:list>
      <text:p text:style-name="P257"/>
      <text:h text:style-name="P761"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125912361624987" text:continue-numbering="true" text:style-name="L33">
        <text:list-header>
          <text:p text:style-name="P878"/>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2" text:outline-level="4">void setSingleShot(bool singleShot)</text:h>
      <text:p text:style-name="P146">Sets the timer to single-shot or non-single-shot. A single-shot timer fires only once, non-single-shot timers fire every interval milliseconds.</text:p>
      <text:p text:style-name="P145">Arguments:</text:p>
      <text:list xml:id="list125912739478312" text:continue-numbering="true" text:style-name="L33">
        <text:list-item>
          <text:p text:style-name="P909"><text:span text:style-name="T346">singleShot</text:span>: <text:span text:style-name="T346">True if the timer is a single-shot timer.</text:span></text:p>
          <text:p text:style-name="P909"/>
        </text:list-item>
      </text:list>
      <text:h text:style-name="P763" text:outline-level="4">bool isSingleShot(void)</text:h>
      <text:p text:style-name="P353">Returns true if the timer is a single-shot timer.</text:p>
      <text:p text:style-name="P353"/>
      <text:h text:style-name="P763" text:outline-level="4">void setInterval(Number msec)</text:h>
      <text:p text:style-name="P148">Sets the timer interval.</text:p>
      <text:p text:style-name="P147">Arguments:</text:p>
      <text:list xml:id="list125911846795041" text:continue-numbering="true" text:style-name="L33">
        <text:list-item>
          <text:p text:style-name="P910"><text:span text:style-name="T347">msec</text:span>: <text:span text:style-name="T346">The timer interval in milliseconds.</text:span></text:p>
        </text:list-item>
      </text:list>
      <text:p text:style-name="P263"/>
      <text:h text:style-name="P764" text:outline-level="4">Number interval(void)</text:h>
      <text:p text:style-name="P354">Returns the timer interval.</text:p>
      <text:p text:style-name="P354"/>
      <text:h text:style-name="P764" text:outline-level="4">bool isActive(void)</text:h>
      <text:p text:style-name="P354">Returns true if the timer is running, otherwise false.</text:p>
      <text:p text:style-name="P354"/>
      <text:h text:style-name="P765" text:outline-level="4">Number remainingTime(void)</text:h>
      <text:p text:style-name="P355">Returns the timer's remaining value in milliseconds left until the timeout. If the timer is inactive, the returned value will be -1. If the timer is overdue, the returned value will be 0.</text:p>
      <text:list xml:id="list125912857777416" text:continue-numbering="true" text:style-name="L33">
        <text:list-header>
          <text:p text:style-name="P986"/>
        </text:list-header>
      </text:list>
      <text:h text:style-name="P766"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25912166814837" text:continue-numbering="true"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25913254274093"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text:soft-page-break/>yMaxValue: The max. value of the y axis</text:p>
          <text:p text:style-name="P878"/>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25913532661877"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25912243447550"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25912002328895" text:continue-numbering="true" text:style-name="L33">
        <text:list-item>
          <text:p text:style-name="P878">show: True=show, false=hide</text:p>
          <text:p text:style-name="P878"/>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125913785162742"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text:soft-page-break/>void setUpdateInterval(Number updateInterval)</text:h>
      <text:p text:style-name="P31">Sets the update-interval.</text:p>
      <text:p text:style-name="P31">Arguments:</text:p>
      <text:list xml:id="list125913567563993" text:continue-numbering="true" text:style-name="L33">
        <text:list-item>
          <text:p text:style-name="P878">updateInterval: The new interval</text:p>
          <text:p text:style-name="P982"/>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125913057667008"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oft-page-break/><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206455428026126215" text:style-name="L43">
        <text:list-item>
          <text:p text:style-name="P681">QDialog</text:p>
        </text:list-item>
        <text:list-item>
          <text:p text:style-name="P681">QMainWindow</text:p>
        </text:list-item>
        <text:list-item>
          <text:p text:style-name="P681">QTabWidget</text:p>
        </text:list-item>
        <text:list-item>
          <text:p text:style-name="P681">QToolBox</text:p>
        </text:list-item>
        <text:list-item>
          <text:p text:style-name="P681">QGroupBox</text:p>
        </text:list-item>
        <text:list-item>
          <text:p text:style-name="P681">QLabel</text:p>
        </text:list-item>
        <text:list-item>
          <text:p text:style-name="P681">QAction</text:p>
        </text:list-item>
        <text:list-item>
          <text:p text:style-name="P681">QStatusBar</text:p>
        </text:list-item>
        <text:list-item>
          <text:p text:style-name="P681">QPushButton</text:p>
        </text:list-item>
        <text:list-item>
          <text:p text:style-name="P681">QToolButton</text:p>
        </text:list-item>
        <text:list-item>
          <text:p text:style-name="P681">QCheckBox</text:p>
        </text:list-item>
        <text:list-item>
          <text:p text:style-name="P681">QRadioButton</text:p>
        </text:list-item>
        <text:list-item>
          <text:p text:style-name="P681">Q<text:span text:style-name="T289">C</text:span>omboBox</text:p>
        </text:list-item>
        <text:list-item>
          <text:p text:style-name="P682">QFontComboBox</text:p>
        </text:list-item>
        <text:list-item>
          <text:p text:style-name="P681">QLineEdit</text:p>
        </text:list-item>
        <text:list-item>
          <text:p text:style-name="P681">QTableWidget</text:p>
        </text:list-item>
        <text:list-item>
          <text:p text:style-name="P681">QListWidget</text:p>
        </text:list-item>
        <text:list-item>
          <text:p text:style-name="P681">QTreeWidget</text:p>
        </text:list-item>
        <text:list-item>
          <text:p text:style-name="P681">QTreeWidgetItem</text:p>
        </text:list-item>
        <text:list-item>
          <text:p text:style-name="P681">QTextEdit</text:p>
        </text:list-item>
        <text:list-item>
          <text:p text:style-name="P681">QProgressBar</text:p>
        </text:list-item>
        <text:list-item>
          <text:p text:style-name="P681">QSlider</text:p>
        </text:list-item>
        <text:list-item>
          <text:p text:style-name="P681">QSpinBox</text:p>
        </text:list-item>
        <text:list-item>
          <text:p text:style-name="P681">QDoubleSpinBox</text:p>
        </text:list-item>
        <text:list-item>
          <text:p text:style-name="P681">QTimeEdit</text:p>
        </text:list-item>
        <text:list-item>
          <text:p text:style-name="P681">QDateEdit</text:p>
        </text:list-item>
        <text:list-item>
          <text:p text:style-name="P681">QDateTimeEdit</text:p>
        </text:list-item>
        <text:list-item>
          <text:p text:style-name="P681">QCalendarWidget</text:p>
        </text:list-item>
        <text:list-item>
          <text:p text:style-name="P681">QSplitter</text:p>
        </text:list-item>
        <text:list-item>
          <text:p text:style-name="P68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68"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67"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69" text:outline-level="4">creating shortcuts</text:h>
      <text:p text:style-name="P22">For creating shortcuts (e.g. Ctrl+V):</text:p>
      <text:list xml:id="list2070102310440584079" text:style-name="L44">
        <text:list-item>
          <text:p text:style-name="P511"><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3"><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70" text:outline-level="4">void showMessage(String text, Number duration)</text:h>
      <text:p text:style-name="P188">Shows a message in the status bar.</text:p>
      <text:p text:style-name="P188">Arguments:</text:p>
      <text:list xml:id="list125912555691824" text:continue-list="list125913057667008" text:style-name="L33">
        <text:list-item>
          <text:p text:style-name="P911">text: The message text</text:p>
        </text:list-item>
        <text:list-item>
          <text:p text:style-name="P911">duration: The duration of the message (after this time the status bar will be cleared)</text:p>
          <text:p text:style-name="P91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oft-page-break/><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25911810831921" text:continue-numbering="true" text:style-name="L33">
        <text:list-item>
          <text:p text:style-name="P878">index: The tab index</text:p>
        </text:list-item>
        <text:list-item>
          <text:p text:style-name="P878">text: The new text</text:p>
          <text:p text:style-name="P878"/>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25911888749949" text:continue-numbering="true" text:style-name="L33">
        <text:list-item>
          <text:p text:style-name="P878">index: The tab index</text:p>
          <text:p text:style-name="P878"/>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25912037776841" text:continue-numbering="true" text:style-name="L33">
        <text:list-item>
          <text:p text:style-name="P878">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text:soft-page-break/></text:p>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25912448079208" text:continue-numbering="true" text:style-name="L33">
        <text:list-item>
          <text:p text:style-name="P878">index: The item index</text:p>
        </text:list-item>
        <text:list-item>
          <text:p text:style-name="P878">text: The new text</text:p>
          <text:p text:style-name="P878"/>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25912766923224" text:continue-numbering="true" text:style-name="L33">
        <text:list-item>
          <text:p text:style-name="P878">index: The item index</text:p>
          <text:p text:style-name="P878"/>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25913289869908" text:continue-numbering="true" text:style-name="L33">
        <text:list-item>
          <text:p text:style-name="P878">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25911763120241" text:continue-numbering="true" text:style-name="L33">
        <text:list-item>
          <text:p text:style-name="P878">title: The new title</text:p>
          <text:p text:style-name="P878"/>
        </text:list-item>
      </text:list>
      <text:h text:style-name="Heading_20_4" text:outline-level="4"><text:bookmark-start text:name="__RefHeading__6608_596565095"/><text:soft-page-break/>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71"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25913207594715" text:continue-numbering="true" text:style-name="L33">
        <text:list-item>
          <text:p text:style-name="P667">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25912961847529" text:continue-numbering="true" text:style-name="L33">
        <text:list-item>
          <text:p text:style-name="P878">text: The new text</text:p>
          <text:p text:style-name="P87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25913228913041" text:continue-numbering="true" text:style-name="L33">
        <text:list-item>
          <text:p text:style-name="P878">check: True=checked, false=not checked</text:p>
          <text:p text:style-name="P87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25911820900795" text:continue-numbering="true" text:style-name="L33">
        <text:list-item>
          <text:p text:style-name="P878">text: The new text</text:p>
          <text:p text:style-name="P87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25912977017466" text:continue-numbering="true" text:style-name="L33">
        <text:list-item>
          <text:p text:style-name="P878">iconFileName: The path to the icon (absolute path)</text:p>
        </text:list-item>
      </text:list>
      <text:p text:style-name="P257"/>
      <text:h text:style-name="P772" text:outline-level="4">void <text:span text:style-name="T376">setCheckable(bool checkable)</text:span></text:h>
      <text:p text:style-name="P176">Sets the checkable property of the button.</text:p>
      <text:p text:style-name="P180">Arguments:</text:p>
      <text:list xml:id="list125913081506527" text:continue-numbering="true" text:style-name="L33">
        <text:list-item>
          <text:p text:style-name="P963">checkable: The new value of the checkable property</text:p>
        </text:list-item>
      </text:list>
      <text:h text:style-name="P773" text:outline-level="4"><text:soft-page-break/>bool isCheckable(void)</text:h>
      <text:p text:style-name="P178">Returns true if the button is checkable and false if not.</text:p>
      <text:p text:style-name="P178"/>
      <text:h text:style-name="P772" text:outline-level="4">void <text:span text:style-name="T377">setChecked(bool checked)</text:span></text:h>
      <text:p text:style-name="P178">Checks or unchecks the button.</text:p>
      <text:p text:style-name="P180">Arguments:</text:p>
      <text:list xml:id="list125912002343106" text:continue-numbering="true" text:style-name="L33">
        <text:list-item>
          <text:p text:style-name="P963">check<text:span text:style-name="T377">ed</text:span>: <text:span text:style-name="T377">true=check, false=uncheck</text:span></text:p>
        </text:list-item>
      </text:list>
      <text:p text:style-name="P178"/>
      <text:h text:style-name="P773" text:outline-level="4">bool isChecked(void)</text:h>
      <text:p text:style-name="P178">Returns true if the button is checked and false if not.</text:p>
      <text:list xml:id="list125911769113953" text:continue-numbering="true" text:style-name="L33">
        <text:list-header>
          <text:p text:style-name="P87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25912510037548" text:continue-numbering="true" text:style-name="L33">
        <text:list-item>
          <text:p text:style-name="P878">text: The new text</text:p>
          <text:p text:style-name="P87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25913821988095" text:continue-numbering="true" text:style-name="L33">
        <text:list-item>
          <text:p text:style-name="P878">iconFileName: The path to the icon (absolute path)</text:p>
        </text:list-item>
      </text:list>
      <text:p text:style-name="P257"/>
      <text:h text:style-name="P775" text:outline-level="4">void <text:span text:style-name="T376">setCheckable(bool checkable)</text:span></text:h>
      <text:p text:style-name="P175">Sets the checkable property of the button.</text:p>
      <text:p text:style-name="P174">Arguments:</text:p>
      <text:list xml:id="list125913242704274" text:continue-numbering="true" text:style-name="L33">
        <text:list-item>
          <text:p text:style-name="P964"><text:soft-page-break/>checkable: The new value of the checkable property</text:p>
        </text:list-item>
      </text:list>
      <text:p text:style-name="P268"/>
      <text:h text:style-name="P774" text:outline-level="4">bool isCheckable(void)</text:h>
      <text:p text:style-name="P177">Returns true if the button is checkable and false if not.</text:p>
      <text:p text:style-name="P177"/>
      <text:h text:style-name="P776" text:outline-level="4">void <text:span text:style-name="T377">setChecked(bool checked)</text:span></text:h>
      <text:p text:style-name="P177">Checks or unchecks the button.</text:p>
      <text:p text:style-name="P179">Arguments:</text:p>
      <text:list xml:id="list125912262840397" text:continue-numbering="true" text:style-name="L33">
        <text:list-item>
          <text:p text:style-name="P965">check<text:span text:style-name="T377">ed</text:span>: <text:span text:style-name="T377">true=check, false=uncheck</text:span></text:p>
        </text:list-item>
      </text:list>
      <text:p text:style-name="P177"/>
      <text:h text:style-name="P774" text:outline-level="4">bool isChecked(void)</text:h>
      <text:p text:style-name="P177">Returns true if the button is checked and false if not.</text:p>
      <text:list xml:id="list125911978375393" text:continue-numbering="true" text:style-name="L33">
        <text:list-header>
          <text:p text:style-name="P87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25913034239356" text:continue-numbering="true" text:style-name="L33">
        <text:list-item>
          <text:p text:style-name="P878">text: The new text</text:p>
          <text:p text:style-name="P87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25912481960991" text:continue-numbering="true" text:style-name="L33">
        <text:list-item>
          <text:p text:style-name="P878">check: True=checked, false=not checked</text:p>
          <text:p text:style-name="P87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25913091794165" text:continue-numbering="true" text:style-name="L33">
        <text:list-item>
          <text:p text:style-name="P878">text: The new text</text:p>
          <text:p text:style-name="P87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25913493904108" text:continue-numbering="true" text:style-name="L33">
        <text:list-item>
          <text:p text:style-name="P878">check: True=checked, false=not checked</text:p>
          <text:p text:style-name="P87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oft-page-break/><text:span text:style-name="Absatz-Standardschriftart"><text:span text:style-name="T13">UI_myRadioButton.clickedSignal.connect(myRadioButtonClicked);</text:span></text:span></text:p>
      <text:p text:style-name="P278"><text:span text:style-name="Absatz-Standardschriftart"><text:span text:style-name="T2"/></text:span></text:p>
      <text:h text:style-name="P716"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25912309719645" text:continue-numbering="true" text:style-name="L33">
        <text:list-item>
          <text:p text:style-name="P878">text: The text of the new item</text:p>
          <text:p text:style-name="P878"/>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25912891164810" text:continue-numbering="true" text:style-name="L33">
        <text:list-item>
          <text:p text:style-name="P878">index: The index of the new item</text:p>
        </text:list-item>
        <text:list-item>
          <text:p text:style-name="P878">text: The text of the new item</text:p>
          <text:p text:style-name="P878"/>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25912990292390" text:continue-numbering="true" text:style-name="L33">
        <text:list-item>
          <text:p text:style-name="P878">index: The index of the item</text:p>
          <text:p text:style-name="P878"/>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25913359282764" text:continue-numbering="true" text:style-name="L33">
        <text:list-item>
          <text:p text:style-name="P878">editable: True=editable, false=not editable</text:p>
          <text:p text:style-name="P878"/>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25913004154935" text:continue-numbering="true" text:style-name="L33">
        <text:list-item>
          <text:p text:style-name="P878">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25911998307951" text:continue-numbering="true" text:style-name="L33">
        <text:list-item>
          <text:p text:style-name="P878">index: The index of the item</text:p>
        </text:list-item>
        <text:list-item>
          <text:p text:style-name="P878">text: The new text</text:p>
          <text:p text:style-name="P878"/>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25913846283716" text:continue-numbering="true" text:style-name="L33">
        <text:list-item>
          <text:p text:style-name="P878">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25913498012745" text:continue-numbering="true" text:style-name="L33">
        <text:list-item>
          <text:p text:style-name="P878">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25913187296534" text:continue-numbering="true" text:style-name="L33">
        <text:list-item>
          <text:p text:style-name="P667">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25913122238102" text:continue-numbering="true" text:style-name="L33">
        <text:list-item>
          <text:p text:style-name="P667">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25913481413039" text:continue-numbering="true" text:style-name="L33">
        <text:list-item>
          <text:p text:style-name="P878">text: The new text</text:p>
          <text:p text:style-name="P878"/>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25913647606098" text:continue-numbering="true" text:style-name="L33">
        <text:list-item>
          <text:p text:style-name="P878">readOnly: True=read only, false=editable</text:p>
          <text:p text:style-name="P878"/>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25911945823506" text:continue-numbering="true" text:style-name="L33">
        <text:list-item>
          <text:p text:style-name="P878">bottom: The min. value</text:p>
        </text:list-item>
        <text:list-item>
          <text:p text:style-name="P878">top: The max. value</text:p>
          <text:p text:style-name="P878"/>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25912082408980" text:continue-numbering="true" text:style-name="L33">
        <text:list-item>
          <text:p text:style-name="P878">bottom: The min. value</text:p>
        </text:list-item>
        <text:list-item>
          <text:p text:style-name="P878">top: The max. value</text:p>
        </text:list-item>
        <text:list-item>
          <text:p text:style-name="P878">decimals: the max. number of digits after the decimal point</text:p>
          <text:p text:style-name="P878"/>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25913890672239" text:continue-numbering="true" text:style-name="L33">
        <text:list-item>
          <text:p text:style-name="P87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8">caseSensitiv: True if the pattern shall be matched case sensitively</text:p>
          <text:p text:style-name="P878"/>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25913281823596" text:continue-numbering="true" text:style-name="L33">
        <text:list-item>
          <text:p text:style-name="P667"><text:soft-page-break/>currentText: The current text of the line edit</text:p>
          <text:p text:style-name="P66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25912265202493" text:continue-numbering="true" text:style-name="L33">
        <text:list-item>
          <text:p text:style-name="P667">row: The row of the cell</text:p>
        </text:list-item>
        <text:list-item>
          <text:p text:style-name="P667">column: The column of the cell</text:p>
        </text:list-item>
        <text:list-item>
          <text:p text:style-name="P667">text: The new text</text:p>
          <text:p text:style-name="P667"/>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25912286408627" text:continue-numbering="true" text:style-name="L33">
        <text:list-item>
          <text:p text:style-name="P667">row: The row of the header</text:p>
        </text:list-item>
        <text:list-item>
          <text:p text:style-name="P667">text: The new text</text:p>
          <text:p text:style-name="P667"/>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25912816876510" text:continue-numbering="true" text:style-name="L33">
        <text:list-item>
          <text:p text:style-name="P667">column: the column of the header</text:p>
        </text:list-item>
        <text:list-item>
          <text:p text:style-name="P667">text: The new text</text:p>
          <text:p text:style-name="P667"/>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25913853237690" text:continue-numbering="true" text:style-name="L33">
        <text:list-item>
          <text:p text:style-name="P667"><text:soft-page-break/>row: The row of the cell</text:p>
        </text:list-item>
        <text:list-item>
          <text:p text:style-name="P667">column: The column of the cell</text:p>
        </text:list-item>
        <text:list-item>
          <text:p text:style-name="P667">editable: True=editable, false=not editable</text:p>
          <text:p text:style-name="P667"/>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25913724392767" text:continue-numbering="true" text:style-name="L33">
        <text:list-item>
          <text:p text:style-name="P85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25913641652594" text:continue-numbering="true" text:style-name="L33">
        <text:list-item>
          <text:p text:style-name="P85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7"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25911935255288" text:continue-numbering="true" text:style-name="L33">
        <text:list-item>
          <text:p text:style-name="P668">row: The row </text:p>
        </text:list-item>
        <text:list-item>
          <text:p text:style-name="P684">texts: The texts of the cells</text:p>
        </text:list-item>
        <text:list-item>
          <text:p text:style-name="P684">backgroundColors: The background colors of the cells</text:p>
        </text:list-item>
        <text:list-item>
          <text:p text:style-name="P684">foregroundColors: The foreground colors of the cells</text:p>
        </text:list-item>
      </text:list>
      <text:p text:style-name="P183">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25912103323548" text:continue-numbering="true" text:style-name="L33">
        <text:list-item>
          <text:p text:style-name="P667">color: The color, possible values are: black, white, gray, red, green, blue, cyan, magenta and yellow</text:p>
        </text:list-item>
        <text:list-item>
          <text:p text:style-name="P667">row: The row of the cell</text:p>
        </text:list-item>
        <text:list-item>
          <text:p text:style-name="P667">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25913541810063" text:continue-numbering="true" text:style-name="L33">
        <text:list-item>
          <text:p text:style-name="P667">color: The color, possible values are: black, white, gray, red, green, blue, cyan, magenta and yellow</text:p>
        </text:list-item>
        <text:list-item>
          <text:p text:style-name="P667">row: The row of the cell</text:p>
        </text:list-item>
        <text:list-item>
          <text:p text:style-name="P667">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25912936418302" text:continue-numbering="true" text:style-name="L33">
        <text:list-item>
          <text:p text:style-name="P667">column: The column</text:p>
        </text:list-item>
        <text:list-item>
          <text:p text:style-name="P667">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25912902969754" text:continue-numbering="true" text:style-name="L33">
        <text:list-item>
          <text:p text:style-name="P667">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25911973690291" text:continue-numbering="true" text:style-name="L33">
        <text:list-item>
          <text:p text:style-name="P667">row: The row</text:p>
          <text:p text:style-name="P667"/>
        </text:list-item>
      </text:list>
      <text:h text:style-name="Heading_20_4" text:outline-level="4">void setRowHeight(Number row, Number height)</text:h>
      <text:p text:style-name="P31">Sets the height of the given row to be height.</text:p>
      <text:p text:style-name="P31">Arguments:</text:p>
      <text:list xml:id="list125912901185423" text:continue-numbering="true" text:style-name="L33">
        <text:list-item>
          <text:p text:style-name="P667">row: The row</text:p>
        </text:list-item>
        <text:list-item>
          <text:p text:style-name="P667">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25913527125898" text:continue-numbering="true" text:style-name="L33">
        <text:list-item>
          <text:p text:style-name="P667">column: The column</text:p>
        </text:list-item>
        <text:list-item>
          <text:p text:style-name="P667">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25913885470372" text:continue-numbering="true" text:style-name="L33">
        <text:list-item>
          <text:p text:style-name="P667">row: The row of the cell</text:p>
        </text:list-item>
        <text:list-item>
          <text:p text:style-name="P667">column: The column of the cell</text:p>
        </text:list-item>
        <text:list-item>
          <text:p text:style-name="P667">type: The type of the created widget. Possible type values are:</text:p>
          <text:list>
            <text:list-item>
              <text:p text:style-name="P667">LineEdit</text:p>
            </text:list-item>
            <text:list-item>
              <text:p text:style-name="P667">ComboBox</text:p>
            </text:list-item>
            <text:list-item>
              <text:p text:style-name="P667">Button</text:p>
            </text:list-item>
            <text:list-item>
              <text:p text:style-name="P667">CheckBox</text:p>
            </text:list-item>
            <text:list-item>
              <text:p text:style-name="P667">SpinBox</text:p>
            </text:list-item>
            <text:list-item>
              <text:p text:style-name="P667">DoubleSpinBox</text:p>
            </text:list-item>
            <text:list-item>
              <text:p text:style-name="P667">VerticalSlider</text:p>
            </text:list-item>
            <text:list-item>
              <text:p text:style-name="P667">HorizontalSlider</text:p>
            </text:list-item>
            <text:list-item>
              <text:p text:style-name="P667">TimeEdit</text:p>
            </text:list-item>
            <text:list-item>
              <text:p text:style-name="P667">DateEdit</text:p>
            </text:list-item>
            <text:list-item>
              <text:p text:style-name="P667">DateTimeEdit</text:p>
            </text:list-item>
            <text:list-item>
              <text:p text:style-name="P667">CalendarWidget</text:p>
            </text:list-item>
            <text:list-item>
              <text:p text:style-name="P667">TextEdit</text:p>
            </text:list-item>
            <text:list-item>
              <text:p text:style-name="P667">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oft-page-break/><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25912349709710" text:continue-numbering="true" text:style-name="L33">
        <text:list-item>
          <text:p text:style-name="P878">row: The row of the cell</text:p>
        </text:list-item>
        <text:list-item>
          <text:p text:style-name="P878">column: The column of the cell</text:p>
        </text:list-item>
        <text:list-item>
          <text:p text:style-name="P878">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25912763582334" text:continue-numbering="true" text:style-name="L33">
        <text:list-item>
          <text:p text:style-name="P878">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17"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125912268559272" text:continue-numbering="true" text:style-name="L33">
        <text:list-item>
          <text:p text:style-name="P667">row: The row of the cell</text:p>
        </text:list-item>
        <text:list-item>
          <text:p text:style-name="P667">column: The column of the cell</text:p>
          <text:p text:style-name="P667"><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25913781567667" text:continue-numbering="true" text:style-name="L33">
        <text:list-item>
          <text:p text:style-name="P667">row: The row of the cell</text:p>
        </text:list-item>
        <text:list-item>
          <text:p text:style-name="P667">column: The column of the cell</text:p>
          <text:p text:style-name="P667"/>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25913075267453" text:continue-numbering="true" text:style-name="L33">
        <text:list-item>
          <text:p text:style-name="P667">row: The row of the cell</text:p>
        </text:list-item>
        <text:list-item>
          <text:p text:style-name="P667">column: The column of the cell</text:p>
          <text:p text:style-name="P667"/>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25912737724501" text:continue-numbering="true" text:style-name="L33">
        <text:list-item>
          <text:p text:style-name="P667">row: The row of the cell</text:p>
        </text:list-item>
        <text:list-item>
          <text:p text:style-name="P667">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25912837733793" text:continue-numbering="true" text:style-name="L33">
        <text:list-item>
          <text:p text:style-name="P667">logicalIndex: The section's logical number</text:p>
        </text:list-item>
        <text:list-item>
          <text:p text:style-name="P667">oldSize: The old size</text:p>
        </text:list-item>
        <text:list-item>
          <text:p text:style-name="P667">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oft-page-break/><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25912348479654" text:continue-numbering="true" text:style-name="L33">
        <text:list-item>
          <text:p text:style-name="P667">row: The row of the new item</text:p>
        </text:list-item>
        <text:list-item>
          <text:p text:style-name="P667">itemText: The text of the new item</text:p>
        </text:list-item>
        <text:list-item>
          <text:p text:style-name="P667">iconFileName: The path to the item icon (if empty then no icon will be added)</text:p>
          <text:p text:style-name="P878"/>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125911891219726" text:continue-numbering="true" text:style-name="L33">
        <text:list-item>
          <text:p text:style-name="P667">row: The row of the item</text:p>
          <text:p text:style-name="P982"/>
        </text:list-item>
      </text:list>
      <text:h text:style-name="Heading_20_4" text:outline-level="4">Number currentSelectedRow(void)</text:h>
      <text:p text:style-name="P278">Returns the current selected row.</text:p>
      <text:p text:style-name="P278"><text:soft-page-break/></text:p>
      <text:h text:style-name="Heading_20_4" text:outline-level="4">void setCurrentRow(Number row)</text:h>
      <text:p text:style-name="P31">Sets the current selected row.</text:p>
      <text:p text:style-name="P31">Arguments:</text:p>
      <text:list xml:id="list125911852685705" text:continue-numbering="true" text:style-name="L33">
        <text:list-item>
          <text:p text:style-name="P667">row: The row of the item</text:p>
          <text:p text:style-name="P982"/>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125913091106149"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125912708762671"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125913263272018" text:continue-numbering="true" text:style-name="L33">
        <text:list-item>
          <text:p text:style-name="P878">row: The row of the item</text:p>
        </text:list-item>
      </text:list>
      <text:p text:style-name="P278"/>
      <text:h text:style-name="Heading_20_4" text:outline-level="4">void setItemText(Number row, String text)</text:h>
      <text:p text:style-name="P31">Sets the item text.</text:p>
      <text:p text:style-name="P31">Arguments:</text:p>
      <text:list xml:id="list125912250296494" text:continue-numbering="true" text:style-name="L33">
        <text:list-item>
          <text:p text:style-name="P878">row: The row of the item</text:p>
        </text:list-item>
        <text:list-item>
          <text:p text:style-name="P878">text: The new text</text:p>
        </text:list-item>
      </text:list>
      <text:h text:style-name="Heading_20_4" text:outline-level="4">void setItemIcon(Number row, String iconFileName)</text:h>
      <text:p text:style-name="P31">Sets the item icon.</text:p>
      <text:p text:style-name="P31">Arguments:</text:p>
      <text:list xml:id="list125912044937241" text:continue-numbering="true" text:style-name="L33">
        <text:list-item>
          <text:p text:style-name="P878">row: The row of the item</text:p>
        </text:list-item>
        <text:list-item>
          <text:p text:style-name="P878">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125913107048637" text:continue-numbering="true" text:style-name="L33">
        <text:list-item>
          <text:p text:style-name="P878"><text:soft-page-break/>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125912541041430" text:continue-numbering="true" text:style-name="L33">
        <text:list-item>
          <text:p text:style-name="P878">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125913629761511" text:continue-numbering="true" text:style-name="L33">
        <text:list-item>
          <text:p text:style-name="P878">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UI_sendListWidget.itemClickedSignal.connect(UI_listWidgetItemClick)</text:p>
      <text:p text:style-name="P29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ext:soft-page-break/>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3" text:outline-level="4"><text:soft-page-break/>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25913969444921" text:continue-numbering="true" text:style-name="L33">
        <text:list-item>
          <text:p text:style-name="P85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25913795889087" text:continue-numbering="true" text:style-name="L33">
        <text:list-item>
          <text:p text:style-name="P85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25912655281753" text:continue-numbering="true" text:style-name="L33">
        <text:list-item>
          <text:p text:style-name="P667">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25912714773790" text:continue-numbering="true" text:style-name="L33">
        <text:list-item>
          <text:p text:style-name="P85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25912103248508" text:continue-numbering="true" text:style-name="L33">
        <text:list-item>
          <text:p text:style-name="P85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78" text:outline-level="4">void insertPlainText(String text<text:span text:style-name="T302">, bool atTheEnd=true</text:span>)</text:h>
      <text:p text:style-name="P31">Inserts plain text into the text edit.</text:p>
      <text:p text:style-name="P31">Arguments:</text:p>
      <text:list xml:id="list125913969299471" text:continue-list="list125912103248508" text:style-name="L45">
        <text:list-item>
          <text:p text:style-name="P966">text: The text</text:p>
        </text:list-item>
        <text:list-item>
          <text:p text:style-name="P967">atTheEnd: If true then the text is inserted at the end if false then the text is inserted at the cursor position</text:p>
          <text:p text:style-name="P967"/>
        </text:list-item>
      </text:list>
      <text:h text:style-name="P778"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25911975969773" text:continue-numbering="true" text:style-name="L45">
        <text:list-item>
          <text:p text:style-name="P966">htmlString: The <text:span text:style-name="T303">HTML</text:span> string</text:p>
        </text:list-item>
        <text:list-item>
          <text:p text:style-name="P967">atTheEnd: If true then the text is inserted at the end if false then the text is inserted at the cursor position</text:p>
          <text:p text:style-name="P96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25912717954300" text:continue-list="list125911975969773" text:style-name="L33">
        <text:list-item>
          <text:p text:style-name="P85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25912969264900" text:continue-numbering="true" text:style-name="L33">
        <text:list-item>
          <text:p text:style-name="P85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25912419567094" text:continue-numbering="true" text:style-name="L33">
        <text:list-item>
          <text:p text:style-name="P851">text: The text</text:p>
        </text:list-item>
      </text:list>
      <text:h text:style-name="P841" text:outline-level="4">void <text:span text:style-name="T302">lockScrolling(bool lock)</text:span></text:h>
      <text:p text:style-name="P123">Locks or unlocks the scrolling of the vertical scroll bar.</text:p>
      <text:p text:style-name="P122">Arguments:</text:p>
      <text:list xml:id="list125912381458904" text:continue-numbering="true" text:style-name="L33">
        <text:list-item>
          <text:p text:style-name="P912"><text:span text:style-name="T302">lock</text:span>: <text:span text:style-name="T302">true for locking and false for unlocking</text:span></text:p>
        </text:list-item>
      </text:list>
      <text:p text:style-name="P267"/>
      <text:h text:style-name="P842" text:outline-level="4">void <text:span text:style-name="T366">setUpdateRate(Number updateRate)</text:span></text:h>
      <text:p text:style-name="P164">Sets the update rate of the script text edit.</text:p>
      <text:p text:style-name="P163">Arguments:</text:p>
      <text:list xml:id="list125912999806324" text:continue-numbering="true" text:style-name="L33">
        <text:list-item>
          <text:p text:style-name="P913"><text:span text:style-name="T366">updateRate</text:span>: <text:span text:style-name="T366">The new update rate</text:span></text:p>
          <text:p text:style-name="P98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25912530425811" text:continue-numbering="true" text:style-name="L33">
        <text:list-item>
          <text:p text:style-name="P878">minimum: The minimum</text:p>
        </text:list-item>
        <text:list-item>
          <text:p text:style-name="P878">maximum: The maximum</text:p>
          <text:p text:style-name="P878"/>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25913896481662" text:continue-numbering="true" text:style-name="L33">
        <text:list-item>
          <text:p text:style-name="P878">minimum: The minimum</text:p>
          <text:p text:style-name="P878"/>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25913372320390" text:continue-numbering="true" text:style-name="L33">
        <text:list-item>
          <text:p text:style-name="P878">maximum: The maximum</text:p>
          <text:p text:style-name="P878"/>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25912713378639" text:continue-numbering="true" text:style-name="L33">
        <text:list-item>
          <text:p text:style-name="P878">value: The current value</text:p>
          <text:p text:style-name="P98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25913474575004" text:continue-numbering="true" text:style-name="L33">
        <text:list-item>
          <text:p text:style-name="P667">min: The minimum</text:p>
        </text:list-item>
        <text:list-item>
          <text:p text:style-name="P667">max: The maximum</text:p>
          <text:p text:style-name="P667"/>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25913080615081" text:continue-numbering="true" text:style-name="L33">
        <text:list-item>
          <text:p text:style-name="P878">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25912436402623" text:continue-numbering="true" text:style-name="L33">
        <text:list-item>
          <text:p text:style-name="P667">min: The minimum</text:p>
        </text:list-item>
        <text:list-item>
          <text:p text:style-name="P667">max: The maximum</text:p>
          <text:p text:style-name="P667"/>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25913476524470"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25913989916692" text:continue-numbering="true" text:style-name="L33">
        <text:list-item>
          <text:p text:style-name="P878">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25912767532145" text:continue-numbering="true" text:style-name="L33">
        <text:list-item>
          <text:p text:style-name="P667">min: The minimum</text:p>
        </text:list-item>
        <text:list-item>
          <text:p text:style-name="P667">max: The maximum</text:p>
          <text:p text:style-name="P667"/>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25912564551206"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25911912435245" text:continue-numbering="true" text:style-name="L33">
        <text:list-item>
          <text:p text:style-name="P878">value: The new value</text:p>
          <text:p text:style-name="P982"><text:soft-page-break/></text:p>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125912629141396" text:continue-numbering="true" text:style-name="L33">
        <text:list-item>
          <text:p text:style-name="P878">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25912760305409" text:continue-numbering="true" text:style-name="L33">
        <text:list-item>
          <text:p text:style-name="P878">time: The time (must satisfy the display format)</text:p>
          <text:p text:style-name="P878"/>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25912442134351" text:continue-numbering="true" text:style-name="L33">
        <text:list-item>
          <text:p text:style-name="P667">format: The new display format (see chapter <text:span text:style-name="Absatz-Standardschriftart"><text:span text:style-name="T153"><text:bookmark-ref text:reference-format="text" text:ref-name="__RefHeading__13033_443172521">Time format</text:bookmark-ref></text:span></text:span>)</text:p>
          <text:p text:style-name="P878"/>
        </text:list-item>
      </text:list>
      <text:h text:style-name="Heading_20_4" text:outline-level="4">String getDisplayFormat(void)</text:h>
      <text:p text:style-name="P278">Returns the display format.</text:p>
      <text:p text:style-name="P278"><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25912919018090" text:continue-numbering="true" text:style-name="L33">
        <text:list-item>
          <text:p text:style-name="P878">date: The date (must satisfy the display format)</text:p>
          <text:p text:style-name="P878"/>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25912697873166" text:continue-numbering="true" text:style-name="L33">
        <text:list-item>
          <text:p text:style-name="P667">format: The new display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25911912040400" text:continue-numbering="true" text:style-name="L33">
        <text:list-item>
          <text:p text:style-name="P878">date: The date and time (must satisfy the display format)</text:p>
          <text:p text:style-name="P878"/>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25912692290023" text:continue-numbering="true" text:style-name="L33">
        <text:list-item>
          <text:p text:style-name="P667">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988">Example:</text:p>
        </text:list-item>
      </text:list>
      <text:p text:style-name="P449"><text:span text:style-name="Absatz-Standardschriftart"><text:span text:style-name="T13">UI_dateTimeEdit.setDisplayFormat("dd.MM.yyyy hh:mm:ss");</text:span></text:span></text:p>
      <text:list xml:id="list125913290310913" text:continue-numbering="true" text:style-name="L33">
        <text:list-header>
          <text:p text:style-name="P878"/>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25912425474457" text:continue-numbering="true" text:style-name="L33">
        <text:list-item>
          <text:p text:style-name="P878">date: The date (must satisfy the date format)</text:p>
          <text:p text:style-name="P878"/>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25911942826517" text:continue-numbering="true" text:style-name="L33">
        <text:list-item>
          <text:p text:style-name="P667"><text:soft-page-break/>format: The new date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5440327977660003535" text:style-name="L46">
        <text:list-item>
          <text:p text:style-name="P685">min: the min. date (must satisfy the date format)</text:p>
        </text:list-item>
        <text:list-item>
          <text:p text:style-name="P685">max: the max. date (must satisfy the date format)</text:p>
          <text:p text:style-name="P68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25913696737169" text:continue-list="list125911942826517" text:style-name="L33">
        <text:list-header>
          <text:p text:style-name="P878"/>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5531543182005950621" text:style-name="L47">
        <text:list-item>
          <text:p text:style-name="P686"><text:span text:style-name="Absatz-Standardschriftart"><text:span text:style-name="T72">select several items</text:span></text:span></text:p>
        </text:list-item>
        <text:list-item>
          <text:p text:style-name="P686"><text:span text:style-name="Absatz-Standardschriftart"><text:span text:style-name="T72">press the right mouse button</text:span></text:span></text:p>
        </text:list-item>
        <text:list-item>
          <text:p text:style-name="P686"><text:span text:style-name="Absatz-Standardschriftart"><text:span text:style-name="T72">go to the 'lay out' menu</text:span></text:span></text:p>
        </text:list-item>
        <text:list-item>
          <text:p text:style-name="P686"><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25913326244593" text:continue-list="list125913696737169" text:style-name="L33">
        <text:list-item>
          <text:p text:style-name="P667"><text:soft-page-break/>min: The minimum</text:p>
        </text:list-item>
        <text:list-item>
          <text:p text:style-name="P667">max: The maximum</text:p>
          <text:p text:style-name="P667"/>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25913131658336" text:continue-numbering="true" text:style-name="L33">
        <text:list-item>
          <text:p text:style-name="P878">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8291482163410192833" text:style-name="L48">
        <text:list-item>
          <text:p text:style-name="P687">add a group box to the script GUI (QtDesigner)</text:p>
        </text:list-item>
        <text:list-item>
          <text:p text:style-name="P687">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25912379312980" text:continue-numbering="true" text:style-name="L48">
        <text:list-header>
          <text:p text:style-name="P687"><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25912992412666" text:continue-list="list125913131658336"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25913938837485"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yMaxValue: The max. value of the y axis</text:p>
          <text:p text:style-name="P878"/>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25912491642917"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25912747881530"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25912096650383" text:continue-numbering="true" text:style-name="L33">
        <text:list-item>
          <text:p text:style-name="P878">show: True=show, false=hide</text:p>
          <text:p text:style-name="P878"/>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text:soft-page-break/>Arguments:</text:p>
      <text:list xml:id="list125913752043328"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
      <text:h text:style-name="Heading_20_4" text:outline-level="4">void setUpdateInterval(Number updateInterval)</text:h>
      <text:p text:style-name="P31">Sets the update-interval.</text:p>
      <text:p text:style-name="P31">Arguments:</text:p>
      <text:list xml:id="list125912249467997" text:continue-numbering="true" text:style-name="L33">
        <text:list-item>
          <text:p text:style-name="P878">updateInterval: The new interval</text:p>
        </text:list-item>
      </text:list>
      <text:p text:style-name="P42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125911996159798"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p text:style-name="P878"/>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oft-page-break/><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717"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125913321890625" text:continue-list="list125912379312980" text:style-name="L48">
        <text:list-item>
          <text:p text:style-name="P688">add a group box to the script GUI (QtDesigner)</text:p>
        </text:list-item>
        <text:list-item>
          <text:p text:style-name="P688"><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779"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79"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2767836556521939385" text:style-name="L49">
        <text:list-item>
          <text:p text:style-name="P689">"source-over"</text:p>
        </text:list-item>
        <text:list-item>
          <text:p text:style-name="P689">"destination-over"</text:p>
        </text:list-item>
        <text:list-item>
          <text:p text:style-name="P689">"clear"</text:p>
        </text:list-item>
        <text:list-item>
          <text:p text:style-name="P689">"source"</text:p>
        </text:list-item>
        <text:list-item>
          <text:p text:style-name="P689">"destination"</text:p>
        </text:list-item>
        <text:list-item>
          <text:p text:style-name="P689">"source-in"</text:p>
        </text:list-item>
        <text:list-item>
          <text:p text:style-name="P689">"destination-in"</text:p>
        </text:list-item>
        <text:list-item>
          <text:p text:style-name="P689">"source-out"</text:p>
        </text:list-item>
        <text:list-item>
          <text:p text:style-name="P689">"destination-out"</text:p>
        </text:list-item>
        <text:list-item>
          <text:p text:style-name="P689">"source-atop"</text:p>
        </text:list-item>
        <text:list-item>
          <text:p text:style-name="P689">"destination-atop"</text:p>
        </text:list-item>
        <text:list-item>
          <text:p text:style-name="P689">"xor"</text:p>
        </text:list-item>
        <text:list-item>
          <text:p text:style-name="P689">"plus"</text:p>
        </text:list-item>
        <text:list-item>
          <text:p text:style-name="P689">"multiply"</text:p>
        </text:list-item>
        <text:list-item>
          <text:p text:style-name="P689">"screen"</text:p>
        </text:list-item>
        <text:list-item>
          <text:p text:style-name="P689"><text:soft-page-break/>"overlay"</text:p>
        </text:list-item>
        <text:list-item>
          <text:p text:style-name="P689">"darken"</text:p>
        </text:list-item>
        <text:list-item>
          <text:p text:style-name="P689">"lighten"</text:p>
        </text:list-item>
        <text:list-item>
          <text:p text:style-name="P689"><text:s/>"color-dodge"</text:p>
        </text:list-item>
        <text:list-item>
          <text:p text:style-name="P689">"color-burn"</text:p>
        </text:list-item>
        <text:list-item>
          <text:p text:style-name="P689">"hard-light"</text:p>
        </text:list-item>
        <text:list-item>
          <text:p text:style-name="P689">"soft-light"</text:p>
        </text:list-item>
        <text:list-item>
          <text:p text:style-name="P689">"difference"</text:p>
        </text:list-item>
        <text:list-item>
          <text:p text:style-name="P689">"exclusion"</text:p>
        </text:list-item>
      </text:list>
      <text:p text:style-name="P57"><text:s text:c="4"/>Note: See QPainter::CompositionMode for more details.</text:p>
      <text:p text:style-name="P31"/>
      <text:h text:style-name="P780"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2" text:outline-level="4"><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83"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84" text:outline-level="4"><text:span text:style-name="T209">String </text:span>lineCap</text:h>
      <text:p text:style-name="P61">This read/write property h<text:span text:style-name="T207">olds the current line cap style. The possible line cap styles are:</text:span></text:p>
      <text:list xml:id="list4118332083886573035" text:style-name="L50">
        <text:list-item>
          <text:p text:style-name="P690">butt: the end of each line has a flat edge perpendicular to the direction of the line, this is the default line cap value.</text:p>
        </text:list-item>
        <text:list-item>
          <text:p text:style-name="P690"><text:span text:style-name="T209">r</text:span>ound: a semi-circle with the diameter equal to the width of the line must then be added on to the end of the line.</text:p>
        </text:list-item>
        <text:list-item>
          <text:p text:style-name="P690"><text:span text:style-name="T209">s</text:span>quare: a rectangle with the length of the line width and the width of half the line width, placed flat against the edge perpendicular to the direction of the line.</text:p>
        </text:list-item>
      </text:list>
      <text:p text:style-name="P67"/>
      <text:h text:style-name="P781"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49722673989330156" text:style-name="L51">
        <text:list-item>
          <text:p text:style-name="P691">bevel: this is all that is rendered at joins.</text:p>
        </text:list-item>
        <text:list-item>
          <text:p text:style-name="P6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1">miter: a second filled triangle must (if it can given the miter length) be rendered at the join, this is the default line join style.</text:p>
        </text:list-item>
      </text:list>
      <text:p text:style-name="P58"><text:soft-page-break/></text:p>
      <text:h text:style-name="P785" text:outline-level="4">Number miterLimit</text:h>
      <text:p text:style-name="P63">This read/write property h<text:span text:style-name="T211">olds the current miter limit ratio. The default miter limit value is 10.0.</text:span></text:p>
      <text:p text:style-name="P63"/>
      <text:h text:style-name="P785" text:outline-level="4">Number shadowOffsetX</text:h>
      <text:p text:style-name="P63">This read/write property h<text:span text:style-name="T211">olds the current shadow offset in the positive horizontal distance. The default value is 0.</text:span></text:p>
      <text:p text:style-name="P63"/>
      <text:h text:style-name="P785" text:outline-level="4">Number shadowOffsetY</text:h>
      <text:p text:style-name="P63">This read/write property h<text:span text:style-name="T211">olds the current shadow offset in the positive vertical distance. The default value is 0.</text:span></text:p>
      <text:p text:style-name="P63"/>
      <text:h text:style-name="P785" text:outline-level="4">Number shadowBlur</text:h>
      <text:p text:style-name="P63">This read/write property h<text:span text:style-name="T211">olds the current level of blur applied to shadows. The default value is 0.</text:span></text:p>
      <text:p text:style-name="P63"/>
      <text:h text:style-name="P785" text:outline-level="4">String shadowColor</text:h>
      <text:p text:style-name="P63">This read/write property h<text:span text:style-name="T211">olds the current shadow color. The default value is '#000000'.</text:span></text:p>
      <text:p text:style-name="P63"/>
      <text:h text:style-name="P786" text:outline-level="4">String <text:span text:style-name="T212">width</text:span></text:h>
      <text:p text:style-name="P64">This read property h<text:span text:style-name="T212">olds the width of the canvas widget.</text:span></text:p>
      <text:p text:style-name="P64"/>
      <text:h text:style-name="P786" text:outline-level="4">String <text:span text:style-name="T212">height</text:span></text:h>
      <text:p text:style-name="P64">This read property h<text:span text:style-name="T212">olds the height of the canvas widget.</text:span></text:p>
      <text:p text:style-name="P64"/>
      <text:h text:style-name="P787"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3790912572223598484" text:style-name="L52">
        <text:list-item>
          <text:p text:style-name="P692">strokeStyle</text:p>
        </text:list-item>
        <text:list-item>
          <text:p text:style-name="P692"><text:s text:c="4"/>fillStyle</text:p>
        </text:list-item>
        <text:list-item>
          <text:p text:style-name="P692"><text:s text:c="4"/>globalAlpha</text:p>
        </text:list-item>
        <text:list-item>
          <text:p text:style-name="P692"><text:s text:c="4"/>lineWidth</text:p>
        </text:list-item>
        <text:list-item>
          <text:p text:style-name="P692"><text:s text:c="4"/>lineCap</text:p>
        </text:list-item>
        <text:list-item>
          <text:p text:style-name="P692"><text:s text:c="4"/>lineJoin</text:p>
        </text:list-item>
        <text:list-item>
          <text:p text:style-name="P692"><text:s text:c="4"/>miterLimit</text:p>
        </text:list-item>
        <text:list-item>
          <text:p text:style-name="P692"><text:s text:c="4"/>shadowOffsetX</text:p>
        </text:list-item>
        <text:list-item>
          <text:p text:style-name="P692"><text:s text:c="4"/>shadowOffsetY</text:p>
        </text:list-item>
        <text:list-item>
          <text:p text:style-name="P692"><text:s text:c="4"/>shadowBlur</text:p>
        </text:list-item>
        <text:list-item>
          <text:p text:style-name="P692"><text:s text:c="4"/>shadowColor</text:p>
        </text:list-item>
        <text:list-item>
          <text:p text:style-name="P692"><text:s text:c="4"/>globalCompositeOperation</text:p>
        </text:list-item>
      </text:list>
      <text:p text:style-name="P70"/>
      <text:h text:style-name="P788" text:outline-level="4">void <text:span text:style-name="T213">restore</text:span>()</text:h>
      <text:p text:style-name="P71">Pops the top state on the stack, restoring the context to that state.</text:p>
      <text:p text:style-name="P71"/>
      <text:h text:style-name="P789"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90" text:outline-level="4">void rotate(Number angle)</text:h>
      <text:p text:style-name="P72">Rotate the canvas around the current origin by angle in radians and clockwise direction.</text:p>
      <text:p text:style-name="P72"/>
      <text:h text:style-name="P791"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1"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1"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2"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2"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2" text:outline-level="4">void clearRect(Number x, Number y, Number w, Number h)</text:h>
      <text:p text:style-name="P74">Clears all pixels on the canvas in the given rectangle to transparent black. </text:p>
      <text:p text:style-name="P74"/>
      <text:h text:style-name="P792" text:outline-level="4">void fillRect(Number x, Number y, Number w, Number h)</text:h>
      <text:p text:style-name="P74">Paint the specified rectangular area using the fillStyle.</text:p>
      <text:p text:style-name="P74"/>
      <text:h text:style-name="P792"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792" text:outline-level="4">void beginPath()</text:h>
      <text:p text:style-name="P74">Resets the current path to a new path.</text:p>
      <text:p text:style-name="P74"/>
      <text:h text:style-name="P792"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2" text:outline-level="4">void moveTo(Number x, Number y)</text:h>
      <text:p text:style-name="P74">Creates a new subpath with the given point.</text:p>
      <text:p text:style-name="P74"/>
      <text:h text:style-name="P792" text:outline-level="4">void lineTo(Number x, Number y)</text:h>
      <text:p text:style-name="P74">Draws a line from the current position to the point (x, y).</text:p>
      <text:p text:style-name="P74"/>
      <text:h text:style-name="P792" text:outline-level="4">void quadraticCurveTo(Number cpx, Number cpy, Number x, Number y)</text:h>
      <text:p text:style-name="P74">Adds a quadratic bezier curve between the current point and the endpoint (x, y) with the control point specified by (cpx, cpy). </text:p>
      <text:p text:style-name="P74"/>
      <text:h text:style-name="P792"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2"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2" text:outline-level="4">void rect(Number x, Number y, Number w, Number h)</text:h>
      <text:p text:style-name="P74">Adds a rectangle at position (x, y), with the given width w and height h, as a closed subpath.</text:p>
      <text:p text:style-name="P74"/>
      <text:h text:style-name="P792"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2" text:outline-level="4">void fill()</text:h>
      <text:p text:style-name="P74">Fills the subpaths with the current fill style.</text:p>
      <text:p text:style-name="P74"/>
      <text:h text:style-name="P792" text:outline-level="4">void stroke()</text:h>
      <text:p text:style-name="P74">Strokes the subpaths with the current stroke style.</text:p>
      <text:p text:style-name="P74"/>
      <text:h text:style-name="P792" text:outline-level="4"><text:soft-page-break/>void clip()</text:h>
      <text:p text:style-name="P74">Creates the clipping region from the current path. Any parts of the shape outside the clipping path are not displayed.</text:p>
      <text:p text:style-name="P74"/>
      <text:h text:style-name="P792" text:outline-level="4">bool isPointInPath(Number x, Number y)</text:h>
      <text:p text:style-name="P74">Returns true if the given point is in the current path.</text:p>
      <text:p text:style-name="P74"/>
      <text:h text:style-name="P792" text:outline-level="4">void clear()</text:h>
      <text:p text:style-name="P74">Clears the canvas widget.</text:p>
      <text:p text:style-name="P74"/>
      <text:h text:style-name="P792" text:outline-level="4">void reset()</text:h>
      <text:p text:style-name="P74">Resets the canvas widget.</text:p>
      <text:p text:style-name="P74"/>
      <text:h text:style-name="P844"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25912143815573" text:continue-list="list125911996159798" text:style-name="L33">
        <text:list-item>
          <text:p text:style-name="P914"><text:span text:style-name="T230">fileName</text:span>: The <text:span text:style-name="T230">file name</text:span></text:p>
        </text:list-item>
        <text:list-item>
          <text:p text:style-name="P914"><text:span text:style-name="T230">imageType</text:span>: The <text:span text:style-name="T230">image type. Following types are supported.</text:span></text:p>
          <text:list>
            <text:list-item>
              <text:p text:style-name="P968">BMP (Windows Bitmap)</text:p>
            </text:list-item>
            <text:list-item>
              <text:p text:style-name="P968">JPG (Joint Photographic Experts Group)</text:p>
            </text:list-item>
            <text:list-item>
              <text:p text:style-name="P968">PNG (Portable Network Graphics)</text:p>
            </text:list-item>
            <text:list-item>
              <text:p text:style-name="P968">PBM (Portable Bitmap)</text:p>
            </text:list-item>
            <text:list-item>
              <text:p text:style-name="P968">PGM (Portable Graymap)</text:p>
            </text:list-item>
            <text:list-item>
              <text:p text:style-name="P968">PPM (Portable Pixmap)</text:p>
            </text:list-item>
          </text:list>
        </text:list-item>
      </text:list>
      <text:p text:style-name="P84">Return: True on success.</text:p>
      <text:p text:style-name="P84"/>
      <text:h text:style-name="P845" text:outline-level="4">void print(String printDialogTitle="")</text:h>
      <text:p text:style-name="P87">Opens a print dialog and prints the canvas widget.</text:p>
      <text:p text:style-name="P85">Arguments:</text:p>
      <text:list xml:id="list125912488191848" text:continue-numbering="true" text:style-name="L33">
        <text:list-item>
          <text:p text:style-name="P969">print<text:span text:style-name="T231">DialogTitle</text:span>: <text:span text:style-name="T231">The title of the print dialog</text:span></text:p>
        </text:list-item>
      </text:list>
      <text:p text:style-name="P74"/>
      <text:h text:style-name="P793"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18"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4"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25914019832321" text:continue-numbering="true" text:style-name="L33">
        <text:list-item>
          <text:p text:style-name="P85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25912659767911" text:continue-numbering="true" text:style-name="L33">
        <text:list-item>
          <text:p text:style-name="P851">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25913790610280"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25912898526617"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25912436959258"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25913746834170" text:continue-numbering="true" text:style-name="L33">
        <text:list-item>
          <text:p text:style-name="P915">palette: <text:s/>The palette element, possible values are: Base, Foreground, Background, WindowText, Window, Text <text:span text:style-name="T287">and ButtonText</text:span>.</text:p>
        </text:list-item>
        <text:list-item>
          <text:p text:style-name="P878">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795" text:outline-level="4">void <text:span text:style-name="T288">setPaletteColorRgb(Number red, Number green, Number blue, String palette)</text:span></text:h>
      <text:p text:style-name="P118">Sets a palette color of a script gui element.</text:p>
      <text:p text:style-name="P118">Arguments:</text:p>
      <text:list xml:id="list125913412025490" text:continue-numbering="true" text:style-name="L33">
        <text:list-item>
          <text:p text:style-name="P970">red: the red value</text:p>
        </text:list-item>
        <text:list-item>
          <text:p text:style-name="P970">green: the green value</text:p>
        </text:list-item>
        <text:list-item>
          <text:p text:style-name="P970">blue: the blue value</text:p>
        </text:list-item>
        <text:list-item>
          <text:p text:style-name="P916">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25912063510938" text:continue-numbering="true" text:style-name="L33">
        <text:list-item>
          <text:p text:style-name="P667">text: The tool tip text</text:p>
        </text:list-item>
        <text:list-item>
          <text:p text:style-name="P667">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25912139037824" text:continue-numbering="true" text:style-name="L33">
        <text:list-item>
          <text:p text:style-name="P851">flags: The new additional window flags</text:p>
          <text:p text:style-name="P997">The flag argument is a Qt enumeration. It is defined as:</text:p>
          <text:p text:style-name="P708"><text:span text:style-name="Absatz-Standardschriftart"><text:span text:style-name="T13">enum WindowType </text:span></text:span></text:p>
          <text:p text:style-name="P708"><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3"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25913723332415" text:continue-numbering="true" text:style-name="L33">
        <text:list-item>
          <text:p text:style-name="P667">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6"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125913762157670" text:continue-numbering="true" text:style-name="L33">
        <text:list-item>
          <text:p text:style-name="P667">key: The data key</text:p>
        </text:list-item>
        <text:list-item>
          <text:p text:style-name="P667">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25912986011164" text:continue-numbering="true" text:style-name="L33">
        <text:list-item>
          <text:p text:style-name="P667">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7"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798"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799"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25912186587617" text:continue-numbering="true" text:style-name="L33">
        <text:list-item>
          <text:p text:style-name="P917"><text:span text:style-name="Absatz-Standardschriftart"><text:span text:style-name="T108">iconFile: The file name of the icon</text:span></text:span></text:p>
        </text:list-item>
        <text:list-item>
          <text:p text:style-name="P951">isRelativePath: True if the file path is relative to the current script (which executes this function)</text:p>
          <text:p text:style-name="P991">Note: An example can be found under: <text:s/>exampleScripts\WorkerScripts\SendUserInput</text:p>
        </text:list-item>
      </text:list>
      <text:p text:style-name="P442"/>
      <text:h text:style-name="P800"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25912517562871" text:continue-numbering="true" text:style-name="L33">
        <text:list-item>
          <text:p text:style-name="P918"><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52"><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125912131637068" text:continue-numbering="true" text:style-name="L33">
        <text:list-header>
          <text:p text:style-name="P992">Note: An example can be found under: <text:s/>exampleScripts\WorkerScripts\SendUserInput</text:p>
        </text:list-header>
      </text:list>
      <text:h text:style-name="P71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735046035642995552" text:style-name="L53">
        <text:list-item>
          <text:p text:style-name="P693">create a Qt widget (<text:span text:style-name="T217">see the Qt documentation)</text:span></text:p>
        </text:list-item>
        <text:list-item>
          <text:p text:style-name="P694">create a QtDesigner plug-in (<text:span text:style-name="T217">see the Qt documentation)</text:span></text:p>
        </text:list-item>
        <text:list-item>
          <text:p text:style-name="P694"><text:soft-page-break/>export the functions GetScriptCommunicatorWidgetName and CreateScriptCommunicatorWidget</text:p>
        </text:list-item>
        <text:list-item>
          <text:p text:style-name="P694">create a wrapper class through which worker scripts can access the custom widget (the custom widget resides (like a GUI elements) in the main thread and worker threads resides in their own thread)</text:p>
        </text:list-item>
        <text:list-item>
          <text:p text:style-name="P695">put the <text:span text:style-name="T216">QtDesigner plug-in </text:span>library into the plugins\designer folder</text:p>
          <text:p text:style-name="P695"/>
        </text:list-item>
      </text:list>
      <text:p text:style-name="P76">Note: All functions a<text:span text:style-name="T226">nd</text:span> classes must reside in the QtDesigner plug-in library.</text:p>
      <text:p text:style-name="P76"/>
      <text:h text:style-name="P801"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02"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25913528130396" text:continue-list="list125912131637068" text:style-name="L33">
        <text:list-item>
          <text:p text:style-name="P696"><text:span text:style-name="T222">scriptThread</text:span>: <text:span text:style-name="T222">Pointer to the script thread.</text:span></text:p>
        </text:list-item>
        <text:list-item>
          <text:p text:style-name="P697"><text:span text:style-name="T224">c</text:span>ustomWidget: The custom widget.</text:p>
        </text:list-item>
        <text:list-item>
          <text:p text:style-name="P698"><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text:soft-page-break/>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25912108289414" text:continue-numbering="true" text:style-name="L33">
        <text:list-item>
          <text:p text:style-name="P667">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25913798460830" text:continue-list="list125911745134330"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25912383748267"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25912996248895"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25913797094314"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5913128560113"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oft-page-break/><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25912561464025"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5912265854297"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5016087244821066717" text:style-name="L54">
        <text:list-item>
          <text:p text:style-name="P971">icon: The icon of the message box. Possible values are: "Information"," Warning", "Critical" and "Question"</text:p>
        </text:list-item>
        <text:list-item>
          <text:p text:style-name="P971">title: The title of the message box</text:p>
        </text:list-item>
        <text:list-item>
          <text:p text:style-name="P971">text: The text of the message box</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text:soft-page-break/>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25912185096149" text:continue-numbering="true" text:style-name="L54">
        <text:list-item>
          <text:p text:style-name="P971">icon: The icon of the dialog. Possible values are: "Information"," Warning", "Critical" and "Question"</text:p>
        </text:list-item>
        <text:list-item>
          <text:p text:style-name="P971">title: The title of the dialog</text:p>
        </text:list-item>
        <text:list-item>
          <text:p text:style-name="P971">text: The text of the dialog</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96">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25913783615968" text:continue-list="list125911974695888"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oft-page-break/><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8"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2029786571335789309" text:style-name="L55">
        <text:list-item>
          <text:p text:style-name="P972">data: The data 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5</text:bookmark-ref></text:span></text:span>.</text:p>
      <text:p text:style-name="P31"/>
      <text:h text:style-name="P803"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25913418146388" text:continue-list="list125912108289414" text:style-name="L33">
        <text:list-item>
          <text:p text:style-name="P919">data: The data <text:span text:style-name="T429">(byte array) </text:span>for calculating the CRC</text:p>
        </text:list-item>
        <text:list-item>
          <text:p text:style-name="P664">polynomial: The used polynomial</text:p>
        </text:list-item>
        <text:list-item>
          <text:p text:style-name="P666">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6</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125912253996949" text:continue-list="list2029786571335789309" text:style-name="L55">
        <text:list-item>
          <text:p text:style-name="P973">data: The data <text:span text:style-name="T429">(byte array) </text:span>for calculating the CRC</text:p>
        </text:list-item>
      </text:list>
      <text:p text:style-name="P427">Return: The CRC</text:p>
      <text:p text:style-name="P427">Example: <text:s/></text:p>
      <text:p text:style-name="P278"><text:soft-page-break/><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125912772541627"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125913920018351"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
      <text:p text:style-name="P31">The used code for the CRC calculation is shown on page <text:span text:style-name="Absatz-Standardschriftart"><text:span text:style-name="T153"><text:bookmark-ref text:ref-name="__RefHeading__9877_562515255">38</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822" text:outline-level="4">Array&lt;String&gt; getAllObjectPropertiesAndFunctions(QScriptValue object)</text:h>
      <text:p text:style-name="P130">Returns all functions and properties of an object.</text:p>
      <text:p text:style-name="P133">Arguments:</text:p>
      <text:list xml:id="list125913732067851" text:continue-list="list125913418146388" text:style-name="L33">
        <text:list-item>
          <text:p text:style-name="P920"><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4"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25912695320307" text:continue-list="list125913080290449" text:style-name="L34">
        <text:list-item>
          <text:p text:style-name="P932">text: The text which has to be appended to the console</text:p>
        </text:list-item>
        <text:list-item>
          <text:p text:style-name="P932">newLine: If true then the text will be appended in a new line </text:p>
        </text:list-item>
        <text:list-item>
          <text:p text:style-name="P935"><text:soft-page-break/>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805"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4878736458455032351" text:style-name="L56">
        <text:list-item>
          <text:p text:style-name="P974">name: Name of the string variable</text:p>
        </text:list-item>
        <text:list-item>
          <text:p text:style-name="P974">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25914168896128" text:continue-numbering="true" text:style-name="L56">
        <text:list-item>
          <text:p text:style-name="P974">name: Name of the variable</text:p>
        </text:list-item>
        <text:list-item>
          <text:p text:style-name="P974">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25913349251866" text:continue-numbering="true" text:style-name="L56">
        <text:list-item>
          <text:p text:style-name="P974">name: Name of the variable</text:p>
        </text:list-item>
        <text:list-item>
          <text:p text:style-name="P974">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25913368381762" text:continue-numbering="true" text:style-name="L56">
        <text:list-item>
          <text:p text:style-name="P974">name: Name of the variable</text:p>
        </text:list-item>
        <text:list-item>
          <text:p text:style-name="P974">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25913740774483" text:continue-numbering="true" text:style-name="L56">
        <text:list-item>
          <text:p text:style-name="P974">name: Name of the variable</text:p>
        </text:list-item>
        <text:list-item>
          <text:p text:style-name="P974">number: The number</text:p>
        </text:list-item>
      </text:list>
      <text:h text:style-name="Heading_20_5" text:outline-level="5"><text:soft-page-break/><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25912623333046" text:continue-numbering="true" text:style-name="L56">
        <text:list-item>
          <text:p text:style-name="P974">name: Name of the variable</text:p>
        </text:list-item>
        <text:list-item>
          <text:p text:style-name="P974">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125913431228888" text:continue-numbering="true" text:style-name="L56">
        <text:list-item>
          <text:p text:style-name="P974">name: Name of the variable</text:p>
        </text:list-item>
        <text:list-item>
          <text:p text:style-name="P97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25912943247469" text:continue-numbering="true" text:style-name="L56">
        <text:list-item>
          <text:p text:style-name="P974">name: Name of the variable</text:p>
        </text:list-item>
        <text:list-item>
          <text:p text:style-name="P974">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oft-page-break/><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5796228487054232765" text:style-name="L57">
        <text:list-item>
          <text:p text:style-name="P699"><text:span text:style-name="Absatz-Standardschriftart">data has been sent</text:span></text:p>
        </text:list-item>
        <text:list-item>
          <text:p text:style-name="P699"><text:span text:style-name="Absatz-Standardschriftart">data has been received</text:span></text:p>
        </text:list-item>
        <text:list-item>
          <text:p text:style-name="P699"><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1922044000784428116" text:style-name="L58">
        <text:list-item>
          <text:p text:style-name="P700"><text:span text:style-name="Absatz-Standardschriftart"><text:span text:style-name="T433">Byte 0= message type (0=standard, 1=standard remote-transfer-request, 2=extended, 3=extended remote-transfer-request)</text:span></text:span></text:p>
        </text:list-item>
        <text:list-item>
          <text:p text:style-name="P700"><text:span text:style-name="Absatz-Standardschriftart"><text:span text:style-name="T433">Byte 1-4 (MSB)= can id </text:span></text:span></text:p>
        </text:list-item>
        <text:list-item>
          <text:p text:style-name="P700"><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5000247413391977579" text:style-name="L59">
        <text:list-item>
          <text:p text:style-name="P701"><text:span text:style-name="Absatz-Standardschriftart"><text:span text:style-name="T433">Byte 0= message type (0=standard, 1=standard remote-transfer-request, 2=extended, 3=extended remote-transfer-request)</text:span></text:span></text:p>
        </text:list-item>
        <text:list-item>
          <text:p text:style-name="P701"><text:span text:style-name="Absatz-Standardschriftart"><text:span text:style-name="T433">Byte 1-4 (MSB)= can id </text:span></text:span></text:p>
        </text:list-item>
        <text:list-item>
          <text:p text:style-name="P701"><text:span text:style-name="Absatz-Standardschriftart"><text:span text:style-name="T433">Byte 5-8 (MSB)=timestamp (difference between the first received CAN message (after the last connect) and the current)</text:span></text:span></text:p>
        </text:list-item>
        <text:list-item>
          <text:p text:style-name="P701"><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5804810429381967360" text:style-name="L60">
        <text:list-item>
          <text:p text:style-name="P702"><text:span text:style-name="Absatz-Standardschriftart"><text:span text:style-name="T433">Byte 0= flags bits (1=10 bit address, 2=combined FMT, 4=no stop condition)</text:span></text:span></text:p>
        </text:list-item>
        <text:list-item>
          <text:p text:style-name="P702"><text:span text:style-name="Absatz-Standardschriftart"><text:span text:style-name="T433">Byte 1-2 (MSB)= I2C address</text:span></text:span></text:p>
        </text:list-item>
        <text:list-item>
          <text:p text:style-name="P702"><text:span text:style-name="Absatz-Standardschriftart"><text:span text:style-name="T433">Byte 3-n= the data. <text:s/></text:span></text:span></text:p>
        </text:list-item>
      </text:list>
      <text:p text:style-name="P31">Arguments:</text:p>
      <text:list xml:id="list125913686777831" text:continue-list="list125912943247469" text:style-name="L56">
        <text:list-item>
          <text:p text:style-name="P974">data: the data</text:p>
        </text:list-item>
        <text:list-item>
          <text:p text:style-name="P703"><text:span text:style-name="Absatz-Standardschriftart">timeStamp: the time stamp string <text:s/>(the format is set in the settings dialog).</text:span></text:p>
        </text:list-item>
        <text:list-item>
          <text:p text:style-name="P703"><text:span text:style-name="Absatz-Standardschriftart">Type: <text:s/>the data type: <text:s/></text:span></text:p>
          <text:list>
            <text:list-item>
              <text:p text:style-name="P703"><text:span text:style-name="Absatz-Standardschriftart">0=the data has been received from a normal interface (all but CAN)</text:span></text:p>
            </text:list-item>
            <text:list-item>
              <text:p text:style-name="P703"><text:span text:style-name="Absatz-Standardschriftart">1=the data has been sent with a normal interface (all but CAN)</text:span></text:p>
            </text:list-item>
            <text:list-item>
              <text:p text:style-name="P703"><text:span text:style-name="Absatz-Standardschriftart">2=the data has been received from the CAN interface</text:span></text:p>
            </text:list-item>
            <text:list-item>
              <text:p text:style-name="P703"><text:span text:style-name="Absatz-Standardschriftart">3=the data has been sent with CAN the can interface</text:span></text:p>
            </text:list-item>
            <text:list-item>
              <text:p text:style-name="P703"><text:span text:style-name="Absatz-Standardschriftart">4=the data is a user message (from message dialog or normal script</text:span></text:p>
            </text:list-item>
            <text:list-item>
              <text:p text:style-name="P704"><text:span text:style-name="Absatz-Standardschriftart"><text:span text:style-name="T434">5=the data has been received from the I2C interface</text:span></text:span></text:p>
            </text:list-item>
            <text:list-item>
              <text:p text:style-name="P704"><text:span text:style-name="Absatz-Standardschriftart"><text:span text:style-name="T434">6=the data has been sent with a I2C interface</text:span></text:span></text:p>
            </text:list-item>
          </text:list>
        </text:list-item>
        <text:list-item>
          <text:p text:style-name="P703"><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Toc403041636650"/><text:bookmark-start text:name="__RefHeading___Toc29678_375010449"/><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25912882657400" text:continue-list="list125913732067851" text:style-name="L33">
        <text:list-item>
          <text:p text:style-name="P667">scriptPath: The script path</text:p>
        </text:list-item>
        <text:list-item>
          <text:p text:style-name="P667">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823" text:outline-level="4">Array&lt;String&gt; getAllObjectPropertiesAndFunctions(QScriptValue object)</text:h>
      <text:p text:style-name="P131">Returns all functions and properties of an object.</text:p>
      <text:p text:style-name="P134">Arguments:</text:p>
      <text:list xml:id="list125912671898991" text:continue-numbering="true" text:style-name="L33">
        <text:list-item>
          <text:p text:style-name="P921"><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06"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25913129387290" text:continue-list="list125912695320307" text:style-name="L34">
        <text:list-item>
          <text:p text:style-name="P933">text: The text which has to be appended to the console</text:p>
        </text:list-item>
        <text:list-item>
          <text:p text:style-name="P933">newLine: If true then the text will be appended in a new line </text:p>
        </text:list-item>
        <text:list-item>
          <text:p text:style-name="P936">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5">Checks if a file exists.</text:p>
      <text:p text:style-name="P205">Arguments:</text:p>
      <text:list xml:id="list125913034956727" text:continue-list="list125913783615968"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5">Converts a relative path (relative to the current script) into an absolute path.</text:p>
      <text:p text:style-name="P205">Arguments:</text:p>
      <text:list xml:id="list2586414000438459372" text:style-name="L61">
        <text:list-item>
          <text:p text:style-name="P975">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5">Returns the size of a file.</text:p>
      <text:p text:style-name="P205">Arguments:</text:p>
      <text:list xml:id="list125913067689376" text:continue-list="list125913034956727"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5">Reads a text file and returns the content.</text:p>
      <text:p text:style-name="P205">Arguments:</text:p>
      <text:list xml:id="list125912705096228"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25913739477875"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5">Writes a text file. </text:p>
      <text:p text:style-name="P205">Arguments:</text:p>
      <text:list xml:id="list125913895728979" text:continue-numbering="true" text:style-name="L32">
        <text:list-item>
          <text:p text:style-name="P871"><text:soft-page-break/>path: The file path</text:p>
        </text:list-item>
        <text:list-item>
          <text:p text:style-name="P871">isRelativePath: True if the file path is relative to the current script (which executes this function)</text:p>
        </text:list-item>
        <text:list-item>
          <text:p text:style-name="P871">content: The content to write</text:p>
        </text:list-item>
        <text:list-item>
          <text:p text:style-name="P871">replaceFile: If replaceFile is true, the existing file will be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5">Writes a binary file. </text:p>
      <text:p text:style-name="P205">Arguments:</text:p>
      <text:list xml:id="list125913527429035"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2">content: The content to write <text:span text:style-name="T429">(byte array)</text:span></text:p>
        </text:list-item>
        <text:list-item>
          <text:p text:style-name="P871">replaceFile: If replaceFile is true, the existing file is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5">Deletes a file.</text:p>
      <text:p text:style-name="P205">Arguments:</text:p>
      <text:list xml:id="list125913547244598" text:continue-numbering="true"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5">Renames a file.</text:p>
      <text:p text:style-name="P205">Arguments:</text:p>
      <text:list xml:id="list125913103432937" text:continue-numbering="true" text:style-name="L32">
        <text:list-item>
          <text:p text:style-name="P871">path: The file path.</text:p>
        </text:list-item>
        <text:list-item>
          <text:p text:style-name="P871"><text:soft-page-break/>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25912245098709"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item>
          <text:p text:style-name="P871">recursive: If true the result includes the contents of all sub directories (and their sub directories)</text:p>
        </text:list-item>
        <text:list-item>
          <text:p text:style-name="P871">returnFiles: If true the result contains all found files</text:p>
        </text:list-item>
        <text:list-item>
          <text:p text:style-name="P871">returnDirectories: If true the result contains all found directories</text:p>
          <text:p text:style-name="P871"/>
        </text:list-item>
      </text:list>
      <text:p text:style-name="P205">Return: The found entries</text:p>
      <text:p text:style-name="P205">Example: <text:s/></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5">Checks if a directory exists.</text:p>
      <text:p text:style-name="P205">Arguments:</text:p>
      <text:list xml:id="list125914188164977"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5">Deletes a directory (must be empty).</text:p>
      <text:p text:style-name="P205">Arguments:</text:p>
      <text:list xml:id="list125912948047280"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25913489473846" text:continue-numbering="true" text:style-name="L32">
        <text:list-item>
          <text:p text:style-name="P871">directory: The directory path.</text:p>
        </text:list-item>
        <text:list-item>
          <text:p text:style-name="P871"><text:soft-page-break/>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5">Creates a directory.</text:p>
      <text:p text:style-name="P205">Arguments:</text:p>
      <text:list xml:id="list125913127355978"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5">Renames a directory.</text:p>
      <text:p text:style-name="P205">Arguments:</text:p>
      <text:list xml:id="list125914293055725" text:continue-numbering="true" text:style-name="L32">
        <text:list-item>
          <text:p text:style-name="P871">path: The directory path.</text:p>
        </text:list-item>
        <text:list-item>
          <text:p text:style-name="P871">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3">Zips a directory.</text:p>
      <text:p text:style-name="P205">Arguments:</text:p>
      <text:list xml:id="list125913797749476" text:continue-numbering="true" text:style-name="L32">
        <text:list-item>
          <text:p text:style-name="P871"><text:span text:style-name="T259">fileName</text:span>: <text:span text:style-name="T259">The zip file name.</text:span></text:p>
        </text:list-item>
        <text:list-item>
          <text:p text:style-name="P871"><text:span text:style-name="T259">sourceDirName</text:span>: <text:span text:style-name="T259">The source directory.</text:span></text:p>
        </text:list-item>
        <text:list-item>
          <text:p text:style-name="P976">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2">Array&lt;String&gt;</text:span> fileList, String comment="")<text:bookmark-end text:name="_Toc403041648111666667691"/><text:bookmark-end text:name="__RefHeading___Toc28914_375010449"/></text:h>
      <text:p text:style-name="P202">Adds files to a zip file.</text:p>
      <text:p text:style-name="P205">Arguments:</text:p>
      <text:list xml:id="list125912595039201" text:continue-numbering="true" text:style-name="L32">
        <text:list-item>
          <text:p text:style-name="P871"><text:span text:style-name="T259">fileName</text:span>: <text:span text:style-name="T259">The zip file name.</text:span></text:p>
        </text:list-item>
        <text:list-item>
          <text:p text:style-name="P871"><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6">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oft-page-break/><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4">Extracts a zip file.</text:p>
      <text:p text:style-name="P205">Arguments:</text:p>
      <text:list xml:id="list125913309683542" text:continue-numbering="true" text:style-name="L32">
        <text:list-item>
          <text:p text:style-name="P871"><text:span text:style-name="T259">fileName</text:span>: <text:span text:style-name="T259">The zip file name.</text:span></text:p>
        </text:list-item>
        <text:list-item>
          <text:p text:style-name="P871"><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542070458138299301" text:style-name="L62">
        <text:list-item>
          <text:p text:style-name="P705">QSqlQuery createQuery(QSqlDatabase dataBase, String query = "")</text:p>
        </text:list-item>
        <text:list-item>
          <text:p text:style-name="P705">QSqlField createField()</text:p>
        </text:list-item>
        <text:list-item>
          <text:p text:style-name="P705">QSqlRecord createRecord()</text:p>
        </text:list-item>
      </text:list>
      <text:p text:style-name="P31"/>
      <text:p text:style-name="P31">Examples of creating SQL related Objects can be found under:</text:p>
      <text:list xml:id="list4914680177970832713" text:style-name="L63">
        <text:list-item>
          <text:p text:style-name="P706">exampleScripts\WorkerScripts\TestSql</text:p>
        </text:list-item>
        <text:list-item>
          <text:p text:style-name="P706">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9129982012981380140" text:style-name="L64">
        <text:list-item>
          <text:p text:style-name="P707">QSqlDriver* QSqlDatabase::driver()</text:p>
        </text:list-item>
        <text:list-item>
          <text:p text:style-name="P707">void QsqlDatabase::registerSqlDriver(const String &amp;name, QSqlDriverCreatorBase *creator)</text:p>
        </text:list-item>
        <text:list-item>
          <text:p text:style-name="P707">QSqlDatabase QSqlDatabase::addDatabase(QSqlDriver* driver, const String&amp; connectionName = QLatin1String(defaultConnection))</text:p>
        </text:list-item>
        <text:list-item>
          <text:p text:style-name="P707">QsqlDriver* QSqlQuery::driver()</text:p>
        </text:list-item>
        <text:list-item>
          <text:p text:style-name="P707">QsqlResult* QsqlQuery::result()</text:p>
          <text:p text:style-name="P707"/>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oft-page-break/><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25913985024040" text:continue-list="list4914680177970832713" text:style-name="L63">
        <text:list-item>
          <text:p text:style-name="P706">exampleScripts\WorkerScripts\TestSql</text:p>
        </text:list-item>
        <text:list-item>
          <text:p text:style-name="P706">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25913508869456" text:continue-list="list125913309683542"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25913316564486" text:continue-numbering="true" text:style-name="L32">
        <text:list-item>
          <text:p text:style-name="P870">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25913262097165" text:continue-numbering="true"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25912641107376" text:continue-numbering="true" text:style-name="L32">
        <text:list-item>
          <text:p text:style-name="P870"><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25912288701016" text:continue-numbering="true" text:style-name="L32">
        <text:list-item>
          <text:p text:style-name="P870"><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25913601954131" text:continue-numbering="true" text:style-name="L32">
        <text:list-item>
          <text:p text:style-name="P870"><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25913104265863" text:continue-numbering="true" text:style-name="L32">
        <text:list-item>
          <text:p text:style-name="P870"><text:span text:style-name="Absatz-Standardschriftart">version: The XML version.</text:span></text:p>
          <text:p text:style-name="P87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25914267582723" text:continue-numbering="true" text:style-name="L32">
        <text:list-item>
          <text:p text:style-name="P870"><text:span text:style-name="Absatz-Standardschriftart">standalone: True if the standalone attributes shall be written.</text:span></text:p>
        </text:list-item>
        <text:list-item>
          <text:p text:style-name="P870"><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25913125401028" text:continue-numbering="true" text:style-name="L32">
        <text:list-item>
          <text:p text:style-name="P870"><text:span text:style-name="Absatz-Standardschriftart">namespaceUri: The namespace URI.</text:span></text:p>
        </text:list-item>
        <text:list-item>
          <text:p text:style-name="P870"><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25913013214152" text:continue-numbering="true" text:style-name="L32">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25912246023377"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25913748573960"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p text:style-name="P87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125914363104764" text:continue-numbering="true" text:style-name="L32">
        <text:list-item>
          <text:p text:style-name="P870"><text:soft-page-break/><text:span text:style-name="Absatz-Standardschriftart">name: The name of the element.</text:span></text:p>
        </text:list-item>
        <text:list-item>
          <text:p text:style-name="P870"><text:span text:style-name="Absatz-Standardschriftart">text: The tex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25913765204924" text:continue-numbering="true" text:style-name="L32">
        <text:list-item>
          <text:p text:style-name="P870"><text:span text:style-name="Absatz-Standardschriftart">name: The name of the attribute.</text:span></text:p>
        </text:list-item>
        <text:list-item>
          <text:p text:style-name="P870"><text:span text:style-name="Absatz-Standardschriftart">value: The value of the attribute.</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25912578554034" text:continue-numbering="true" text:style-name="L32">
        <text:list-item>
          <text:p text:style-name="P870"><text:span text:style-name="Absatz-Standardschriftart">target: The target</text:span></text:p>
        </text:list-item>
        <text:list-item>
          <text:p text:style-name="P870"><text:span text:style-name="Absatz-Standardschriftart">data: The data.</text:span></text:p>
        </text:list-item>
      </text:list>
      <text:p text:style-name="P257"><text:span text:style-name="Absatz-Standardschriftart"/></text:p>
      <text:h text:style-name="P720"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oft-page-break/><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807"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808" text:outline-level="4">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809"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811"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25912795548824"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2"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25914004578352"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25913099504161"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2"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812" text:outline-level="4"><text:soft-page-break/><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25912237011389"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25913609602756"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25914048038230"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3" text:outline-level="4">Number byteArrayToFloat32(<text:span text:style-name="T365">Array</text:span>&lt;Number&gt; data, bool littleEndian)</text:h>
      <text:p text:style-name="P252">Converts the first Bytes of a byte array to a float32.</text:p>
      <text:p text:style-name="P160">Arguments:</text:p>
      <text:list xml:id="list125913945307136"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13" text:outline-level="4">Number byteArrayToFloat64(<text:span text:style-name="T365">Array</text:span>&lt;Number&gt; data, bool littleEndian)</text:h>
      <text:p text:style-name="P159">Converts the first Bytes of a byte array to a double.</text:p>
      <text:p text:style-name="P160">Arguments:</text:p>
      <text:list xml:id="list125913073722166"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10"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814" text:outline-level="4">Array&lt;Number&gt; addUint16ToArray(Array&lt;Number&gt; array, uint16_t value, bool littleEndian)</text:h>
      <text:p text:style-name="P253">Adds an uint16 to a byte array.</text:p>
      <text:p text:style-name="P160">Arguments:</text:p>
      <text:list xml:id="list125913315974773"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Uint32ToArray(Array&lt;Number&gt; array, uint32_t value, bool littleEndian)</text:h>
      <text:p text:style-name="P253">Adds an uint32 to a byte array.</text:p>
      <text:p text:style-name="P160"><text:soft-page-break/>Arguments:</text:p>
      <text:list xml:id="list125912997057982"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Uint64ToArray(Array&lt;Number&gt; array, uint64_t value, bool littleEndian)</text:h>
      <text:p text:style-name="P253">Adds an uint64 to a byte array.</text:p>
      <text:p text:style-name="P160">Arguments:</text:p>
      <text:list xml:id="list125913221078150"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5" text:outline-level="4">Array&lt;Number&gt; add<text:span text:style-name="T365">I</text:span>nt16ToArray(Array&lt;Number&gt; array, int16_t value, bool littleEndian)</text:h>
      <text:p text:style-name="P254">Adds an int16 to a byte array.</text:p>
      <text:p text:style-name="P161">Arguments:</text:p>
      <text:list xml:id="list125912991108641"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15" text:outline-level="4">Array&lt;Number&gt; add<text:span text:style-name="T365">I</text:span>nt32ToArray(Array&lt;Number&gt; array, int32_t value, bool littleEndian)</text:h>
      <text:p text:style-name="P254">Adds an int32 to a byte array.</text:p>
      <text:p text:style-name="P161">Arguments:</text:p>
      <text:list xml:id="list125914040270147"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5" text:outline-level="4">Array&lt;Number&gt; add<text:span text:style-name="T365">I</text:span>nt64ToArray(Array&lt;Number&gt; array, int64_t value, bool littleEndian)</text:h>
      <text:p text:style-name="P254">Adds an int64 to a byte array.</text:p>
      <text:p text:style-name="P161">Arguments:</text:p>
      <text:list xml:id="list125914248576734"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6" text:outline-level="4">Array&lt;Number&gt; addFloat32ToArray(Array&lt;Number&gt; array, Number value, bool littleEndian)</text:h>
      <text:p text:style-name="P255">Adds a float32 to a byte array.</text:p>
      <text:p text:style-name="P162">Arguments:</text:p>
      <text:list xml:id="list125913552710096"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16" text:outline-level="4">Array&lt;Number&gt; addFloat64ToArray(Array&lt;Number&gt; array, Number value, bool littleEndian)</text:h>
      <text:p text:style-name="P255">Adds a float64 to a byte array.</text:p>
      <text:p text:style-name="P162"><text:soft-page-break/>Arguments:</text:p>
      <text:list xml:id="list125913771785822"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30T12:59:10.570000000</dc:date>
    <meta:print-date>2014-11-04T09:54:00Z</meta:print-date>
    <meta:editing-cycles>2705</meta:editing-cycles>
    <meta:editing-duration>P5DT4H38M</meta:editing-duration>
    <meta:document-statistic meta:table-count="5" meta:image-count="35" meta:object-count="0" meta:page-count="171" meta:paragraph-count="6526" meta:word-count="41156" meta:character-count="297446" meta:non-whitespace-character-count="261205"/>
    <meta:template xlink:type="simple" xlink:actuate="onRequest" xlink:title="" xlink:href="Normal.dotm"/>
  </office:meta>
</office:document-meta>
</file>